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0.25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40.43mm"/>
    </style:style>
    <style:style style:name="co9" style:family="table-column">
      <style:table-column-properties fo:break-before="auto" style:column-width="10.23mm"/>
    </style:style>
    <style:style style:name="co10" style:family="table-column">
      <style:table-column-properties fo:break-before="auto" style:column-width="23.99mm"/>
    </style:style>
    <style:style style:name="co11" style:family="table-column">
      <style:table-column-properties fo:break-before="auto" style:column-width="17.99mm"/>
    </style:style>
    <style:style style:name="co12" style:family="table-column">
      <style:table-column-properties fo:break-before="auto" style:column-width="19.76mm"/>
    </style:style>
    <style:style style:name="co13" style:family="table-column">
      <style:table-column-properties fo:break-before="auto" style:column-width="36.3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B">
      <style:table-properties table:display="true" style:writing-mode="lr-tb"/>
    </style:style>
    <style:style style:name="ta2" style:family="table" style:master-page-name="PageStyle_5f_B_20_delta">
      <style:table-properties table:display="true" style:writing-mode="lr-tb"/>
    </style:style>
    <style:style style:name="ta3" style:family="table" style:master-page-name="PageStyle_5f_C">
      <style:table-properties table:display="true" style:writing-mode="lr-tb"/>
    </style:style>
    <style:style style:name="ta4" style:family="table" style:master-page-name="PageStyle_5f_C_20_delt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fo:background-color="transparent" fo:border="none" style:rotation-align="none"/>
    </style:style>
    <style:style style:name="ce1" style:family="table-cell" style:parent-style-name="Default">
      <style:table-cell-properties fo:background-color="transparent" fo:border="none" style:rotation-align="none"/>
    </style:style>
    <style:style style:name="ce2" style:family="table-cell" style:parent-style-name="Pivot_20_Table_20_Value" style:data-style-name="N0">
      <style:table-cell-properties fo:border="none"/>
    </style:style>
    <style:style style:name="ce3" style:family="table-cell" style:parent-style-name="Default">
      <style:table-cell-properties fo:background-color="transparent" style:rotation-align="none"/>
    </style:style>
    <style:style style:name="ce10" style:family="table-cell" style:parent-style-name="Default" style:data-style-name="N4"/>
    <style:style style:name="ce11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56" table:default-cell-style-name="ce3"/>
        <table:table-row table:style-name="ro1">
          <table:table-cell table:style-name="ce6" office:value-type="string" calcext:value-type="string">
            <text:p>Env</text:p>
          </table:table-cell>
          <table:table-cell table:style-name="ce6" office:value-type="string" calcext:value-type="string">
            <text:p>Team size</text:p>
          </table:table-cell>
          <table:table-cell table:style-name="ce6" office:value-type="string" calcext:value-type="string">
            <text:p>PR OR</text:p>
          </table:table-cell>
          <table:table-cell table:style-name="ce6" office:value-type="string" calcext:value-type="string">
            <text:p>T PR</text:p>
          </table:table-cell>
          <table:table-cell table:style-name="ce6" office:value-type="string" calcext:value-type="string">
            <text:p>V PR</text:p>
          </table:table-cell>
          <table:table-cell table:style-name="ce6" office:value-type="string" calcext:value-type="string">
            <text:p>PB OR</text:p>
          </table:table-cell>
          <table:table-cell table:style-name="ce6" office:value-type="string" calcext:value-type="string">
            <text:p>T PB</text:p>
          </table:table-cell>
          <table:table-cell table:style-name="ce6" office:value-type="string" calcext:value-type="string">
            <text:p>V PB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3.4" calcext:value-type="float">
            <text:p>113,4</text:p>
          </table:table-cell>
          <table:table-cell table:style-name="ce2" office:value-type="float" office:value="121.5" calcext:value-type="float">
            <text:p>121,5</text:p>
          </table:table-cell>
          <table:table-cell office:value-type="float" office:value="126" calcext:value-type="float">
            <text:p>126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19.6" calcext:value-type="float">
            <text:p>119,6</text:p>
          </table:table-cell>
          <table:table-cell office:value-type="float" office:value="118" calcext:value-type="float">
            <text:p>118</text:p>
          </table:table-cell>
          <table:table-cell>
            <draw:frame table:end-cell-address="B.Q17" table:end-x="8.55mm" table:end-y="3.82mm" draw:z-index="0" draw:name="Grafico 11" draw:style-name="gr1" draw:text-style-name="P1" svg:width="173.14mm" svg:height="76.17mm" svg:x="16.03mm" svg:y="0.68mm">
              <draw:object draw:notify-on-update-of-ranges="B.C1:B.C1 B.C2:B.C7 B.D1:B.D1 B.D2:B.D7 B.E1:B.E1 B.E2:B.E7 B.F1:B.F1 B.F2:B.F7 B.G1:B.G1 B.G2:B.G7 B.H1:B.H1 B.H2:B.H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B.Y17" table:end-x="9.8mm" table:end-y="3.2mm" draw:z-index="1" draw:name="Grafico 12" draw:style-name="gr1" draw:text-style-name="P1" svg:width="167.39mm" svg:height="76.17mm" svg:x="0.47mm" svg:y="0.06mm">
              <draw:object draw:notify-on-update-of-ranges="B.C1:B.C1 B.C8:B.C13 B.D1:B.D1 B.D8:B.D13 B.E1:B.E1 B.E8:B.E13 B.F1:B.F1 B.F8:B.F13 B.G1:B.G1 B.G8:B.G13 B.H1:B.H1 B.H8:B.H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3.9" calcext:value-type="float">
            <text:p>133,9</text:p>
          </table:table-cell>
          <table:table-cell table:style-name="ce2" office:value-type="float" office:value="135.8" calcext:value-type="float">
            <text:p>135,8</text:p>
          </table:table-cell>
          <table:table-cell office:value-type="float" office:value="144.5" calcext:value-type="float">
            <text:p>144,5</text:p>
          </table:table-cell>
          <table:table-cell table:style-name="ce2" office:value-type="float" office:value="137.7" calcext:value-type="float">
            <text:p>137,7</text:p>
          </table:table-cell>
          <table:table-cell table:style-name="ce2" office:value-type="float" office:value="143.7" calcext:value-type="float">
            <text:p>143,7</text:p>
          </table:table-cell>
          <table:table-cell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4" calcext:value-type="float">
            <text:p>85,4</text:p>
          </table:table-cell>
          <table:table-cell table:style-name="ce2" office:value-type="float" office:value="86.1" calcext:value-type="float">
            <text:p>86,1</text:p>
          </table:table-cell>
          <table:table-cell office:value-type="float" office:value="86.5" calcext:value-type="float">
            <text:p>86,5</text:p>
          </table:table-cell>
          <table:table-cell office:value-type="float" office:value="101.6" calcext:value-type="float">
            <text:p>101,6</text:p>
          </table:table-cell>
          <table:table-cell table:style-name="ce2" office:value-type="float" office:value="105.4" calcext:value-type="float">
            <text:p>105,4</text:p>
          </table:table-cell>
          <table:table-cell office:value-type="float" office:value="107.5" calcext:value-type="float">
            <text:p>107,5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.2" calcext:value-type="float">
            <text:p>57,2</text:p>
          </table:table-cell>
          <table:table-cell table:style-name="ce2" office:value-type="float" office:value="56.6" calcext:value-type="float">
            <text:p>56,6</text:p>
          </table:table-cell>
          <table:table-cell office:value-type="float" office:value="57.5" calcext:value-type="float">
            <text:p>57,5</text:p>
          </table:table-cell>
          <table:table-cell office:value-type="float" office:value="63.8" calcext:value-type="float">
            <text:p>63,8</text:p>
          </table:table-cell>
          <table:table-cell table:style-name="ce2" office:value-type="float" office:value="71.6" calcext:value-type="float">
            <text:p>71,6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7.7" calcext:value-type="float">
            <text:p>147,7</text:p>
          </table:table-cell>
          <table:table-cell table:style-name="ce2" office:value-type="float" office:value="143.7" calcext:value-type="float">
            <text:p>143,7</text:p>
          </table:table-cell>
          <table:table-cell office:value-type="float" office:value="140" calcext:value-type="float">
            <text:p>140</text:p>
          </table:table-cell>
          <table:table-cell office:value-type="float" office:value="248.9" calcext:value-type="float">
            <text:p>248,9</text:p>
          </table:table-cell>
          <table:table-cell table:style-name="ce2" office:value-type="float" office:value="249.2" calcext:value-type="float">
            <text:p>249,2</text:p>
          </table:table-cell>
          <table:table-cell office:value-type="float" office:value="238" calcext:value-type="float">
            <text:p>238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.2" calcext:value-type="float">
            <text:p>73,2</text:p>
          </table:table-cell>
          <table:table-cell table:style-name="ce2" office:value-type="float" office:value="76.4" calcext:value-type="float">
            <text:p>76,4</text:p>
          </table:table-cell>
          <table:table-cell office:value-type="float" office:value="69" calcext:value-type="float">
            <text:p>69</text:p>
          </table:table-cell>
          <table:table-cell office:value-type="float" office:value="87.8" calcext:value-type="float">
            <text:p>87,8</text:p>
          </table:table-cell>
          <table:table-cell table:style-name="ce2" office:value-type="float" office:value="91.9" calcext:value-type="float">
            <text:p>91,9</text:p>
          </table:table-cell>
          <table:table-cell office:value-type="float" office:value="91.5" calcext:value-type="float">
            <text:p>91,5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13.1" calcext:value-type="float">
            <text:p>113,1</text:p>
          </table:table-cell>
          <table:table-cell table:style-name="ce2" office:value-type="float" office:value="116.8" calcext:value-type="float">
            <text:p>116,8</text:p>
          </table:table-cell>
          <table:table-cell office:value-type="float" office:value="108.5" calcext:value-type="float">
            <text:p>108,5</text:p>
          </table:table-cell>
          <table:table-cell office:value-type="float" office:value="118.1" calcext:value-type="float">
            <text:p>118,1</text:p>
          </table:table-cell>
          <table:table-cell table:style-name="ce2" office:value-type="float" office:value="111.6" calcext:value-type="float">
            <text:p>111,6</text:p>
          </table:table-cell>
          <table:table-cell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.4" calcext:value-type="float">
            <text:p>138,4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38.5" calcext:value-type="float">
            <text:p>138,5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6.1" calcext:value-type="float">
            <text:p>86,1</text:p>
          </table:table-cell>
          <table:table-cell office:value-type="float" office:value="71.5" calcext:value-type="float">
            <text:p>71,5</text:p>
          </table:table-cell>
          <table:table-cell office:value-type="float" office:value="81.2" calcext:value-type="float">
            <text:p>81,2</text:p>
          </table:table-cell>
          <table:table-cell table:style-name="ce2" office:value-type="float" office:value="90.4" calcext:value-type="float">
            <text:p>90,4</text:p>
          </table:table-cell>
          <table:table-cell office:value-type="float" office:value="87.5" calcext:value-type="float">
            <text:p>87,5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table:style-name="ce2" office:value-type="float" office:value="57.1" calcext:value-type="float">
            <text:p>57,1</text:p>
          </table:table-cell>
          <table:table-cell office:value-type="float" office:value="56" calcext:value-type="float">
            <text:p>56</text:p>
          </table:table-cell>
          <table:table-cell office:value-type="float" office:value="59.2" calcext:value-type="float">
            <text:p>59,2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56.5" calcext:value-type="float">
            <text:p>56,5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9.3" calcext:value-type="float">
            <text:p>149,3</text:p>
          </table:table-cell>
          <table:table-cell table:style-name="ce2" office:value-type="float" office:value="142.7" calcext:value-type="float">
            <text:p>142,7</text:p>
          </table:table-cell>
          <table:table-cell office:value-type="float" office:value="146.5" calcext:value-type="float">
            <text:p>146,5</text:p>
          </table:table-cell>
          <table:table-cell office:value-type="float" office:value="161.9" calcext:value-type="float">
            <text:p>161,9</text:p>
          </table:table-cell>
          <table:table-cell table:style-name="ce2" office:value-type="float" office:value="140.8" calcext:value-type="float">
            <text:p>140,8</text:p>
          </table:table-cell>
          <table:table-cell office:value-type="float" office:value="144.5" calcext:value-type="float">
            <text:p>144,5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.9" calcext:value-type="float">
            <text:p>72,9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23.4" calcext:value-type="float">
            <text:p>123,4</text:p>
          </table:table-cell>
          <table:table-cell table:style-name="ce2" office:value-type="float" office:value="112.5" calcext:value-type="float">
            <text:p>112,5</text:p>
          </table:table-cell>
          <table:table-cell office:value-type="float" office:value="123.5" calcext:value-type="float">
            <text:p>123,5</text:p>
          </table:table-cell>
          <table:table-cell office:value-type="float" office:value="123.7" calcext:value-type="float">
            <text:p>123,7</text:p>
          </table:table-cell>
          <table:table-cell table:style-name="ce2" office:value-type="float" office:value="124.9" calcext:value-type="float">
            <text:p>124,9</text:p>
          </table:table-cell>
          <table:table-cell office:value-type="float" office:value="133.5" calcext:value-type="float">
            <text:p>133,5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style-name="ce2" office:value-type="float" office:value="141.1" calcext:value-type="float">
            <text:p>141,1</text:p>
          </table:table-cell>
          <table:table-cell table:style-name="ce2" office:value-type="float" office:value="145.2" calcext:value-type="float">
            <text:p>145,2</text:p>
          </table:table-cell>
          <table:table-cell office:value-type="float" office:value="137.5" calcext:value-type="float">
            <text:p>137,5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.6" calcext:value-type="float">
            <text:p>76,6</text:p>
          </table:table-cell>
          <table:table-cell table:style-name="ce2" office:value-type="float" office:value="78.7" calcext:value-type="float">
            <text:p>78,7</text:p>
          </table:table-cell>
          <table:table-cell office:value-type="float" office:value="77" calcext:value-type="float">
            <text:p>77</text:p>
          </table:table-cell>
          <table:table-cell office:value-type="float" office:value="86.3" calcext:value-type="float">
            <text:p>86,3</text:p>
          </table:table-cell>
          <table:table-cell table:style-name="ce2" office:value-type="float" office:value="85.3" calcext:value-type="float">
            <text:p>85,3</text:p>
          </table:table-cell>
          <table:table-cell office:value-type="float" office:value="78.5" calcext:value-type="float">
            <text:p>78,5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,6</text:p>
          </table:table-cell>
          <table:table-cell table:style-name="ce2" office:value-type="float" office:value="53.5" calcext:value-type="float">
            <text:p>53,5</text:p>
          </table:table-cell>
          <table:table-cell office:value-type="float" office:value="53" calcext:value-type="float">
            <text:p>53</text:p>
          </table:table-cell>
          <table:table-cell office:value-type="float" office:value="61.4" calcext:value-type="float">
            <text:p>61,4</text:p>
          </table:table-cell>
          <table:table-cell table:style-name="ce2" office:value-type="float" office:value="54.4" calcext:value-type="float">
            <text:p>54,4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.1" calcext:value-type="float">
            <text:p>134,1</text:p>
          </table:table-cell>
          <table:table-cell table:style-name="ce2" office:value-type="float" office:value="133.9" calcext:value-type="float">
            <text:p>133,9</text:p>
          </table:table-cell>
          <table:table-cell office:value-type="float" office:value="136" calcext:value-type="float">
            <text:p>136</text:p>
          </table:table-cell>
          <table:table-cell office:value-type="float" office:value="171.1" calcext:value-type="float">
            <text:p>171,1</text:p>
          </table:table-cell>
          <table:table-cell table:style-name="ce2" office:value-type="float" office:value="190.4" calcext:value-type="float">
            <text:p>190,4</text:p>
          </table:table-cell>
          <table:table-cell office:value-type="float" office:value="169.5" calcext:value-type="float">
            <text:p>169,5</text:p>
          </table:table-cell>
          <table:table-cell>
            <draw:frame table:end-cell-address="B.Q34" table:end-x="9.17mm" table:end-y="2.81mm" draw:z-index="2" draw:name="Grafico 13" draw:style-name="gr1" draw:text-style-name="P1" svg:width="173.14mm" svg:height="76.22mm" svg:x="16.65mm" svg:y="4.5mm">
              <draw:object draw:notify-on-update-of-ranges="B.C1:B.C1 B.C14:B.C19 B.D1:B.D1 B.D14:B.D19 B.E1:B.E1 B.E14:B.E19 B.F1:B.F1 B.F14:B.F19 B.G1:B.G1 B.G14:B.G19 B.H1:B.H1 B.H14:B.H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B.Y34" table:end-x="14.17mm" table:end-y="2.18mm" draw:z-index="3" draw:name="Grafico 14" draw:style-name="gr1" draw:text-style-name="P1" svg:width="173.16mm" svg:height="76.22mm" svg:x="21.65mm" svg:y="3.87mm">
              <draw:object draw:notify-on-update-of-ranges="B.C1:B.C1 B.C20:B.C25 B.D1:B.D1 B.D20:B.D25 B.E1:B.E1 B.E20:B.E25 B.F1:B.F1 B.F20:B.F25 B.G1:B.G1 B.G20:B.G25 B.H1:B.H1 B.H20:B.H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.1" calcext:value-type="float">
            <text:p>72,1</text:p>
          </table:table-cell>
          <table:table-cell table:style-name="ce2" office:value-type="float" office:value="76.3" calcext:value-type="float">
            <text:p>76,3</text:p>
          </table:table-cell>
          <table:table-cell office:value-type="float" office:value="71.5" calcext:value-type="float">
            <text:p>71,5</text:p>
          </table:table-cell>
          <table:table-cell office:value-type="float" office:value="78.3" calcext:value-type="float">
            <text:p>78,3</text:p>
          </table:table-cell>
          <table:table-cell table:style-name="ce2" office:value-type="float" office:value="77.8" calcext:value-type="float">
            <text:p>77,8</text:p>
          </table:table-cell>
          <table:table-cell office:value-type="float" office:value="82.5" calcext:value-type="float">
            <text:p>82,5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5.9" calcext:value-type="float">
            <text:p>115,9</text:p>
          </table:table-cell>
          <table:table-cell table:style-name="ce2" office:value-type="float" office:value="107.3" calcext:value-type="float">
            <text:p>107,3</text:p>
          </table:table-cell>
          <table:table-cell office:value-type="float" office:value="118.5" calcext:value-type="float">
            <text:p>118,5</text:p>
          </table:table-cell>
          <table:table-cell office:value-type="float" office:value="104.5" calcext:value-type="float">
            <text:p>104,5</text:p>
          </table:table-cell>
          <table:table-cell table:style-name="ce2" office:value-type="float" office:value="106.3" calcext:value-type="float">
            <text:p>106,3</text:p>
          </table:table-cell>
          <table:table-cell office:value-type="float" office:value="109.5" calcext:value-type="float">
            <text:p>109,5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0.5" calcext:value-type="float">
            <text:p>140,5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3.6" calcext:value-type="float">
            <text:p>133,6</text:p>
          </table:table-cell>
          <table:table-cell table:style-name="ce2" office:value-type="float" office:value="130.2" calcext:value-type="float">
            <text:p>130,2</text:p>
          </table:table-cell>
          <table:table-cell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.1" calcext:value-type="float">
            <text:p>70,1</text:p>
          </table:table-cell>
          <table:table-cell table:style-name="ce2" office:value-type="float" office:value="73.9" calcext:value-type="float">
            <text:p>73,9</text:p>
          </table:table-cell>
          <table:table-cell office:value-type="float" office:value="79.5" calcext:value-type="float">
            <text:p>79,5</text:p>
          </table:table-cell>
          <table:table-cell office:value-type="float" office:value="84.7" calcext:value-type="float">
            <text:p>84,7</text:p>
          </table:table-cell>
          <table:table-cell table:style-name="ce2" office:value-type="float" office:value="83.3" calcext:value-type="float">
            <text:p>83,3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.6" calcext:value-type="float">
            <text:p>51,6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54.5" calcext:value-type="float">
            <text:p>54,5</text:p>
          </table:table-cell>
          <table:table-cell office:value-type="float" office:value="64.8" calcext:value-type="float">
            <text:p>64,8</text:p>
          </table:table-cell>
          <table:table-cell table:style-name="ce2" office:value-type="float" office:value="51.3" calcext:value-type="float">
            <text:p>51,3</text:p>
          </table:table-cell>
          <table:table-cell office:value-type="float" office:value="68.5" calcext:value-type="float">
            <text:p>68,5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6.5" calcext:value-type="float">
            <text:p>136,5</text:p>
          </table:table-cell>
          <table:table-cell office:value-type="float" office:value="128.5" calcext:value-type="float">
            <text:p>128,5</text:p>
          </table:table-cell>
          <table:table-cell office:value-type="float" office:value="136.9" calcext:value-type="float">
            <text:p>136,9</text:p>
          </table:table-cell>
          <table:table-cell table:style-name="ce2" office:value-type="float" office:value="141.8" calcext:value-type="float">
            <text:p>141,8</text:p>
          </table:table-cell>
          <table:table-cell office:value-type="float" office:value="143" calcext:value-type="float">
            <text:p>143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4.7" calcext:value-type="float">
            <text:p>74,7</text:p>
          </table:table-cell>
          <table:table-cell office:value-type="float" office:value="84.5" calcext:value-type="float">
            <text:p>84,5</text:p>
          </table:table-cell>
          <table:table-cell office:value-type="float" office:value="74.7" calcext:value-type="float">
            <text:p>74,7</text:p>
          </table:table-cell>
          <table:table-cell table:style-name="ce2" office:value-type="float" office:value="73.4" calcext:value-type="float">
            <text:p>73,4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 delta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T PR</text:p>
          </table:table-cell>
          <table:table-cell office:value-type="string" calcext:value-type="string">
            <text:p>V PR</text:p>
          </table:table-cell>
          <table:table-cell office:value-type="string" calcext:value-type="string">
            <text:p>T PB</text:p>
          </table:table-cell>
          <table:table-cell office:value-type="string" calcext:value-type="string">
            <text:p>V PB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B.D2]-[$B.C2]" office:value-type="float" office:value="8.09999999999999" calcext:value-type="float">
            <text:p>8,09999999999999</text:p>
          </table:table-cell>
          <table:table-cell table:formula="of:=[$B.E2]-[$B.C2]" office:value-type="float" office:value="12.6" calcext:value-type="float">
            <text:p>12,6</text:p>
          </table:table-cell>
          <table:table-cell table:formula="of:=[$B.G2]-[$B.F2]" office:value-type="float" office:value="3.69999999999999" calcext:value-type="float">
            <text:p>3,69999999999999</text:p>
          </table:table-cell>
          <table:table-cell table:formula="of:=[$B.H2]-[$B.F2]" office:value-type="float" office:value="2.09999999999999" calcext:value-type="float">
            <text:p>2,09999999999999</text:p>
          </table:table-cell>
          <table:table-cell/>
          <table:table-cell>
            <draw:frame table:end-cell-address="'B delta'.O16" table:end-x="8.46mm" table:end-y="2.24mm" draw:z-index="0" draw:name="Grafico 3" draw:style-name="gr1" draw:text-style-name="P1" svg:width="156mm" svg:height="76.21mm" svg:x="0.03mm" svg:y="0.56mm">
              <draw:object draw:notify-on-update-of-ranges="'B delta'.C1:'B delta'.C1 'B delta'.C2:'B delta'.C7 'B delta'.D1:'B delta'.D1 'B delta'.D2:'B delta'.D7 'B delta'.E1:'B delta'.E1 'B delta'.E2:'B delta'.E7 'B delta'.F1:'B delta'.F1 'B delta'.F2:'B delta'.F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'B delta'.W16" table:end-x="8.09mm" table:end-y="2.54mm" draw:z-index="1" draw:name="Grafico 4" draw:style-name="gr1" draw:text-style-name="P1" svg:width="160.67mm" svg:height="76.21mm" svg:x="16.07mm" svg:y="0.86mm">
              <draw:object draw:notify-on-update-of-ranges="'B delta'.C1:'B delta'.C1 'B delta'.C8:'B delta'.C13 'B delta'.D1:'B delta'.D1 'B delta'.D8:'B delta'.D13 'B delta'.E1:'B delta'.E1 'B delta'.E8:'B delta'.E13 'B delta'.F1:'B delta'.F1 'B delta'.F8:'B delta'.F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B.D3]-[$B.C3]" office:value-type="float" office:value="1.90000000000001" calcext:value-type="float">
            <text:p>1,90000000000001</text:p>
          </table:table-cell>
          <table:table-cell table:formula="of:=[$B.E3]-[$B.C3]" office:value-type="float" office:value="10.6" calcext:value-type="float">
            <text:p>10,6</text:p>
          </table:table-cell>
          <table:table-cell table:formula="of:=[$B.G3]-[$B.F3]" office:value-type="float" office:value="6" calcext:value-type="float">
            <text:p>6</text:p>
          </table:table-cell>
          <table:table-cell table:formula="of:=[$B.H3]-[$B.F3]" office:value-type="float" office:value="4.30000000000001" calcext:value-type="float">
            <text:p>4,3000000000000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$B.D4]-[$B.C4]" office:value-type="float" office:value="0.699999999999989" calcext:value-type="float">
            <text:p>0,699999999999989</text:p>
          </table:table-cell>
          <table:table-cell table:formula="of:=[$B.E4]-[$B.C4]" office:value-type="float" office:value="1.09999999999999" calcext:value-type="float">
            <text:p>1,09999999999999</text:p>
          </table:table-cell>
          <table:table-cell table:formula="of:=[$B.G4]-[$B.F4]" office:value-type="float" office:value="3.80000000000001" calcext:value-type="float">
            <text:p>3,80000000000001</text:p>
          </table:table-cell>
          <table:table-cell table:formula="of:=[$B.H4]-[$B.F4]" office:value-type="float" office:value="5.90000000000001" calcext:value-type="float">
            <text:p>5,90000000000001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$B.D5]-[$B.C5]" office:value-type="float" office:value="-0.600000000000001" calcext:value-type="float">
            <text:p>-0,600000000000001</text:p>
          </table:table-cell>
          <table:table-cell table:formula="of:=[$B.E5]-[$B.C5]" office:value-type="float" office:value="0.299999999999997" calcext:value-type="float">
            <text:p>0,299999999999997</text:p>
          </table:table-cell>
          <table:table-cell table:formula="of:=[$B.G5]-[$B.F5]" office:value-type="float" office:value="7.8" calcext:value-type="float">
            <text:p>7,8</text:p>
          </table:table-cell>
          <table:table-cell table:formula="of:=[$B.H5]-[$B.F5]" office:value-type="float" office:value="16.2" calcext:value-type="float">
            <text:p>16,2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$B.D6]-[$B.C6]" office:value-type="float" office:value="-4" calcext:value-type="float">
            <text:p>-4</text:p>
          </table:table-cell>
          <table:table-cell table:formula="of:=[$B.E6]-[$B.C6]" office:value-type="float" office:value="-7.69999999999999" calcext:value-type="float">
            <text:p>-7,69999999999999</text:p>
          </table:table-cell>
          <table:table-cell table:formula="of:=[$B.G6]-[$B.F6]" office:value-type="float" office:value="0.299999999999983" calcext:value-type="float">
            <text:p>0,299999999999983</text:p>
          </table:table-cell>
          <table:table-cell table:formula="of:=[$B.H6]-[$B.F6]" office:value-type="float" office:value="-10.9" calcext:value-type="float">
            <text:p>-10,9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$B.D7]-[$B.C7]" office:value-type="float" office:value="3.2" calcext:value-type="float">
            <text:p>3,2</text:p>
          </table:table-cell>
          <table:table-cell table:formula="of:=[$B.E7]-[$B.C7]" office:value-type="float" office:value="-4.2" calcext:value-type="float">
            <text:p>-4,2</text:p>
          </table:table-cell>
          <table:table-cell table:formula="of:=[$B.G7]-[$B.F7]" office:value-type="float" office:value="4.10000000000001" calcext:value-type="float">
            <text:p>4,10000000000001</text:p>
          </table:table-cell>
          <table:table-cell table:formula="of:=[$B.H7]-[$B.F7]" office:value-type="float" office:value="3.7" calcext:value-type="float">
            <text:p>3,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B.D8]-[$B.C8]" office:value-type="float" office:value="3.7" calcext:value-type="float">
            <text:p>3,7</text:p>
          </table:table-cell>
          <table:table-cell table:formula="of:=[$B.E8]-[$B.C8]" office:value-type="float" office:value="-4.59999999999999" calcext:value-type="float">
            <text:p>-4,59999999999999</text:p>
          </table:table-cell>
          <table:table-cell table:formula="of:=[$B.G8]-[$B.F8]" office:value-type="float" office:value="-6.5" calcext:value-type="float">
            <text:p>-6,5</text:p>
          </table:table-cell>
          <table:table-cell table:formula="of:=[$B.H8]-[$B.F8]" office:value-type="float" office:value="4.90000000000001" calcext:value-type="float">
            <text:p>4,9000000000000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B.D9]-[$B.C9]" office:value-type="float" office:value="-3.40000000000001" calcext:value-type="float">
            <text:p>-3,40000000000001</text:p>
          </table:table-cell>
          <table:table-cell table:formula="of:=[$B.E9]-[$B.C9]" office:value-type="float" office:value="0.0999999999999943" calcext:value-type="float">
            <text:p>0,099999999999994</text:p>
          </table:table-cell>
          <table:table-cell table:formula="of:=[$B.G9]-[$B.F9]" office:value-type="float" office:value="0.5" calcext:value-type="float">
            <text:p>0,5</text:p>
          </table:table-cell>
          <table:table-cell table:formula="of:=[$B.H9]-[$B.F9]" office:value-type="float" office:value="-3.5" calcext:value-type="float">
            <text:p>-3,5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B.D10]-[$B.C10]" office:value-type="float" office:value="3.09999999999999" calcext:value-type="float">
            <text:p>3,09999999999999</text:p>
          </table:table-cell>
          <table:table-cell table:formula="of:=[$B.E10]-[$B.C10]" office:value-type="float" office:value="-11.5" calcext:value-type="float">
            <text:p>-11,5</text:p>
          </table:table-cell>
          <table:table-cell table:formula="of:=[$B.G10]-[$B.F10]" office:value-type="float" office:value="9.2" calcext:value-type="float">
            <text:p>9,2</text:p>
          </table:table-cell>
          <table:table-cell table:formula="of:=[$B.H10]-[$B.F10]" office:value-type="float" office:value="6.3" calcext:value-type="float">
            <text:p>6,3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$B.D11]-[$B.C11]" office:value-type="float" office:value="-0.299999999999997" calcext:value-type="float">
            <text:p>-0,299999999999997</text:p>
          </table:table-cell>
          <table:table-cell table:formula="of:=[$B.E11]-[$B.C11]" office:value-type="float" office:value="-1.4" calcext:value-type="float">
            <text:p>-1,4</text:p>
          </table:table-cell>
          <table:table-cell table:formula="of:=[$B.G11]-[$B.F11]" office:value-type="float" office:value="-2.2" calcext:value-type="float">
            <text:p>-2,2</text:p>
          </table:table-cell>
          <table:table-cell table:formula="of:=[$B.H11]-[$B.F11]" office:value-type="float" office:value="-2.7" calcext:value-type="float">
            <text:p>-2,7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$B.D12]-[$B.C12]" office:value-type="float" office:value="-6.60000000000002" calcext:value-type="float">
            <text:p>-6,60000000000002</text:p>
          </table:table-cell>
          <table:table-cell table:formula="of:=[$B.E12]-[$B.C12]" office:value-type="float" office:value="-2.80000000000001" calcext:value-type="float">
            <text:p>-2,80000000000001</text:p>
          </table:table-cell>
          <table:table-cell table:formula="of:=[$B.G12]-[$B.F12]" office:value-type="float" office:value="-21.1" calcext:value-type="float">
            <text:p>-21,1</text:p>
          </table:table-cell>
          <table:table-cell table:formula="of:=[$B.H12]-[$B.F12]" office:value-type="float" office:value="-17.4" calcext:value-type="float">
            <text:p>-17,4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$B.D13]-[$B.C13]" office:value-type="float" office:value="6.09999999999999" calcext:value-type="float">
            <text:p>6,09999999999999</text:p>
          </table:table-cell>
          <table:table-cell table:formula="of:=[$B.E13]-[$B.C13]" office:value-type="float" office:value="4.09999999999999" calcext:value-type="float">
            <text:p>4,09999999999999</text:p>
          </table:table-cell>
          <table:table-cell table:formula="of:=[$B.G13]-[$B.F13]" office:value-type="float" office:value="2" calcext:value-type="float">
            <text:p>2</text:p>
          </table:table-cell>
          <table:table-cell table:formula="of:=[$B.H13]-[$B.F13]" office:value-type="float" office:value="-1" calcext:value-type="float">
            <text:p>-1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B.D14]-[$B.C14]" office:value-type="float" office:value="-10.9" calcext:value-type="float">
            <text:p>-10,9</text:p>
          </table:table-cell>
          <table:table-cell table:formula="of:=[$B.E14]-[$B.C14]" office:value-type="float" office:value="0.0999999999999943" calcext:value-type="float">
            <text:p>0,099999999999994</text:p>
          </table:table-cell>
          <table:table-cell table:formula="of:=[$B.G14]-[$B.F14]" office:value-type="float" office:value="1.2" calcext:value-type="float">
            <text:p>1,2</text:p>
          </table:table-cell>
          <table:table-cell table:formula="of:=[$B.H14]-[$B.F14]" office:value-type="float" office:value="9.8" calcext:value-type="float">
            <text:p>9,8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$B.D15]-[$B.C15]" office:value-type="float" office:value="-33" calcext:value-type="float">
            <text:p>-33</text:p>
          </table:table-cell>
          <table:table-cell table:formula="of:=[$B.E15]-[$B.C15]" office:value-type="float" office:value="-31" calcext:value-type="float">
            <text:p>-31</text:p>
          </table:table-cell>
          <table:table-cell table:formula="of:=[$B.G15]-[$B.F15]" office:value-type="float" office:value="4.09999999999999" calcext:value-type="float">
            <text:p>4,09999999999999</text:p>
          </table:table-cell>
          <table:table-cell table:formula="of:=[$B.H15]-[$B.F15]" office:value-type="float" office:value="-3.59999999999999" calcext:value-type="float">
            <text:p>-3,59999999999999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B.D16]-[$B.C16]" office:value-type="float" office:value="2.10000000000001" calcext:value-type="float">
            <text:p>2,10000000000001</text:p>
          </table:table-cell>
          <table:table-cell table:formula="of:=[$B.E16]-[$B.C16]" office:value-type="float" office:value="0.400000000000006" calcext:value-type="float">
            <text:p>0,400000000000006</text:p>
          </table:table-cell>
          <table:table-cell table:formula="of:=[$B.G16]-[$B.F16]" office:value-type="float" office:value="-1" calcext:value-type="float">
            <text:p>-1</text:p>
          </table:table-cell>
          <table:table-cell table:formula="of:=[$B.H16]-[$B.F16]" office:value-type="float" office:value="-7.8" calcext:value-type="float">
            <text:p>-7,8</text:p>
          </table:table-cell>
          <table:table-cell table:number-columns-repeated="9"/>
          <table:table-cell>
            <draw:frame table:end-cell-address="'B delta'.W31" table:end-x="9.42mm" table:end-y="1.55mm" draw:z-index="3" draw:name="Grafico 6" draw:style-name="gr1" draw:text-style-name="P1" svg:width="156.46mm" svg:height="75.76mm" svg:x="0.53mm" svg:y="11.11mm">
              <draw:object draw:notify-on-update-of-ranges="'B delta'.C1:'B delta'.C1 'B delta'.C20:'B delta'.C25 'B delta'.D1:'B delta'.D1 'B delta'.D20:'B delta'.D25 'B delta'.E1:'B delta'.E1 'B delta'.E20:'B delta'.E25 'B delta'.F1:'B delta'.F1 'B delta'.F20:'B delta'.F2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$B.D17]-[$B.C17]" office:value-type="float" office:value="0.899999999999999" calcext:value-type="float">
            <text:p>0,899999999999999</text:p>
          </table:table-cell>
          <table:table-cell table:formula="of:=[$B.E17]-[$B.C17]" office:value-type="float" office:value="0.399999999999999" calcext:value-type="float">
            <text:p>0,399999999999999</text:p>
          </table:table-cell>
          <table:table-cell table:formula="of:=[$B.G17]-[$B.F17]" office:value-type="float" office:value="-7" calcext:value-type="float">
            <text:p>-7</text:p>
          </table:table-cell>
          <table:table-cell table:formula="of:=[$B.H17]-[$B.F17]" office:value-type="float" office:value="-9.4" calcext:value-type="float">
            <text:p>-9,4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B.D18]-[$B.C18]" office:value-type="float" office:value="-0.199999999999989" calcext:value-type="float">
            <text:p>-0,199999999999989</text:p>
          </table:table-cell>
          <table:table-cell table:formula="of:=[$B.E18]-[$B.C18]" office:value-type="float" office:value="1.90000000000001" calcext:value-type="float">
            <text:p>1,90000000000001</text:p>
          </table:table-cell>
          <table:table-cell table:formula="of:=[$B.G18]-[$B.F18]" office:value-type="float" office:value="19.3" calcext:value-type="float">
            <text:p>19,3</text:p>
          </table:table-cell>
          <table:table-cell table:formula="of:=[$B.H18]-[$B.F18]" office:value-type="float" office:value="-1.59999999999999" calcext:value-type="float">
            <text:p>-1,59999999999999</text:p>
          </table:table-cell>
          <table:table-cell/>
          <table:table-cell>
            <draw:frame table:end-cell-address="'B delta'.O33" table:end-x="15.4mm" table:end-y="4.44mm" draw:z-index="2" draw:name="Grafico 5" draw:style-name="gr1" draw:text-style-name="P1" svg:width="160.69mm" svg:height="75.76mm" svg:x="2.26mm" svg:y="1.7mm">
              <draw:object draw:notify-on-update-of-ranges="'B delta'.C1:'B delta'.C1 'B delta'.C14:'B delta'.C19 'B delta'.D1:'B delta'.D1 'B delta'.D14:'B delta'.D19 'B delta'.E1:'B delta'.E1 'B delta'.E14:'B delta'.E19 'B delta'.F1:'B delta'.F1 'B delta'.F14:'B delta'.F1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$B.D19]-[$B.C19]" office:value-type="float" office:value="4.2" calcext:value-type="float">
            <text:p>4,2</text:p>
          </table:table-cell>
          <table:table-cell table:formula="of:=[$B.E19]-[$B.C19]" office:value-type="float" office:value="-0.599999999999994" calcext:value-type="float">
            <text:p>-0,599999999999994</text:p>
          </table:table-cell>
          <table:table-cell table:formula="of:=[$B.G19]-[$B.F19]" office:value-type="float" office:value="-0.5" calcext:value-type="float">
            <text:p>-0,5</text:p>
          </table:table-cell>
          <table:table-cell table:formula="of:=[$B.H19]-[$B.F19]" office:value-type="float" office:value="4.2" calcext:value-type="float">
            <text:p>4,2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B.D20]-[$B.C20]" office:value-type="float" office:value="-8.60000000000001" calcext:value-type="float">
            <text:p>-8,60000000000001</text:p>
          </table:table-cell>
          <table:table-cell table:formula="of:=[$B.E20]-[$B.C20]" office:value-type="float" office:value="2.59999999999999" calcext:value-type="float">
            <text:p>2,59999999999999</text:p>
          </table:table-cell>
          <table:table-cell table:formula="of:=[$B.G20]-[$B.F20]" office:value-type="float" office:value="1.8" calcext:value-type="float">
            <text:p>1,8</text:p>
          </table:table-cell>
          <table:table-cell table:formula="of:=[$B.H20]-[$B.F20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$B.D21]-[$B.C21]" office:value-type="float" office:value="-5.5" calcext:value-type="float">
            <text:p>-5,5</text:p>
          </table:table-cell>
          <table:table-cell table:formula="of:=[$B.E21]-[$B.C21]" office:value-type="float" office:value="-9" calcext:value-type="float">
            <text:p>-9</text:p>
          </table:table-cell>
          <table:table-cell table:formula="of:=[$B.G21]-[$B.F21]" office:value-type="float" office:value="-3.40000000000001" calcext:value-type="float">
            <text:p>-3,40000000000001</text:p>
          </table:table-cell>
          <table:table-cell table:formula="of:=[$B.H21]-[$B.F21]" office:value-type="float" office:value="0.400000000000006" calcext:value-type="float">
            <text:p>0,400000000000006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B.D22]-[$B.C22]" office:value-type="float" office:value="3.80000000000001" calcext:value-type="float">
            <text:p>3,80000000000001</text:p>
          </table:table-cell>
          <table:table-cell table:formula="of:=[$B.E22]-[$B.C22]" office:value-type="float" office:value="9.40000000000001" calcext:value-type="float">
            <text:p>9,40000000000001</text:p>
          </table:table-cell>
          <table:table-cell table:formula="of:=[$B.G22]-[$B.F22]" office:value-type="float" office:value="-1.40000000000001" calcext:value-type="float">
            <text:p>-1,40000000000001</text:p>
          </table:table-cell>
          <table:table-cell table:formula="of:=[$B.H22]-[$B.F22]" office:value-type="float" office:value="-3.7" calcext:value-type="float">
            <text:p>-3,7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$B.D23]-[$B.C23]" office:value-type="float" office:value="-4.6" calcext:value-type="float">
            <text:p>-4,6</text:p>
          </table:table-cell>
          <table:table-cell table:formula="of:=[$B.E23]-[$B.C23]" office:value-type="float" office:value="2.9" calcext:value-type="float">
            <text:p>2,9</text:p>
          </table:table-cell>
          <table:table-cell table:formula="of:=[$B.G23]-[$B.F23]" office:value-type="float" office:value="-13.5" calcext:value-type="float">
            <text:p>-13,5</text:p>
          </table:table-cell>
          <table:table-cell table:formula="of:=[$B.H23]-[$B.F23]" office:value-type="float" office:value="3.7" calcext:value-type="float">
            <text:p>3,7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$B.D24]-[$B.C24]" office:value-type="float" office:value="-0.5" calcext:value-type="float">
            <text:p>-0,5</text:p>
          </table:table-cell>
          <table:table-cell table:formula="of:=[$B.E24]-[$B.C24]" office:value-type="float" office:value="-8.5" calcext:value-type="float">
            <text:p>-8,5</text:p>
          </table:table-cell>
          <table:table-cell table:formula="of:=[$B.G24]-[$B.F24]" office:value-type="float" office:value="4.90000000000001" calcext:value-type="float">
            <text:p>4,90000000000001</text:p>
          </table:table-cell>
          <table:table-cell table:formula="of:=[$B.H24]-[$B.F24]" office:value-type="float" office:value="6.09999999999999" calcext:value-type="float">
            <text:p>6,09999999999999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$B.D25]-[$B.C25]" office:value-type="float" office:value="1.7" calcext:value-type="float">
            <text:p>1,7</text:p>
          </table:table-cell>
          <table:table-cell table:formula="of:=[$B.E25]-[$B.C25]" office:value-type="float" office:value="11.5" calcext:value-type="float">
            <text:p>11,5</text:p>
          </table:table-cell>
          <table:table-cell table:formula="of:=[$B.G25]-[$B.F25]" office:value-type="float" office:value="-1.3" calcext:value-type="float">
            <text:p>-1,3</text:p>
          </table:table-cell>
          <table:table-cell table:formula="of:=[$B.H25]-[$B.F25]" office:value-type="float" office:value="3.3" calcext:value-type="float">
            <text:p>3,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 PR</text:p>
          </table:table-cell>
          <table:table-cell office:value-type="string" calcext:value-type="string">
            <text:p>V PR</text:p>
          </table:table-cell>
          <table:table-cell office:value-type="string" calcext:value-type="string">
            <text:p>T PB</text:p>
          </table:table-cell>
          <table:table-cell office:value-type="string" calcext:value-type="string">
            <text:p>V PB</text:p>
          </table:table-cell>
          <table:table-cell office:value-type="string" calcext:value-type="string">
            <text:p>Media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2];[.C8];[.C14];[.C20])" office:value-type="float" office:value="-1.925" calcext:value-type="float">
            <text:p>-1,93</text:p>
          </table:table-cell>
          <table:table-cell table:style-name="ce10" table:formula="of:=AVERAGE([.D2];[.D8];[.D14];[.D20])" office:value-type="float" office:value="2.675" calcext:value-type="float">
            <text:p>2,68</text:p>
          </table:table-cell>
          <table:table-cell table:style-name="ce10" table:formula="of:=AVERAGE([.E2];[.E8];[.E14];[.E20])" office:value-type="float" office:value="0.0499999999999972" calcext:value-type="float">
            <text:p>0,05</text:p>
          </table:table-cell>
          <table:table-cell table:style-name="ce10" table:formula="of:=AVERAGE([.F2];[.F8];[.F14];[.F20])" office:value-type="float" office:value="5.45" calcext:value-type="float">
            <text:p>5,45</text:p>
          </table:table-cell>
          <table:table-cell table:style-name="ce10" table:formula="of:=AVERAGE([.C28:.F28])" office:value-type="float" office:value="1.5625" calcext:value-type="float">
            <text:p>1,5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3];[.C9];[.C15];[.C21])" office:value-type="float" office:value="-10" calcext:value-type="float">
            <text:p>-10,00</text:p>
          </table:table-cell>
          <table:table-cell table:style-name="ce10" table:formula="of:=AVERAGE([.D3];[.D9];[.D15];[.D21])" office:value-type="float" office:value="-7.325" calcext:value-type="float">
            <text:p>-7,33</text:p>
          </table:table-cell>
          <table:table-cell table:style-name="ce10" table:formula="of:=AVERAGE([.E3];[.E9];[.E15];[.E21])" office:value-type="float" office:value="1.8" calcext:value-type="float">
            <text:p>1,80</text:p>
          </table:table-cell>
          <table:table-cell table:style-name="ce10" table:formula="of:=AVERAGE([.F3];[.F9];[.F15];[.F21])" office:value-type="float" office:value="-0.599999999999994" calcext:value-type="float">
            <text:p>-0,60</text:p>
          </table:table-cell>
          <table:table-cell table:style-name="ce10" table:formula="of:=AVERAGE([.C29:.F29])" office:value-type="float" office:value="-4.03125" calcext:value-type="float">
            <text:p>-4,03</text:p>
          </table:table-cell>
          <table:table-cell table:number-columns-repeated="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4];[.C10];[.C16];[.C22])" office:value-type="float" office:value="2.425" calcext:value-type="float">
            <text:p>2,43</text:p>
          </table:table-cell>
          <table:table-cell table:style-name="ce10" table:formula="of:=AVERAGE([.D4];[.D10];[.D16];[.D22])" office:value-type="float" office:value="-0.149999999999999" calcext:value-type="float">
            <text:p>-0,15</text:p>
          </table:table-cell>
          <table:table-cell table:style-name="ce10" table:formula="of:=AVERAGE([.E4];[.E10];[.E16];[.E22])" office:value-type="float" office:value="2.65" calcext:value-type="float">
            <text:p>2,65</text:p>
          </table:table-cell>
          <table:table-cell table:style-name="ce10" table:formula="of:=AVERAGE([.F4];[.F10];[.F16];[.F22])" office:value-type="float" office:value="0.175000000000001" calcext:value-type="float">
            <text:p>0,18</text:p>
          </table:table-cell>
          <table:table-cell table:style-name="ce10" table:formula="of:=AVERAGE([.C30:.F30])" office:value-type="float" office:value="1.275" calcext:value-type="float">
            <text:p>1,28</text:p>
          </table:table-cell>
          <table:table-cell table:number-columns-repeated="5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23];[.C17];[.C11];[.C5])" office:value-type="float" office:value="-1.15" calcext:value-type="float">
            <text:p>-1,15</text:p>
          </table:table-cell>
          <table:table-cell table:style-name="ce10" table:formula="of:=AVERAGE([.D23];[.D17];[.D11];[.D5])" office:value-type="float" office:value="0.549999999999999" calcext:value-type="float">
            <text:p>0,55</text:p>
          </table:table-cell>
          <table:table-cell table:style-name="ce10" table:formula="of:=AVERAGE([.E23];[.E17];[.E11];[.E5])" office:value-type="float" office:value="-3.725" calcext:value-type="float">
            <text:p>-3,73</text:p>
          </table:table-cell>
          <table:table-cell table:style-name="ce10" table:formula="of:=AVERAGE([.F23];[.F17];[.F11];[.F5])" office:value-type="float" office:value="1.95" calcext:value-type="float">
            <text:p>1,95</text:p>
          </table:table-cell>
          <table:table-cell table:style-name="ce10" table:formula="of:=AVERAGE([.C31:.F31])" office:value-type="float" office:value="-0.59375" calcext:value-type="float">
            <text:p>-0,5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24];[.C18];[.C12];[.C6])" office:value-type="float" office:value="-2.825" calcext:value-type="float">
            <text:p>-2,83</text:p>
          </table:table-cell>
          <table:table-cell table:style-name="ce10" table:formula="of:=AVERAGE([.D24];[.D18];[.D12];[.D6])" office:value-type="float" office:value="-4.275" calcext:value-type="float">
            <text:p>-4,28</text:p>
          </table:table-cell>
          <table:table-cell table:style-name="ce10" table:formula="of:=AVERAGE([.E24];[.E18];[.E12];[.E6])" office:value-type="float" office:value="0.850000000000001" calcext:value-type="float">
            <text:p>0,85</text:p>
          </table:table-cell>
          <table:table-cell table:style-name="ce10" table:formula="of:=AVERAGE([.F24];[.F18];[.F12];[.F6])" office:value-type="float" office:value="-5.95" calcext:value-type="float">
            <text:p>-5,95</text:p>
          </table:table-cell>
          <table:table-cell table:style-name="ce10" table:formula="of:=AVERAGE([.C32:.F32])" office:value-type="float" office:value="-3.05" calcext:value-type="float">
            <text:p>-3,0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25];[.C19];[.C13];[.C7])" office:value-type="float" office:value="3.8" calcext:value-type="float">
            <text:p>3,80</text:p>
          </table:table-cell>
          <table:table-cell table:style-name="ce10" table:formula="of:=AVERAGE([.D25];[.D19];[.D13];[.D7])" office:value-type="float" office:value="2.7" calcext:value-type="float">
            <text:p>2,70</text:p>
          </table:table-cell>
          <table:table-cell table:style-name="ce10" table:formula="of:=AVERAGE([.E25];[.E19];[.E13];[.E7])" office:value-type="float" office:value="1.075" calcext:value-type="float">
            <text:p>1,08</text:p>
          </table:table-cell>
          <table:table-cell table:style-name="ce10" table:formula="of:=AVERAGE([.F25];[.F19];[.F13];[.F7])" office:value-type="float" office:value="2.55" calcext:value-type="float">
            <text:p>2,55</text:p>
          </table:table-cell>
          <table:table-cell table:style-name="ce10" table:formula="of:=AVERAGE([.C33:.F33])" office:value-type="float" office:value="2.53125" calcext:value-type="float">
            <text:p>2,5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0" table:formula="of:=AVERAGE([.C2:.C26])" office:value-type="float" office:value="-1.6125" calcext:value-type="float">
            <text:p>-1,61</text:p>
          </table:table-cell>
          <table:table-cell table:style-name="ce10" table:formula="of:=AVERAGE([.D2:.D26])" office:value-type="float" office:value="-0.970833333333334" calcext:value-type="float">
            <text:p>-0,97</text:p>
          </table:table-cell>
          <table:table-cell table:style-name="ce10" table:formula="of:=AVERAGE([.E2:.E26])" office:value-type="float" office:value="0.45" calcext:value-type="float">
            <text:p>0,45</text:p>
          </table:table-cell>
          <table:table-cell table:style-name="ce10" table:formula="of:=AVERAGE([.F2:.F26])" office:value-type="float" office:value="0.595833333333334" calcext:value-type="float">
            <text:p>0,60</text:p>
          </table:table-cell>
          <table:table-cell table:style-name="ce10"/>
          <table:table-cell table:number-columns-repeated="57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" table:style-name="ta3">
        <office:forms form:automatic-focus="false" form:apply-design-mode="false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default-cell-style-name="ce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54" table:default-cell-style-name="Default"/>
        <table:table-row table:style-name="ro1">
          <table:table-cell table:style-name="ce11" office:value-type="string" calcext:value-type="string">
            <text:p>Env</text:p>
          </table:table-cell>
          <table:table-cell table:style-name="ce11" office:value-type="string" calcext:value-type="string">
            <text:p>Team size</text:p>
          </table:table-cell>
          <table:table-cell office:value-type="string" calcext:value-type="string">
            <text:p>PR OR</text:p>
          </table:table-cell>
          <table:table-cell table:style-name="ce11" office:value-type="string" calcext:value-type="string">
            <text:p>T PR C1</text:p>
          </table:table-cell>
          <table:table-cell table:style-name="ce11" office:value-type="string" calcext:value-type="string">
            <text:p>V PR C1 </text:p>
          </table:table-cell>
          <table:table-cell table:style-name="ce11" office:value-type="string" calcext:value-type="string">
            <text:p>V PR C1 no canc</text:p>
          </table:table-cell>
          <table:table-cell office:value-type="string" calcext:value-type="string">
            <text:p>PB OR</text:p>
          </table:table-cell>
          <table:table-cell table:style-name="ce11" office:value-type="string" calcext:value-type="string">
            <text:p>T PB C1</text:p>
          </table:table-cell>
          <table:table-cell table:style-name="ce11" office:value-type="string" calcext:value-type="string">
            <text:p>V PB C1 </text:p>
          </table:table-cell>
          <table:table-cell table:style-name="ce11" office:value-type="string" calcext:value-type="string">
            <text:p>V PB C1 no canc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3.4" calcext:value-type="float">
            <text:p>113,4</text:p>
          </table:table-cell>
          <table:table-cell table:style-name="ce2" office:value-type="float" office:value="124.3" calcext:value-type="float">
            <text:p>124,3</text:p>
          </table:table-cell>
          <table:table-cell office:value-type="float" office:value="113.5" calcext:value-type="float">
            <text:p>113,5</text:p>
          </table:table-cell>
          <table:table-cell office:value-type="float" office:value="120" calcext:value-type="float">
            <text:p>120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27.1" calcext:value-type="float">
            <text:p>127,1</text:p>
          </table:table-cell>
          <table:table-cell office:value-type="float" office:value="118.5" calcext:value-type="float">
            <text:p>118,5</text:p>
          </table:table-cell>
          <table:table-cell office:value-type="float" office:value="134.5" calcext:value-type="float">
            <text:p>134,5</text:p>
          </table:table-cell>
          <table:table-cell>
            <draw:frame table:end-cell-address="C.S17" table:end-x="8.19mm" table:end-y="3.3mm" draw:z-index="0" draw:name="Grafico 2" draw:style-name="gr1" draw:text-style-name="P1" svg:width="160.16mm" svg:height="76.17mm" svg:x="16.67mm" svg:y="0.16mm">
              <draw:object draw:notify-on-update-of-ranges="C.C1:C.C1 C.C2:C.C7 C.D1:C.D1 C.D2:C.D7 C.E1:C.E1 C.E2:C.E7 C.F1:C.F1 C.F2:C.F7 C.G1:C.G1 C.G2:C.G7 C.H1:C.H1 C.H2:C.H7 C.I1:C.I1 C.I2:C.I7 C.J1:C.J1 C.J2:C.J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  <table:table-cell>
            <draw:frame table:end-cell-address="C.AA17" table:end-x="9.52mm" table:end-y="4.76mm" draw:z-index="1" draw:name="Grafico 3" draw:style-name="gr1" draw:text-style-name="P1" svg:width="156.87mm" svg:height="76.17mm" svg:x="0.22mm" svg:y="1.62mm">
              <draw:object draw:notify-on-update-of-ranges="C.C1:C.C1 C.C8:C.C13 C.D1:C.D1 C.D8:C.D13 C.E1:C.E1 C.E8:C.E13 C.F1:C.F1 C.F8:C.F13 C.G1:C.G1 C.G8:C.G13 C.H1:C.H1 C.H8:C.H13 C.I1:C.I1 C.I8:C.I13 C.J1:C.J1 C.J8:C.J1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3.9" calcext:value-type="float">
            <text:p>133,9</text:p>
          </table:table-cell>
          <table:table-cell table:style-name="ce2" office:value-type="float" office:value="134" calcext:value-type="float">
            <text:p>134</text:p>
          </table:table-cell>
          <table:table-cell office:value-type="float" office:value="138.5" calcext:value-type="float">
            <text:p>138,5</text:p>
          </table:table-cell>
          <table:table-cell office:value-type="float" office:value="145.5" calcext:value-type="float">
            <text:p>145,5</text:p>
          </table:table-cell>
          <table:table-cell table:style-name="ce2" office:value-type="float" office:value="137.7" calcext:value-type="float">
            <text:p>137,7</text:p>
          </table:table-cell>
          <table:table-cell table:style-name="ce2" office:value-type="float" office:value="140.8" calcext:value-type="float">
            <text:p>140,8</text:p>
          </table:table-cell>
          <table:table-cell office:value-type="float" office:value="142.5" calcext:value-type="float">
            <text:p>142,5</text:p>
          </table:table-cell>
          <table:table-cell office:value-type="float" office:value="136.5" calcext:value-type="float">
            <text:p>136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4" calcext:value-type="float">
            <text:p>85,4</text:p>
          </table:table-cell>
          <table:table-cell table:style-name="ce2" office:value-type="float" office:value="87.5" calcext:value-type="float">
            <text:p>87,5</text:p>
          </table:table-cell>
          <table:table-cell office:value-type="float" office:value="92" calcext:value-type="float">
            <text:p>92</text:p>
          </table:table-cell>
          <table:table-cell office:value-type="float" office:value="77.5" calcext:value-type="float">
            <text:p>77,5</text:p>
          </table:table-cell>
          <table:table-cell office:value-type="float" office:value="101.6" calcext:value-type="float">
            <text:p>101,6</text:p>
          </table:table-cell>
          <table:table-cell table:style-name="ce2" office:value-type="float" office:value="111.9" calcext:value-type="float">
            <text:p>111,9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.2" calcext:value-type="float">
            <text:p>57,2</text:p>
          </table:table-cell>
          <table:table-cell table:style-name="ce2" office:value-type="float" office:value="57.9" calcext:value-type="float">
            <text:p>57,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3.8" calcext:value-type="float">
            <text:p>63,8</text:p>
          </table:table-cell>
          <table:table-cell table:style-name="ce2" office:value-type="float" office:value="73.9" calcext:value-type="float">
            <text:p>73,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7.7" calcext:value-type="float">
            <text:p>147,7</text:p>
          </table:table-cell>
          <table:table-cell table:style-name="ce2" office:value-type="float" office:value="138.5" calcext:value-type="float">
            <text:p>138,5</text:p>
          </table:table-cell>
          <table:table-cell office:value-type="float" office:value="132.5" calcext:value-type="float">
            <text:p>132,5</text:p>
          </table:table-cell>
          <table:table-cell office:value-type="float" office:value="146.5" calcext:value-type="float">
            <text:p>146,5</text:p>
          </table:table-cell>
          <table:table-cell office:value-type="float" office:value="248.9" calcext:value-type="float">
            <text:p>248,9</text:p>
          </table:table-cell>
          <table:table-cell table:style-name="ce2" office:value-type="float" office:value="239.7" calcext:value-type="float">
            <text:p>239,7</text:p>
          </table:table-cell>
          <table:table-cell office:value-type="float" office:value="213" calcext:value-type="float">
            <text:p>213</text:p>
          </table:table-cell>
          <table:table-cell office:value-type="float" office:value="248" calcext:value-type="float">
            <text:p>248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.2" calcext:value-type="float">
            <text:p>73,2</text:p>
          </table:table-cell>
          <table:table-cell table:style-name="ce2" office:value-type="float" office:value="74.7" calcext:value-type="float">
            <text:p>74,7</text:p>
          </table:table-cell>
          <table:table-cell office:value-type="float" office:value="73.5" calcext:value-type="float">
            <text:p>73,5</text:p>
          </table:table-cell>
          <table:table-cell office:value-type="float" office:value="72.5" calcext:value-type="float">
            <text:p>72,5</text:p>
          </table:table-cell>
          <table:table-cell office:value-type="float" office:value="87.8" calcext:value-type="float">
            <text:p>87,8</text:p>
          </table:table-cell>
          <table:table-cell table:style-name="ce2" office:value-type="float" office:value="90.2" calcext:value-type="float">
            <text:p>90,2</text:p>
          </table:table-cell>
          <table:table-cell office:value-type="float" office:value="92.5" calcext:value-type="float">
            <text:p>92,5</text:p>
          </table:table-cell>
          <table:table-cell office:value-type="float" office:value="85.5" calcext:value-type="float">
            <text:p>85,5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3.1" calcext:value-type="float">
            <text:p>113,1</text:p>
          </table:table-cell>
          <table:table-cell table:style-name="ce2" office:value-type="float" office:value="117.5" calcext:value-type="float">
            <text:p>117,5</text:p>
          </table:table-cell>
          <table:table-cell office:value-type="float" office:value="108.5" calcext:value-type="float">
            <text:p>108,5</text:p>
          </table:table-cell>
          <table:table-cell office:value-type="float" office:value="99.5" calcext:value-type="float">
            <text:p>99,5</text:p>
          </table:table-cell>
          <table:table-cell office:value-type="float" office:value="118.1" calcext:value-type="float">
            <text:p>118,1</text:p>
          </table:table-cell>
          <table:table-cell table:style-name="ce2" office:value-type="float" office:value="117.8" calcext:value-type="float">
            <text:p>117,8</text:p>
          </table:table-cell>
          <table:table-cell office:value-type="float" office:value="128.5" calcext:value-type="float">
            <text:p>128,5</text:p>
          </table:table-cell>
          <table:table-cell office:value-type="float" office:value="122" calcext:value-type="float">
            <text:p>122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.4" calcext:value-type="float">
            <text:p>138,4</text:p>
          </table:table-cell>
          <table:table-cell table:style-name="ce2" office:value-type="float" office:value="134.6" calcext:value-type="float">
            <text:p>134,6</text:p>
          </table:table-cell>
          <table:table-cell office:value-type="float" office:value="153.5" calcext:value-type="float">
            <text:p>153,5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40.1" calcext:value-type="float">
            <text:p>140,1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2.5" calcext:value-type="float">
            <text:p>82,5</text:p>
          </table:table-cell>
          <table:table-cell office:value-type="float" office:value="72.5" calcext:value-type="float">
            <text:p>72,5</text:p>
          </table:table-cell>
          <table:table-cell office:value-type="float" office:value="75" calcext:value-type="float">
            <text:p>75</text:p>
          </table:table-cell>
          <table:table-cell office:value-type="float" office:value="81.2" calcext:value-type="float">
            <text:p>81,2</text:p>
          </table:table-cell>
          <table:table-cell table:style-name="ce2" office:value-type="float" office:value="84.6" calcext:value-type="float">
            <text:p>84,6</text:p>
          </table:table-cell>
          <table:table-cell office:value-type="float" office:value="76.5" calcext:value-type="float">
            <text:p>76,5</text:p>
          </table:table-cell>
          <table:table-cell office:value-type="float" office:value="84" calcext:value-type="float">
            <text:p>84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table:style-name="ce2" office:value-type="float" office:value="57.3" calcext:value-type="float">
            <text:p>57,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9.2" calcext:value-type="float">
            <text:p>59,2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57.5" calcext:value-type="float">
            <text:p>57,5</text:p>
          </table:table-cell>
          <table:table-cell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9.3" calcext:value-type="float">
            <text:p>149,3</text:p>
          </table:table-cell>
          <table:table-cell table:style-name="ce2" office:value-type="float" office:value="145.4" calcext:value-type="float">
            <text:p>145,4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161.9" calcext:value-type="float">
            <text:p>161,9</text:p>
          </table:table-cell>
          <table:table-cell table:style-name="ce2" office:value-type="float" office:value="134.6" calcext:value-type="float">
            <text:p>134,6</text:p>
          </table:table-cell>
          <table:table-cell office:value-type="float" office:value="163.5" calcext:value-type="float">
            <text:p>163,5</text:p>
          </table:table-cell>
          <table:table-cell office:value-type="float" office:value="156.5" calcext:value-type="float">
            <text:p>156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.9" calcext:value-type="float">
            <text:p>72,9</text:p>
          </table:table-cell>
          <table:table-cell table:style-name="ce2" office:value-type="float" office:value="72.5" calcext:value-type="float">
            <text:p>72,5</text:p>
          </table:table-cell>
          <table:table-cell office:value-type="float" office:value="71" calcext:value-type="float">
            <text:p>71</text:p>
          </table:table-cell>
          <table:table-cell office:value-type="float" office:value="72.5" calcext:value-type="float">
            <text:p>72,5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3.5" calcext:value-type="float">
            <text:p>73,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3.4" calcext:value-type="float">
            <text:p>123,4</text:p>
          </table:table-cell>
          <table:table-cell table:style-name="ce2" office:value-type="float" office:value="123.9" calcext:value-type="float">
            <text:p>123,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23.7" calcext:value-type="float">
            <text:p>123,7</text:p>
          </table:table-cell>
          <table:table-cell table:style-name="ce2" office:value-type="float" office:value="115.8" calcext:value-type="float">
            <text:p>115,8</text:p>
          </table:table-cell>
          <table:table-cell table:number-columns-repeated="2" office:value-type="float" office:value="128.5" calcext:value-type="float">
            <text:p>128,5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141.1" calcext:value-type="float">
            <text:p>141,1</text:p>
          </table:table-cell>
          <table:table-cell table:style-name="ce2" office:value-type="float" office:value="138.8" calcext:value-type="float">
            <text:p>138,8</text:p>
          </table:table-cell>
          <table:table-cell office:value-type="float" office:value="134.5" calcext:value-type="float">
            <text:p>134,5</text:p>
          </table:table-cell>
          <table:table-cell office:value-type="float" office:value="137.5" calcext:value-type="float">
            <text:p>137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.6" calcext:value-type="float">
            <text:p>76,6</text:p>
          </table:table-cell>
          <table:table-cell table:style-name="ce2" office:value-type="float" office:value="74.8" calcext:value-type="float">
            <text:p>74,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6.3" calcext:value-type="float">
            <text:p>86,3</text:p>
          </table:table-cell>
          <table:table-cell table:style-name="ce2" office:value-type="float" office:value="85.9" calcext:value-type="float">
            <text:p>85,9</text:p>
          </table:table-cell>
          <table:table-cell office:value-type="float" office:value="95.5" calcext:value-type="float">
            <text:p>95,5</text:p>
          </table:table-cell>
          <table:table-cell office:value-type="float" office:value="77.5" calcext:value-type="float">
            <text:p>77,5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,6</text:p>
          </table:table-cell>
          <table:table-cell table:style-name="ce2" office:value-type="float" office:value="57.7" calcext:value-type="float">
            <text:p>57,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.4" calcext:value-type="float">
            <text:p>61,4</text:p>
          </table:table-cell>
          <table:table-cell table:style-name="ce2" office:value-type="float" office:value="52.3" calcext:value-type="float">
            <text:p>52,3</text:p>
          </table:table-cell>
          <table:table-cell office:value-type="float" office:value="56.5" calcext:value-type="float">
            <text:p>56,5</text:p>
          </table:table-cell>
          <table:table-cell office:value-type="float" office:value="51.5" calcext:value-type="float">
            <text:p>51,5</text:p>
          </table:table-cell>
          <table:table-cell/>
          <table:table-cell>
            <draw:frame table:end-cell-address="C.S33" table:end-x="9.52mm" table:end-y="0.55mm" draw:z-index="2" draw:name="Grafico 4" draw:style-name="gr1" draw:text-style-name="P1" svg:width="156.87mm" svg:height="76.22mm" svg:x="0.22mm" svg:y="2.24mm">
              <draw:object draw:notify-on-update-of-ranges="C.C1:C.C1 C.C14:C.C19 C.D1:C.D1 C.D14:C.D19 C.E1:C.E1 C.E14:C.E19 C.F1:C.F1 C.F14:C.F19 C.G1:C.G1 C.G14:C.G19 C.H1:C.H1 C.H14:C.H19 C.I1:C.I1 C.I14:C.I19 C.J1:C.J1 C.J14:C.J1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C.AA33" table:end-x="9.83mm" table:end-y="0.54mm" draw:z-index="3" draw:name="Grafico 5" draw:style-name="gr1" draw:text-style-name="P1" svg:width="156.88mm" svg:height="76.22mm" svg:x="0.52mm" svg:y="2.23mm">
              <draw:object draw:notify-on-update-of-ranges="C.C1:C.C1 C.C20:C.C25 C.D1:C.D1 C.D20:C.D25 C.E1:C.E1 C.E20:C.E25 C.F1:C.F1 C.F20:C.F25 C.G1:C.G1 C.G20:C.G25 C.H1:C.H1 C.H20:C.H25 C.I1:C.I1 C.I20:C.I25 C.J1:C.J1 C.J20:C.J2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.1" calcext:value-type="float">
            <text:p>134,1</text:p>
          </table:table-cell>
          <table:table-cell table:style-name="ce2" office:value-type="float" office:value="138.8" calcext:value-type="float">
            <text:p>138,8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71.1" calcext:value-type="float">
            <text:p>171,1</text:p>
          </table:table-cell>
          <table:table-cell table:style-name="ce2" office:value-type="float" office:value="168.2" calcext:value-type="float">
            <text:p>168,2</text:p>
          </table:table-cell>
          <table:table-cell office:value-type="float" office:value="161" calcext:value-type="float">
            <text:p>161</text:p>
          </table:table-cell>
          <table:table-cell office:value-type="float" office:value="169.5" calcext:value-type="float">
            <text:p>169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.1" calcext:value-type="float">
            <text:p>72,1</text:p>
          </table:table-cell>
          <table:table-cell table:style-name="ce2" office:value-type="float" office:value="71.1" calcext:value-type="float">
            <text:p>71,1</text:p>
          </table:table-cell>
          <table:table-cell office:value-type="float" office:value="78.5" calcext:value-type="float">
            <text:p>78,5</text:p>
          </table:table-cell>
          <table:table-cell office:value-type="float" office:value="80" calcext:value-type="float">
            <text:p>80</text:p>
          </table:table-cell>
          <table:table-cell office:value-type="float" office:value="78.3" calcext:value-type="float">
            <text:p>78,3</text:p>
          </table:table-cell>
          <table:table-cell table:style-name="ce2" office:value-type="float" office:value="74.8" calcext:value-type="float">
            <text:p>74,8</text:p>
          </table:table-cell>
          <table:table-cell office:value-type="float" office:value="78.5" calcext:value-type="float">
            <text:p>78,5</text:p>
          </table:table-cell>
          <table:table-cell office:value-type="float" office:value="74.5" calcext:value-type="float">
            <text:p>74,5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15.9" calcext:value-type="float">
            <text:p>115,9</text:p>
          </table:table-cell>
          <table:table-cell office:value-type="float" office:value="127.5" calcext:value-type="float">
            <text:p>127,5</text:p>
          </table:table-cell>
          <table:table-cell office:value-type="float" office:value="119" calcext:value-type="float">
            <text:p>119</text:p>
          </table:table-cell>
          <table:table-cell office:value-type="float" office:value="104.5" calcext:value-type="float">
            <text:p>104,5</text:p>
          </table:table-cell>
          <table:table-cell table:style-name="ce2" office:value-type="float" office:value="106.5" calcext:value-type="float">
            <text:p>106,5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39.7" calcext:value-type="float">
            <text:p>139,7</text:p>
          </table:table-cell>
          <table:table-cell office:value-type="float" office:value="137" calcext:value-type="float">
            <text:p>137</text:p>
          </table:table-cell>
          <table:table-cell office:value-type="float" office:value="146.5" calcext:value-type="float">
            <text:p>146,5</text:p>
          </table:table-cell>
          <table:table-cell table:style-name="ce2" office:value-type="float" office:value="133.6" calcext:value-type="float">
            <text:p>133,6</text:p>
          </table:table-cell>
          <table:table-cell table:style-name="ce2" office:value-type="float" office:value="132.1" calcext:value-type="float">
            <text:p>132,1</text:p>
          </table:table-cell>
          <table:table-cell office:value-type="float" office:value="143.5" calcext:value-type="float">
            <text:p>143,5</text:p>
          </table:table-cell>
          <table:table-cell office:value-type="float" office:value="131.5" calcext:value-type="float">
            <text:p>131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.1" calcext:value-type="float">
            <text:p>70,1</text:p>
          </table:table-cell>
          <table:table-cell table:style-name="ce2" office:value-type="float" office:value="77.1" calcext:value-type="float">
            <text:p>77,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4.7" calcext:value-type="float">
            <text:p>84,7</text:p>
          </table:table-cell>
          <table:table-cell table:style-name="ce2" office:value-type="float" office:value="78.6" calcext:value-type="float">
            <text:p>78,6</text:p>
          </table:table-cell>
          <table:table-cell office:value-type="float" office:value="80.5" calcext:value-type="float">
            <text:p>80,5</text:p>
          </table:table-cell>
          <table:table-cell office:value-type="float" office:value="87.5" calcext:value-type="float">
            <text:p>87,5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.6" calcext:value-type="float">
            <text:p>51,6</text:p>
          </table:table-cell>
          <table:table-cell table:style-name="ce2" office:value-type="float" office:value="57.6" calcext:value-type="float">
            <text:p>57,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64.8" calcext:value-type="float">
            <text:p>64,8</text:p>
          </table:table-cell>
          <table:table-cell table:style-name="ce2" office:value-type="float" office:value="73.3" calcext:value-type="float">
            <text:p>73,3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1.9" calcext:value-type="float">
            <text:p>131,9</text:p>
          </table:table-cell>
          <table:table-cell office:value-type="float" office:value="133.5" calcext:value-type="float">
            <text:p>133,5</text:p>
          </table:table-cell>
          <table:table-cell office:value-type="float" office:value="137" calcext:value-type="float">
            <text:p>137</text:p>
          </table:table-cell>
          <table:table-cell office:value-type="float" office:value="136.9" calcext:value-type="float">
            <text:p>136,9</text:p>
          </table:table-cell>
          <table:table-cell table:style-name="ce2" office:value-type="float" office:value="139.2" calcext:value-type="float">
            <text:p>139,2</text:p>
          </table:table-cell>
          <table:table-cell office:value-type="float" office:value="137" calcext:value-type="float">
            <text:p>137</text:p>
          </table:table-cell>
          <table:table-cell office:value-type="float" office:value="146.5" calcext:value-type="float">
            <text:p>146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5.3" calcext:value-type="float">
            <text:p>75,3</text:p>
          </table:table-cell>
          <table:table-cell office:value-type="float" office:value="79.5" calcext:value-type="float">
            <text:p>79,5</text:p>
          </table:table-cell>
          <table:table-cell office:value-type="float" office:value="78.5" calcext:value-type="float">
            <text:p>78,5</text:p>
          </table:table-cell>
          <table:table-cell office:value-type="float" office:value="74.7" calcext:value-type="float">
            <text:p>74,7</text:p>
          </table:table-cell>
          <table:table-cell table:style-name="ce2" office:value-type="float" office:value="70.2" calcext:value-type="float">
            <text:p>70,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54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 delta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T PR C1</text:p>
          </table:table-cell>
          <table:table-cell office:value-type="string" calcext:value-type="string">
            <text:p>V PR C1 </text:p>
          </table:table-cell>
          <table:table-cell office:value-type="string" calcext:value-type="string">
            <text:p>V PR C1 no canc</text:p>
          </table:table-cell>
          <table:table-cell office:value-type="string" calcext:value-type="string">
            <text:p>T PB C1</text:p>
          </table:table-cell>
          <table:table-cell office:value-type="string" calcext:value-type="string">
            <text:p>V PB C1 </text:p>
          </table:table-cell>
          <table:table-cell office:value-type="string" calcext:value-type="string">
            <text:p>V PB C1 no canc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C.D2]-[$C.C2]" office:value-type="float" office:value="10.9" calcext:value-type="float">
            <text:p>10,9</text:p>
          </table:table-cell>
          <table:table-cell table:formula="of:=[$C.E2]-[$C.C2]" office:value-type="float" office:value="0.0999999999999943" calcext:value-type="float">
            <text:p>0,099999999999994</text:p>
          </table:table-cell>
          <table:table-cell table:formula="of:=[$C.F2]-[$C.C2]" office:value-type="float" office:value="6.59999999999999" calcext:value-type="float">
            <text:p>6,59999999999999</text:p>
          </table:table-cell>
          <table:table-cell table:formula="of:=[$C.H2]-[$C.G2]" office:value-type="float" office:value="11.2" calcext:value-type="float">
            <text:p>11,2</text:p>
          </table:table-cell>
          <table:table-cell table:formula="of:=[$C.I2]-[$C.G2]" office:value-type="float" office:value="2.59999999999999" calcext:value-type="float">
            <text:p>2,59999999999999</text:p>
          </table:table-cell>
          <table:table-cell table:formula="of:=[$C.J2]-[$C.G2]" office:value-type="float" office:value="18.6" calcext:value-type="float">
            <text:p>18,6</text:p>
          </table:table-cell>
          <table:table-cell/>
          <table:table-cell>
            <draw:frame table:end-cell-address="'C delta'.Q16" table:end-x="8.46mm" table:end-y="2.24mm" draw:z-index="0" draw:name="Grafico 1" draw:style-name="gr1" draw:text-style-name="P1" svg:width="156.01mm" svg:height="76.21mm" svg:x="0mm" svg:y="0.56mm">
              <draw:object draw:notify-on-update-of-ranges="'C delta'.C1:'C delta'.C1 'C delta'.C2:'C delta'.C7 'C delta'.D1:'C delta'.D1 'C delta'.D2:'C delta'.D7 'C delta'.E1:'C delta'.E1 'C delta'.E2:'C delta'.E7 'C delta'.F1:'C delta'.F1 'C delta'.F2:'C delta'.F7 'C delta'.G1:'C delta'.G1 'C delta'.G2:'C delta'.G7 'C delta'.H1:'C delta'.H1 'C delta'.H2:'C delta'.H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table:end-cell-address="'C delta'.Y16" table:end-x="9.09mm" table:end-y="2.21mm" draw:z-index="1" draw:name="Grafico 2" draw:style-name="gr1" draw:text-style-name="P1" svg:width="156.47mm" svg:height="76.21mm" svg:x="0.17mm" svg:y="0.53mm">
              <draw:object draw:notify-on-update-of-ranges="'C delta'.C1:'C delta'.C1 'C delta'.C8:'C delta'.C13 'C delta'.D1:'C delta'.D1 'C delta'.D8:'C delta'.D13 'C delta'.E1:'C delta'.E1 'C delta'.E8:'C delta'.E13 'C delta'.F1:'C delta'.F1 'C delta'.F8:'C delta'.F13 'C delta'.G1:'C delta'.G1 'C delta'.G8:'C delta'.G13 'C delta'.H1:'C delta'.H1 'C delta'.H8:'C delta'.H13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C.D3]-[$C.C3]" office:value-type="float" office:value="0.0999999999999943" calcext:value-type="float">
            <text:p>0,099999999999994</text:p>
          </table:table-cell>
          <table:table-cell table:formula="of:=[$C.E3]-[$C.C3]" office:value-type="float" office:value="4.59999999999999" calcext:value-type="float">
            <text:p>4,59999999999999</text:p>
          </table:table-cell>
          <table:table-cell table:formula="of:=[$C.F3]-[$C.C3]" office:value-type="float" office:value="11.6" calcext:value-type="float">
            <text:p>11,6</text:p>
          </table:table-cell>
          <table:table-cell table:formula="of:=[$C.H3]-[$C.G3]" office:value-type="float" office:value="3.10000000000002" calcext:value-type="float">
            <text:p>3,10000000000002</text:p>
          </table:table-cell>
          <table:table-cell table:formula="of:=[$C.I3]-[$C.G3]" office:value-type="float" office:value="4.80000000000001" calcext:value-type="float">
            <text:p>4,80000000000001</text:p>
          </table:table-cell>
          <table:table-cell table:formula="of:=[$C.J3]-[$C.G3]" office:value-type="float" office:value="-1.19999999999999" calcext:value-type="float">
            <text:p>-1,1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$C.D4]-[$C.C4]" office:value-type="float" office:value="2.09999999999999" calcext:value-type="float">
            <text:p>2,09999999999999</text:p>
          </table:table-cell>
          <table:table-cell table:formula="of:=[$C.E4]-[$C.C4]" office:value-type="float" office:value="6.59999999999999" calcext:value-type="float">
            <text:p>6,59999999999999</text:p>
          </table:table-cell>
          <table:table-cell table:formula="of:=[$C.F4]-[$C.C4]" office:value-type="float" office:value="-7.90000000000001" calcext:value-type="float">
            <text:p>-7,90000000000001</text:p>
          </table:table-cell>
          <table:table-cell table:formula="of:=[$C.H4]-[$C.G4]" office:value-type="float" office:value="10.3" calcext:value-type="float">
            <text:p>10,3</text:p>
          </table:table-cell>
          <table:table-cell table:formula="of:=[$C.I4]-[$C.G4]" office:value-type="float" office:value="4.40000000000001" calcext:value-type="float">
            <text:p>4,40000000000001</text:p>
          </table:table-cell>
          <table:table-cell table:formula="of:=[$C.J4]-[$C.G4]" office:value-type="float" office:value="-2.59999999999999" calcext:value-type="float">
            <text:p>-2,59999999999999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$C.D5]-[$C.C5]" office:value-type="float" office:value="0.699999999999996" calcext:value-type="float">
            <text:p>0,699999999999996</text:p>
          </table:table-cell>
          <table:table-cell table:formula="of:=[$C.E5]-[$C.C5]" office:value-type="float" office:value="0.799999999999997" calcext:value-type="float">
            <text:p>0,799999999999997</text:p>
          </table:table-cell>
          <table:table-cell table:formula="of:=[$C.F5]-[$C.C5]" office:value-type="float" office:value="-2.2" calcext:value-type="float">
            <text:p>-2,2</text:p>
          </table:table-cell>
          <table:table-cell table:formula="of:=[$C.H5]-[$C.G5]" office:value-type="float" office:value="10.1" calcext:value-type="float">
            <text:p>10,1</text:p>
          </table:table-cell>
          <table:table-cell table:formula="of:=[$C.I5]-[$C.G5]" office:value-type="float" office:value="4.2" calcext:value-type="float">
            <text:p>4,2</text:p>
          </table:table-cell>
          <table:table-cell table:formula="of:=[$C.J5]-[$C.G5]" office:value-type="float" office:value="-7.8" calcext:value-type="float">
            <text:p>-7,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$C.D6]-[$C.C6]" office:value-type="float" office:value="-9.19999999999999" calcext:value-type="float">
            <text:p>-9,19999999999999</text:p>
          </table:table-cell>
          <table:table-cell table:formula="of:=[$C.E6]-[$C.C6]" office:value-type="float" office:value="-15.2" calcext:value-type="float">
            <text:p>-15,2</text:p>
          </table:table-cell>
          <table:table-cell table:formula="of:=[$C.F6]-[$C.C6]" office:value-type="float" office:value="-1.19999999999999" calcext:value-type="float">
            <text:p>-1,19999999999999</text:p>
          </table:table-cell>
          <table:table-cell table:formula="of:=[$C.H6]-[$C.G6]" office:value-type="float" office:value="-9.20000000000002" calcext:value-type="float">
            <text:p>-9,20000000000002</text:p>
          </table:table-cell>
          <table:table-cell table:formula="of:=[$C.I6]-[$C.G6]" office:value-type="float" office:value="-35.9" calcext:value-type="float">
            <text:p>-35,9</text:p>
          </table:table-cell>
          <table:table-cell table:formula="of:=[$C.J6]-[$C.G6]" office:value-type="float" office:value="-0.900000000000006" calcext:value-type="float">
            <text:p>-0,900000000000006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$C.D7]-[$C.C7]" office:value-type="float" office:value="1.5" calcext:value-type="float">
            <text:p>1,5</text:p>
          </table:table-cell>
          <table:table-cell table:formula="of:=[$C.E7]-[$C.C7]" office:value-type="float" office:value="0.299999999999997" calcext:value-type="float">
            <text:p>0,299999999999997</text:p>
          </table:table-cell>
          <table:table-cell table:formula="of:=[$C.F7]-[$C.C7]" office:value-type="float" office:value="-0.700000000000003" calcext:value-type="float">
            <text:p>-0,700000000000003</text:p>
          </table:table-cell>
          <table:table-cell table:formula="of:=[$C.H7]-[$C.G7]" office:value-type="float" office:value="2.40000000000001" calcext:value-type="float">
            <text:p>2,40000000000001</text:p>
          </table:table-cell>
          <table:table-cell table:formula="of:=[$C.I7]-[$C.G7]" office:value-type="float" office:value="4.7" calcext:value-type="float">
            <text:p>4,7</text:p>
          </table:table-cell>
          <table:table-cell table:formula="of:=[$C.J7]-[$C.G7]" office:value-type="float" office:value="-2.3" calcext:value-type="float">
            <text:p>-2,3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C.D8]-[$C.C8]" office:value-type="float" office:value="4.40000000000001" calcext:value-type="float">
            <text:p>4,40000000000001</text:p>
          </table:table-cell>
          <table:table-cell table:formula="of:=[$C.E8]-[$C.C8]" office:value-type="float" office:value="-4.59999999999999" calcext:value-type="float">
            <text:p>-4,59999999999999</text:p>
          </table:table-cell>
          <table:table-cell table:formula="of:=[$C.F8]-[$C.C8]" office:value-type="float" office:value="-13.6" calcext:value-type="float">
            <text:p>-13,6</text:p>
          </table:table-cell>
          <table:table-cell table:formula="of:=[$C.H8]-[$C.G8]" office:value-type="float" office:value="-0.299999999999997" calcext:value-type="float">
            <text:p>-0,299999999999997</text:p>
          </table:table-cell>
          <table:table-cell table:formula="of:=[$C.I8]-[$C.G8]" office:value-type="float" office:value="10.4" calcext:value-type="float">
            <text:p>10,4</text:p>
          </table:table-cell>
          <table:table-cell table:formula="of:=[$C.J8]-[$C.G8]" office:value-type="float" office:value="3.90000000000001" calcext:value-type="float">
            <text:p>3,9000000000000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C.D9]-[$C.C9]" office:value-type="float" office:value="-3.80000000000001" calcext:value-type="float">
            <text:p>-3,80000000000001</text:p>
          </table:table-cell>
          <table:table-cell table:formula="of:=[$C.E9]-[$C.C9]" office:value-type="float" office:value="15.1" calcext:value-type="float">
            <text:p>15,1</text:p>
          </table:table-cell>
          <table:table-cell table:formula="of:=[$C.F9]-[$C.C9]" office:value-type="float" office:value="8.59999999999999" calcext:value-type="float">
            <text:p>8,59999999999999</text:p>
          </table:table-cell>
          <table:table-cell table:formula="of:=[$C.H9]-[$C.G9]" office:value-type="float" office:value="3.59999999999999" calcext:value-type="float">
            <text:p>3,59999999999999</text:p>
          </table:table-cell>
          <table:table-cell table:formula="of:=[$C.I9]-[$C.G9]" office:value-type="float" office:value="15.5" calcext:value-type="float">
            <text:p>15,5</text:p>
          </table:table-cell>
          <table:table-cell table:formula="of:=[$C.J9]-[$C.G9]" office:value-type="float" office:value="2.5" calcext:value-type="float">
            <text:p>2,5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C.D10]-[$C.C10]" office:value-type="float" office:value="-0.5" calcext:value-type="float">
            <text:p>-0,5</text:p>
          </table:table-cell>
          <table:table-cell table:formula="of:=[$C.E10]-[$C.C10]" office:value-type="float" office:value="-10.5" calcext:value-type="float">
            <text:p>-10,5</text:p>
          </table:table-cell>
          <table:table-cell table:formula="of:=[$C.F10]-[$C.C10]" office:value-type="float" office:value="-8" calcext:value-type="float">
            <text:p>-8</text:p>
          </table:table-cell>
          <table:table-cell table:formula="of:=[$C.H10]-[$C.G10]" office:value-type="float" office:value="3.39999999999999" calcext:value-type="float">
            <text:p>3,39999999999999</text:p>
          </table:table-cell>
          <table:table-cell table:formula="of:=[$C.I10]-[$C.G10]" office:value-type="float" office:value="-4.7" calcext:value-type="float">
            <text:p>-4,7</text:p>
          </table:table-cell>
          <table:table-cell table:formula="of:=[$C.J10]-[$C.G10]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$C.D11]-[$C.C11]" office:value-type="float" office:value="-0.100000000000001" calcext:value-type="float">
            <text:p>-0,100000000000001</text:p>
          </table:table-cell>
          <table:table-cell table:formula="of:=[$C.E11]-[$C.C11]" office:value-type="float" office:value="0.600000000000001" calcext:value-type="float">
            <text:p>0,600000000000001</text:p>
          </table:table-cell>
          <table:table-cell table:formula="of:=[$C.F11]-[$C.C11]" office:value-type="float" office:value="-4.4" calcext:value-type="float">
            <text:p>-4,4</text:p>
          </table:table-cell>
          <table:table-cell table:formula="of:=[$C.H11]-[$C.G11]" office:value-type="float" office:value="-2.2" calcext:value-type="float">
            <text:p>-2,2</text:p>
          </table:table-cell>
          <table:table-cell table:formula="of:=[$C.I11]-[$C.G11]" office:value-type="float" office:value="-1.7" calcext:value-type="float">
            <text:p>-1,7</text:p>
          </table:table-cell>
          <table:table-cell table:formula="of:=[$C.J11]-[$C.G11]" office:value-type="float" office:value="-2.2" calcext:value-type="float">
            <text:p>-2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$C.D12]-[$C.C12]" office:value-type="float" office:value="-3.90000000000001" calcext:value-type="float">
            <text:p>-3,90000000000001</text:p>
          </table:table-cell>
          <table:table-cell table:formula="of:=[$C.E12]-[$C.C12]" office:value-type="float" office:value="-23.3" calcext:value-type="float">
            <text:p>-23,3</text:p>
          </table:table-cell>
          <table:table-cell table:formula="of:=[$C.F12]-[$C.C12]" office:value-type="float" office:value="7.69999999999999" calcext:value-type="float">
            <text:p>7,69999999999999</text:p>
          </table:table-cell>
          <table:table-cell table:formula="of:=[$C.H12]-[$C.G12]" office:value-type="float" office:value="-27.3" calcext:value-type="float">
            <text:p>-27,3</text:p>
          </table:table-cell>
          <table:table-cell table:formula="of:=[$C.I12]-[$C.G12]" office:value-type="float" office:value="1.59999999999999" calcext:value-type="float">
            <text:p>1,59999999999999</text:p>
          </table:table-cell>
          <table:table-cell table:formula="of:=[$C.J12]-[$C.G12]" office:value-type="float" office:value="-5.40000000000001" calcext:value-type="float">
            <text:p>-5,4000000000000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$C.D13]-[$C.C13]" office:value-type="float" office:value="-0.400000000000006" calcext:value-type="float">
            <text:p>-0,400000000000006</text:p>
          </table:table-cell>
          <table:table-cell table:formula="of:=[$C.E13]-[$C.C13]" office:value-type="float" office:value="-1.90000000000001" calcext:value-type="float">
            <text:p>-1,90000000000001</text:p>
          </table:table-cell>
          <table:table-cell table:formula="of:=[$C.F13]-[$C.C13]" office:value-type="float" office:value="-0.400000000000006" calcext:value-type="float">
            <text:p>-0,400000000000006</text:p>
          </table:table-cell>
          <table:table-cell table:formula="of:=[$C.H13]-[$C.G13]" office:value-type="float" office:value="-0.5" calcext:value-type="float">
            <text:p>-0,5</text:p>
          </table:table-cell>
          <table:table-cell table:formula="of:=[$C.I13]-[$C.G13]" office:value-type="float" office:value="10" calcext:value-type="float">
            <text:p>10</text:p>
          </table:table-cell>
          <table:table-cell table:formula="of:=[$C.J13]-[$C.G13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C.D14]-[$C.C14]" office:value-type="float" office:value="0.5" calcext:value-type="float">
            <text:p>0,5</text:p>
          </table:table-cell>
          <table:table-cell table:formula="of:=[$C.E14]-[$C.C14]" office:value-type="float" office:value="-9.40000000000001" calcext:value-type="float">
            <text:p>-9,40000000000001</text:p>
          </table:table-cell>
          <table:table-cell table:formula="of:=[$C.F14]-[$C.C14]" office:value-type="float" office:value="3.59999999999999" calcext:value-type="float">
            <text:p>3,59999999999999</text:p>
          </table:table-cell>
          <table:table-cell table:formula="of:=[$C.H14]-[$C.G14]" office:value-type="float" office:value="-7.90000000000001" calcext:value-type="float">
            <text:p>-7,90000000000001</text:p>
          </table:table-cell>
          <table:table-cell table:formula="of:=[$C.I14]-[$C.G14]" office:value-type="float" office:value="4.8" calcext:value-type="float">
            <text:p>4,8</text:p>
          </table:table-cell>
          <table:table-cell table:formula="of:=[$C.J14]-[$C.G14]" office:value-type="float" office:value="4.8" calcext:value-type="float">
            <text:p>4,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$C.D15]-[$C.C15]" office:value-type="float" office:value="-19" calcext:value-type="float">
            <text:p>-19</text:p>
          </table:table-cell>
          <table:table-cell table:formula="of:=[$C.E15]-[$C.C15]" office:value-type="float" office:value="-31" calcext:value-type="float">
            <text:p>-31</text:p>
          </table:table-cell>
          <table:table-cell table:formula="of:=[$C.F15]-[$C.C15]" office:value-type="float" office:value="-34" calcext:value-type="float">
            <text:p>-34</text:p>
          </table:table-cell>
          <table:table-cell table:formula="of:=[$C.H15]-[$C.G15]" office:value-type="float" office:value="-2.29999999999998" calcext:value-type="float">
            <text:p>-2,29999999999998</text:p>
          </table:table-cell>
          <table:table-cell table:formula="of:=[$C.I15]-[$C.G15]" office:value-type="float" office:value="-6.59999999999999" calcext:value-type="float">
            <text:p>-6,59999999999999</text:p>
          </table:table-cell>
          <table:table-cell table:formula="of:=[$C.J15]-[$C.G15]" office:value-type="float" office:value="-3.59999999999999" calcext:value-type="float">
            <text:p>-3,5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C.D16]-[$C.C16]" office:value-type="float" office:value="-1.8" calcext:value-type="float">
            <text:p>-1,8</text:p>
          </table:table-cell>
          <table:table-cell table:formula="of:=[$C.E16]-[$C.C16]" office:value-type="float" office:value="5.40000000000001" calcext:value-type="float">
            <text:p>5,40000000000001</text:p>
          </table:table-cell>
          <table:table-cell table:formula="of:=[$C.F16]-[$C.C16]" office:value-type="float" office:value="12.4" calcext:value-type="float">
            <text:p>12,4</text:p>
          </table:table-cell>
          <table:table-cell table:formula="of:=[$C.H16]-[$C.G16]" office:value-type="float" office:value="-0.399999999999991" calcext:value-type="float">
            <text:p>-0,399999999999991</text:p>
          </table:table-cell>
          <table:table-cell table:formula="of:=[$C.I16]-[$C.G16]" office:value-type="float" office:value="9.2" calcext:value-type="float">
            <text:p>9,2</text:p>
          </table:table-cell>
          <table:table-cell table:formula="of:=[$C.J16]-[$C.G16]" office:value-type="float" office:value="-8.8" calcext:value-type="float">
            <text:p>-8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$C.D17]-[$C.C17]" office:value-type="float" office:value="5.1" calcext:value-type="float">
            <text:p>5,1</text:p>
          </table:table-cell>
          <table:table-cell table:formula="of:=[$C.E17]-[$C.C17]" office:value-type="float" office:value="5.4" calcext:value-type="float">
            <text:p>5,4</text:p>
          </table:table-cell>
          <table:table-cell table:formula="of:=[$C.F17]-[$C.C17]" office:value-type="float" office:value="5.4" calcext:value-type="float">
            <text:p>5,4</text:p>
          </table:table-cell>
          <table:table-cell table:formula="of:=[$C.H17]-[$C.G17]" office:value-type="float" office:value="-9.1" calcext:value-type="float">
            <text:p>-9,1</text:p>
          </table:table-cell>
          <table:table-cell table:formula="of:=[$C.I17]-[$C.G17]" office:value-type="float" office:value="-4.9" calcext:value-type="float">
            <text:p>-4,9</text:p>
          </table:table-cell>
          <table:table-cell table:formula="of:=[$C.J17]-[$C.G17]" office:value-type="float" office:value="-9.9" calcext:value-type="float">
            <text:p>-9,9</text:p>
          </table:table-cell>
          <table:table-cell/>
          <table:table-cell>
            <draw:frame table:end-cell-address="'C delta'.Q32" table:end-x="9.42mm" table:end-y="1.8mm" draw:z-index="2" draw:name="Grafico 3" draw:style-name="gr1" draw:text-style-name="P1" svg:width="156.47mm" svg:height="74.05mm" svg:x="0.5mm" svg:y="11.36mm">
              <draw:object draw:notify-on-update-of-ranges="'C delta'.C1:'C delta'.C1 'C delta'.C14:'C delta'.C19 'C delta'.D1:'C delta'.D1 'C delta'.D14:'C delta'.D19 'C delta'.E1:'C delta'.E1 'C delta'.E14:'C delta'.E19 'C delta'.F1:'C delta'.F1 'C delta'.F14:'C delta'.F19 'C delta'.G1:'C delta'.G1 'C delta'.G14:'C delta'.G19 'C delta'.H1:'C delta'.H1 'C delta'.H14:'C delta'.H19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>
            <draw:frame table:end-cell-address="'C delta'.Y32" table:end-x="12.16mm" table:end-y="1.87mm" draw:z-index="3" draw:name="Grafico 4" draw:style-name="gr1" draw:text-style-name="P1" svg:width="160.68mm" svg:height="74.05mm" svg:x="20.11mm" svg:y="11.43mm">
              <draw:object draw:notify-on-update-of-ranges="'C delta'.C1:'C delta'.C1 'C delta'.C20:'C delta'.C25 'C delta'.D1:'C delta'.D1 'C delta'.D20:'C delta'.D25 'C delta'.E1:'C delta'.E1 'C delta'.E20:'C delta'.E25 'C delta'.F1:'C delta'.F1 'C delta'.F20:'C delta'.F25 'C delta'.G1:'C delta'.G1 'C delta'.G20:'C delta'.G25 'C delta'.H1:'C delta'.H1 'C delta'.H20:'C delta'.H2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C.D18]-[$C.C18]" office:value-type="float" office:value="4.70000000000002" calcext:value-type="float">
            <text:p>4,70000000000002</text:p>
          </table:table-cell>
          <table:table-cell table:formula="of:=[$C.E18]-[$C.C18]" office:value-type="float" office:value="-6.09999999999999" calcext:value-type="float">
            <text:p>-6,09999999999999</text:p>
          </table:table-cell>
          <table:table-cell table:formula="of:=[$C.F18]-[$C.C18]" office:value-type="float" office:value="-4.09999999999999" calcext:value-type="float">
            <text:p>-4,09999999999999</text:p>
          </table:table-cell>
          <table:table-cell table:formula="of:=[$C.H18]-[$C.G18]" office:value-type="float" office:value="-2.90000000000001" calcext:value-type="float">
            <text:p>-2,90000000000001</text:p>
          </table:table-cell>
          <table:table-cell table:formula="of:=[$C.I18]-[$C.G18]" office:value-type="float" office:value="-10.1" calcext:value-type="float">
            <text:p>-10,1</text:p>
          </table:table-cell>
          <table:table-cell table:formula="of:=[$C.J18]-[$C.G18]" office:value-type="float" office:value="-1.59999999999999" calcext:value-type="float">
            <text:p>-1,5999999999999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$C.D19]-[$C.C19]" office:value-type="float" office:value="-1" calcext:value-type="float">
            <text:p>-1</text:p>
          </table:table-cell>
          <table:table-cell table:formula="of:=[$C.E19]-[$C.C19]" office:value-type="float" office:value="6.40000000000001" calcext:value-type="float">
            <text:p>6,40000000000001</text:p>
          </table:table-cell>
          <table:table-cell table:formula="of:=[$C.F19]-[$C.C19]" office:value-type="float" office:value="7.90000000000001" calcext:value-type="float">
            <text:p>7,90000000000001</text:p>
          </table:table-cell>
          <table:table-cell table:formula="of:=[$C.H19]-[$C.G19]" office:value-type="float" office:value="-3.5" calcext:value-type="float">
            <text:p>-3,5</text:p>
          </table:table-cell>
          <table:table-cell table:formula="of:=[$C.I19]-[$C.G19]" office:value-type="float" office:value="0.200000000000003" calcext:value-type="float">
            <text:p>0,200000000000003</text:p>
          </table:table-cell>
          <table:table-cell table:formula="of:=[$C.J19]-[$C.G19]" office:value-type="float" office:value="-3.8" calcext:value-type="float">
            <text:p>-3,8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C.D20]-[$C.C20]" office:value-type="float" office:value="0" calcext:value-type="float">
            <text:p>0</text:p>
          </table:table-cell>
          <table:table-cell table:formula="of:=[$C.E20]-[$C.C20]" office:value-type="float" office:value="11.6" calcext:value-type="float">
            <text:p>11,6</text:p>
          </table:table-cell>
          <table:table-cell table:formula="of:=[$C.F20]-[$C.C20]" office:value-type="float" office:value="3.09999999999999" calcext:value-type="float">
            <text:p>3,09999999999999</text:p>
          </table:table-cell>
          <table:table-cell table:formula="of:=[$C.H20]-[$C.G20]" office:value-type="float" office:value="2" calcext:value-type="float">
            <text:p>2</text:p>
          </table:table-cell>
          <table:table-cell table:formula="of:=[$C.I20]-[$C.G20]" office:value-type="float" office:value="6.5" calcext:value-type="float">
            <text:p>6,5</text:p>
          </table:table-cell>
          <table:table-cell table:formula="of:=[$C.J20]-[$C.G20]" office:value-type="float" office:value="18.5" calcext:value-type="float">
            <text:p>18,5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$C.D21]-[$C.C21]" office:value-type="float" office:value="-6.30000000000001" calcext:value-type="float">
            <text:p>-6,30000000000001</text:p>
          </table:table-cell>
          <table:table-cell table:formula="of:=[$C.E21]-[$C.C21]" office:value-type="float" office:value="-9" calcext:value-type="float">
            <text:p>-9</text:p>
          </table:table-cell>
          <table:table-cell table:formula="of:=[$C.F21]-[$C.C21]" office:value-type="float" office:value="0.5" calcext:value-type="float">
            <text:p>0,5</text:p>
          </table:table-cell>
          <table:table-cell table:formula="of:=[$C.H21]-[$C.G21]" office:value-type="float" office:value="-1.5" calcext:value-type="float">
            <text:p>-1,5</text:p>
          </table:table-cell>
          <table:table-cell table:formula="of:=[$C.I21]-[$C.G21]" office:value-type="float" office:value="9.90000000000001" calcext:value-type="float">
            <text:p>9,90000000000001</text:p>
          </table:table-cell>
          <table:table-cell table:formula="of:=[$C.J21]-[$C.G21]" office:value-type="float" office:value="-2.09999999999999" calcext:value-type="float">
            <text:p>-2,0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C.D22]-[$C.C22]" office:value-type="float" office:value="7" calcext:value-type="float">
            <text:p>7</text:p>
          </table:table-cell>
          <table:table-cell table:formula="of:=[$C.E22]-[$C.C22]" office:value-type="float" office:value="5.90000000000001" calcext:value-type="float">
            <text:p>5,90000000000001</text:p>
          </table:table-cell>
          <table:table-cell table:formula="of:=[$C.F22]-[$C.C22]" office:value-type="float" office:value="11.9" calcext:value-type="float">
            <text:p>11,9</text:p>
          </table:table-cell>
          <table:table-cell table:formula="of:=[$C.H22]-[$C.G22]" office:value-type="float" office:value="-6.10000000000001" calcext:value-type="float">
            <text:p>-6,10000000000001</text:p>
          </table:table-cell>
          <table:table-cell table:formula="of:=[$C.I22]-[$C.G22]" office:value-type="float" office:value="-4.2" calcext:value-type="float">
            <text:p>-4,2</text:p>
          </table:table-cell>
          <table:table-cell table:formula="of:=[$C.J22]-[$C.G22]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$C.D23]-[$C.C23]" office:value-type="float" office:value="6" calcext:value-type="float">
            <text:p>6</text:p>
          </table:table-cell>
          <table:table-cell table:formula="of:=[$C.E23]-[$C.C23]" office:value-type="float" office:value="4.4" calcext:value-type="float">
            <text:p>4,4</text:p>
          </table:table-cell>
          <table:table-cell table:formula="of:=[$C.F23]-[$C.C23]" office:value-type="float" office:value="4.9" calcext:value-type="float">
            <text:p>4,9</text:p>
          </table:table-cell>
          <table:table-cell table:formula="of:=[$C.H23]-[$C.G23]" office:value-type="float" office:value="8.5" calcext:value-type="float">
            <text:p>8,5</text:p>
          </table:table-cell>
          <table:table-cell table:formula="of:=[$C.I23]-[$C.G23]" office:value-type="float" office:value="-2.8" calcext:value-type="float">
            <text:p>-2,8</text:p>
          </table:table-cell>
          <table:table-cell table:formula="of:=[$C.J23]-[$C.G23]" office:value-type="float" office:value="14.2" calcext:value-type="float">
            <text:p>14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$C.D24]-[$C.C24]" office:value-type="float" office:value="-5.09999999999999" calcext:value-type="float">
            <text:p>-5,09999999999999</text:p>
          </table:table-cell>
          <table:table-cell table:formula="of:=[$C.E24]-[$C.C24]" office:value-type="float" office:value="-3.5" calcext:value-type="float">
            <text:p>-3,5</text:p>
          </table:table-cell>
          <table:table-cell table:formula="of:=[$C.F24]-[$C.C24]" office:value-type="float" office:value="0" calcext:value-type="float">
            <text:p>0</text:p>
          </table:table-cell>
          <table:table-cell table:formula="of:=[$C.H24]-[$C.G24]" office:value-type="float" office:value="2.29999999999998" calcext:value-type="float">
            <text:p>2,29999999999998</text:p>
          </table:table-cell>
          <table:table-cell table:formula="of:=[$C.I24]-[$C.G24]" office:value-type="float" office:value="0.0999999999999943" calcext:value-type="float">
            <text:p>0,099999999999994</text:p>
          </table:table-cell>
          <table:table-cell table:formula="of:=[$C.J24]-[$C.G24]" office:value-type="float" office:value="9.59999999999999" calcext:value-type="float">
            <text:p>9,5999999999999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$C.D25]-[$C.C25]" office:value-type="float" office:value="2.3" calcext:value-type="float">
            <text:p>2,3</text:p>
          </table:table-cell>
          <table:table-cell table:formula="of:=[$C.E25]-[$C.C25]" office:value-type="float" office:value="6.5" calcext:value-type="float">
            <text:p>6,5</text:p>
          </table:table-cell>
          <table:table-cell table:formula="of:=[$C.F25]-[$C.C25]" office:value-type="float" office:value="5.5" calcext:value-type="float">
            <text:p>5,5</text:p>
          </table:table-cell>
          <table:table-cell table:formula="of:=[$C.H25]-[$C.G25]" office:value-type="float" office:value="-4.5" calcext:value-type="float">
            <text:p>-4,5</text:p>
          </table:table-cell>
          <table:table-cell table:formula="of:=[$C.I25]-[$C.G25]" office:value-type="float" office:value="-0.700000000000003" calcext:value-type="float">
            <text:p>-0,700000000000003</text:p>
          </table:table-cell>
          <table:table-cell table:formula="of:=[$C.J25]-[$C.G25]" office:value-type="float" office:value="-3.7" calcext:value-type="float">
            <text:p>-3,7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 PR C1</text:p>
          </table:table-cell>
          <table:table-cell office:value-type="string" calcext:value-type="string">
            <text:p>V PR C1 </text:p>
          </table:table-cell>
          <table:table-cell office:value-type="string" calcext:value-type="string">
            <text:p>V PR C1 no canc</text:p>
          </table:table-cell>
          <table:table-cell office:value-type="string" calcext:value-type="string">
            <text:p>T PB C1</text:p>
          </table:table-cell>
          <table:table-cell office:value-type="string" calcext:value-type="string">
            <text:p>V PB C1 </text:p>
          </table:table-cell>
          <table:table-cell office:value-type="string" calcext:value-type="string">
            <text:p>V PB C1 no canc</text:p>
          </table:table-cell>
          <table:table-cell office:value-type="string" calcext:value-type="string">
            <text:p>Media 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2];[.C8];[.C14];[.C20])" office:value-type="float" office:value="3.95" calcext:value-type="float">
            <text:p>3,95</text:p>
          </table:table-cell>
          <table:table-cell table:style-name="ce10" table:formula="of:=AVERAGE([.D2];[.D8];[.D14];[.D20])" office:value-type="float" office:value="-0.575000000000003" calcext:value-type="float">
            <text:p>-0,58</text:p>
          </table:table-cell>
          <table:table-cell table:style-name="ce10" table:formula="of:=AVERAGE([.E2];[.E8];[.E14];[.E20])" office:value-type="float" office:value="-0.0750000000000028" calcext:value-type="float">
            <text:p>-0,08</text:p>
          </table:table-cell>
          <table:table-cell table:style-name="ce10" table:formula="of:=AVERAGE([.F2];[.F8];[.F14];[.F20])" office:value-type="float" office:value="1.25" calcext:value-type="float">
            <text:p>1,25</text:p>
          </table:table-cell>
          <table:table-cell table:style-name="ce10" table:formula="of:=AVERAGE([.G2];[.G8];[.G14];[.G20])" office:value-type="float" office:value="6.075" calcext:value-type="float">
            <text:p>6,08</text:p>
          </table:table-cell>
          <table:table-cell table:style-name="ce10" table:formula="of:=AVERAGE([.H2];[.H8];[.H14];[.H20])" office:value-type="float" office:value="11.45" calcext:value-type="float">
            <text:p>11,45</text:p>
          </table:table-cell>
          <table:table-cell table:style-name="ce10" table:formula="of:=AVERAGE([.C28:.H28])" office:value-type="float" office:value="3.67916666666666" calcext:value-type="float">
            <text:p>3,68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3];[.C9];[.C15];[.C21])" office:value-type="float" office:value="-7.25000000000001" calcext:value-type="float">
            <text:p>-7,25</text:p>
          </table:table-cell>
          <table:table-cell table:style-name="ce10" table:formula="of:=AVERAGE([.D3];[.D9];[.D15];[.D21])" office:value-type="float" office:value="-5.075" calcext:value-type="float">
            <text:p>-5,08</text:p>
          </table:table-cell>
          <table:table-cell table:style-name="ce10" table:formula="of:=AVERAGE([.E3];[.E9];[.E15];[.E21])" office:value-type="float" office:value="-3.325" calcext:value-type="float">
            <text:p>-3,33</text:p>
          </table:table-cell>
          <table:table-cell table:style-name="ce10" table:formula="of:=AVERAGE([.F3];[.F9];[.F15];[.F21])" office:value-type="float" office:value="0.725000000000009" calcext:value-type="float">
            <text:p>0,73</text:p>
          </table:table-cell>
          <table:table-cell table:style-name="ce10" table:formula="of:=AVERAGE([.G3];[.G9];[.G15];[.G21])" office:value-type="float" office:value="5.90000000000001" calcext:value-type="float">
            <text:p>5,90</text:p>
          </table:table-cell>
          <table:table-cell table:style-name="ce10" table:formula="of:=AVERAGE([.H3];[.H9];[.H15];[.H21])" office:value-type="float" office:value="-1.09999999999999" calcext:value-type="float">
            <text:p>-1,10</text:p>
          </table:table-cell>
          <table:table-cell table:style-name="ce10" table:formula="of:=AVERAGE([.C29:.H29])" office:value-type="float" office:value="-1.6875" calcext:value-type="float">
            <text:p>-1,69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22];[.C16];[.C10];[.C4])" office:value-type="float" office:value="1.7" calcext:value-type="float">
            <text:p>1,70</text:p>
          </table:table-cell>
          <table:table-cell table:style-name="ce10" table:formula="of:=AVERAGE([.D22];[.D16];[.D10];[.D4])" office:value-type="float" office:value="1.85" calcext:value-type="float">
            <text:p>1,85</text:p>
          </table:table-cell>
          <table:table-cell table:style-name="ce10" table:formula="of:=AVERAGE([.E22];[.E16];[.E10];[.E4])" office:value-type="float" office:value="2.1" calcext:value-type="float">
            <text:p>2,10</text:p>
          </table:table-cell>
          <table:table-cell table:style-name="ce10" table:formula="of:=AVERAGE([.F22];[.F16];[.F10];[.F4])" office:value-type="float" office:value="1.8" calcext:value-type="float">
            <text:p>1,80</text:p>
          </table:table-cell>
          <table:table-cell table:style-name="ce10" table:formula="of:=AVERAGE([.G22];[.G16];[.G10];[.G4])" office:value-type="float" office:value="1.175" calcext:value-type="float">
            <text:p>1,18</text:p>
          </table:table-cell>
          <table:table-cell table:style-name="ce10" table:formula="of:=AVERAGE([.H22];[.H16];[.H10];[.H4])" office:value-type="float" office:value="-1.45" calcext:value-type="float">
            <text:p>-1,45</text:p>
          </table:table-cell>
          <table:table-cell table:style-name="ce10" table:formula="of:=AVERAGE([.C30:.H30])" office:value-type="float" office:value="1.19583333333333" calcext:value-type="float">
            <text:p>1,2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5];[.C11];[.C17];[.C23])" office:value-type="float" office:value="2.925" calcext:value-type="float">
            <text:p>2,93</text:p>
          </table:table-cell>
          <table:table-cell table:style-name="ce10" table:formula="of:=AVERAGE([.D5];[.D11];[.D17];[.D23])" office:value-type="float" office:value="2.8" calcext:value-type="float">
            <text:p>2,80</text:p>
          </table:table-cell>
          <table:table-cell table:style-name="ce10" table:formula="of:=AVERAGE([.E5];[.E11];[.E17];[.E23])" office:value-type="float" office:value="0.924999999999999" calcext:value-type="float">
            <text:p>0,92</text:p>
          </table:table-cell>
          <table:table-cell table:style-name="ce10" table:formula="of:=AVERAGE([.F5];[.F11];[.F17];[.F23])" office:value-type="float" office:value="1.825" calcext:value-type="float">
            <text:p>1,83</text:p>
          </table:table-cell>
          <table:table-cell table:style-name="ce10" table:formula="of:=AVERAGE([.G5];[.G11];[.G17];[.G23])" office:value-type="float" office:value="-1.3" calcext:value-type="float">
            <text:p>-1,30</text:p>
          </table:table-cell>
          <table:table-cell table:style-name="ce10" table:formula="of:=AVERAGE([.H5];[.H11];[.H17];[.H23])" office:value-type="float" office:value="-1.425" calcext:value-type="float">
            <text:p>-1,43</text:p>
          </table:table-cell>
          <table:table-cell table:style-name="ce10" table:formula="of:=AVERAGE([.C31:.H31])" office:value-type="float" office:value="0.958333333333333" calcext:value-type="float">
            <text:p>0,96</text:p>
          </table:table-cell>
          <table:table-cell table:number-columns-repeated="5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24];[.C18];[.C12];[.C6])" office:value-type="float" office:value="-3.37499999999999" calcext:value-type="float">
            <text:p>-3,38</text:p>
          </table:table-cell>
          <table:table-cell table:style-name="ce10" table:formula="of:=AVERAGE([.D24];[.D18];[.D12];[.D6])" office:value-type="float" office:value="-12.025" calcext:value-type="float">
            <text:p>-12,03</text:p>
          </table:table-cell>
          <table:table-cell table:style-name="ce10" table:formula="of:=AVERAGE([.E24];[.E18];[.E12];[.E6])" office:value-type="float" office:value="0.600000000000001" calcext:value-type="float">
            <text:p>0,60</text:p>
          </table:table-cell>
          <table:table-cell table:style-name="ce10" table:formula="of:=AVERAGE([.F24];[.F18];[.F12];[.F6])" office:value-type="float" office:value="-9.27500000000001" calcext:value-type="float">
            <text:p>-9,28</text:p>
          </table:table-cell>
          <table:table-cell table:style-name="ce10" table:formula="of:=AVERAGE([.G24];[.G18];[.G12];[.G6])" office:value-type="float" office:value="-11.075" calcext:value-type="float">
            <text:p>-11,08</text:p>
          </table:table-cell>
          <table:table-cell table:style-name="ce10" table:formula="of:=AVERAGE([.H24];[.H18];[.H12];[.H6])" office:value-type="float" office:value="0.424999999999997" calcext:value-type="float">
            <text:p>0,42</text:p>
          </table:table-cell>
          <table:table-cell table:style-name="ce10" table:formula="of:=AVERAGE([.C32:.H32])" office:value-type="float" office:value="-5.7875" calcext:value-type="float">
            <text:p>-5,79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7];[.C13];[.C19];[.C25])" office:value-type="float" office:value="0.599999999999998" calcext:value-type="float">
            <text:p>0,60</text:p>
          </table:table-cell>
          <table:table-cell table:style-name="ce10" table:formula="of:=AVERAGE([.D7];[.D13];[.D19];[.D25])" office:value-type="float" office:value="2.825" calcext:value-type="float">
            <text:p>2,83</text:p>
          </table:table-cell>
          <table:table-cell table:style-name="ce10" table:formula="of:=AVERAGE([.E7];[.E13];[.E19];[.E25])" office:value-type="float" office:value="3.075" calcext:value-type="float">
            <text:p>3,08</text:p>
          </table:table-cell>
          <table:table-cell table:style-name="ce10" table:formula="of:=AVERAGE([.F7];[.F13];[.F19];[.F25])" office:value-type="float" office:value="-1.525" calcext:value-type="float">
            <text:p>-1,53</text:p>
          </table:table-cell>
          <table:table-cell table:style-name="ce10" table:formula="of:=AVERAGE([.G7];[.G13];[.G19];[.G25])" office:value-type="float" office:value="3.55" calcext:value-type="float">
            <text:p>3,55</text:p>
          </table:table-cell>
          <table:table-cell table:style-name="ce10" table:formula="of:=AVERAGE([.H7];[.H13];[.H19];[.H25])" office:value-type="float" office:value="-2.45" calcext:value-type="float">
            <text:p>-2,45</text:p>
          </table:table-cell>
          <table:table-cell table:style-name="ce10" table:formula="of:=AVERAGE([.C33:.H33])" office:value-type="float" office:value="1.0125" calcext:value-type="float">
            <text:p>1,01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0" table:formula="of:=AVERAGE([.C28:.C33])" office:value-type="float" office:value="-0.241666666666667" calcext:value-type="float">
            <text:p>-0,24</text:p>
          </table:table-cell>
          <table:table-cell table:style-name="ce10" table:formula="of:=AVERAGE([.D28:.D33])" office:value-type="float" office:value="-1.7" calcext:value-type="float">
            <text:p>-1,70</text:p>
          </table:table-cell>
          <table:table-cell table:style-name="ce10" table:formula="of:=AVERAGE([.E28:.E33])" office:value-type="float" office:value="0.549999999999999" calcext:value-type="float">
            <text:p>0,55</text:p>
          </table:table-cell>
          <table:table-cell table:style-name="ce10" table:formula="of:=AVERAGE([.F28:.F33])" office:value-type="float" office:value="-0.866666666666668" calcext:value-type="float">
            <text:p>-0,87</text:p>
          </table:table-cell>
          <table:table-cell table:style-name="ce10" table:formula="of:=AVERAGE([.G28:.G33])" office:value-type="float" office:value="0.720833333333334" calcext:value-type="float">
            <text:p>0,72</text:p>
          </table:table-cell>
          <table:table-cell table:style-name="ce10" table:formula="of:=AVERAGE([.H28:.H33])" office:value-type="float" office:value="0.908333333333334" calcext:value-type="float">
            <text:p>0,91</text:p>
          </table:table-cell>
          <table:table-cell table:style-name="ce10"/>
          <table:table-cell table:number-columns-repeated="55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B.A1:B.H2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C.A1:C.J2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3:49:37.88315122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delta" style:display-name="PageStyle_C del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20_delta" style:display-name="PageStyle_B del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19-12-03T23:55:03.697753736</dc:date>
    <meta:generator>LibreOffice/6.3.3.2$Linux_X86_64 LibreOffice_project/30$Build-2</meta:generator>
    <meta:editing-duration>PT8M40S</meta:editing-duration>
    <meta:editing-cycles>3</meta:editing-cycles>
    <meta:document-statistic meta:table-count="4" meta:cell-count="908" meta:object-count="1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cm" xlink:href=".." xlink:type="simple" chart:class="chart:bar" chart:style-name="ch1">
        <chart:title svg:x="7.602cm" svg:y="0.287cm" chart:style-name="ch2">
          <text:p>Team 8</text:p>
        </chart:title>
        <chart:legend chart:legend-position="bottom" svg:x="4.799cm" svg:y="7.048cm" style:legend-expansion="wide" chart:style-name="ch3"/>
        <chart:plot-area chart:style-name="ch4" table:cell-range-address="B.C1:B.H7" chart:data-source-has-labels="row" svg:x="0.346cm" svg:y="1.318cm" svg:width="16.623cm" svg:height="5.394cm">
          <chartooo:coordinate-region svg:x="1.082cm" svg:y="1.504cm" svg:width="15.887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2:B.C7" chart:label-cell-address="B.C1:B.C1" chart:class="chart:bar">
            <chart:data-point chart:repeated="6"/>
          </chart:series>
          <chart:series chart:style-name="ch9" chart:values-cell-range-address="B.D2:B.D7" chart:label-cell-address="B.D1:B.D1" chart:class="chart:bar">
            <chart:data-point chart:repeated="6"/>
          </chart:series>
          <chart:series chart:style-name="ch10" chart:values-cell-range-address="B.E2:B.E7" chart:label-cell-address="B.E1:B.E1" chart:class="chart:bar">
            <chart:data-point chart:repeated="6"/>
          </chart:series>
          <chart:series chart:style-name="ch11" chart:values-cell-range-address="B.F2:B.F7" chart:label-cell-address="B.F1:B.F1" chart:class="chart:bar">
            <chart:data-point chart:repeated="6"/>
          </chart:series>
          <chart:series chart:style-name="ch12" chart:values-cell-range-address="B.G2:B.G7" chart:label-cell-address="B.G1:B.G1" chart:class="chart:bar">
            <chart:data-point chart:repeated="6"/>
          </chart:series>
          <chart:series chart:style-name="ch13" chart:values-cell-range-address="B.H2:B.H7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4">
                <text:p>113.4</text:p>
                <draw:g>
                  <svg:desc>B.C2:B.C7</svg:desc>
                </draw:g>
              </table:table-cell>
              <table:table-cell office:value-type="float" office:value="121.5">
                <text:p>121.5</text:p>
                <draw:g>
                  <svg:desc>B.D2:B.D7</svg:desc>
                </draw:g>
              </table:table-cell>
              <table:table-cell office:value-type="float" office:value="126">
                <text:p>126</text:p>
                <draw:g>
                  <svg:desc>B.E2:B.E7</svg:desc>
                </draw:g>
              </table:table-cell>
              <table:table-cell office:value-type="float" office:value="115.9">
                <text:p>115.9</text:p>
                <draw:g>
                  <svg:desc>B.F2:B.F7</svg:desc>
                </draw:g>
              </table:table-cell>
              <table:table-cell office:value-type="float" office:value="119.6">
                <text:p>119.6</text:p>
                <draw:g>
                  <svg:desc>B.G2:B.G7</svg:desc>
                </draw:g>
              </table:table-cell>
              <table:table-cell office:value-type="float" office:value="118">
                <text:p>118</text:p>
                <draw:g>
                  <svg:desc>B.H2:B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9">
                <text:p>133.9</text:p>
              </table:table-cell>
              <table:table-cell office:value-type="float" office:value="135.8">
                <text:p>135.8</text:p>
              </table:table-cell>
              <table:table-cell office:value-type="float" office:value="144.5">
                <text:p>144.5</text:p>
              </table:table-cell>
              <table:table-cell office:value-type="float" office:value="137.7">
                <text:p>137.7</text:p>
              </table:table-cell>
              <table:table-cell office:value-type="float" office:value="143.7">
                <text:p>143.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4">
                <text:p>85.4</text:p>
              </table:table-cell>
              <table:table-cell office:value-type="float" office:value="86.1">
                <text:p>86.1</text:p>
              </table:table-cell>
              <table:table-cell office:value-type="float" office:value="86.5">
                <text:p>86.5</text:p>
              </table:table-cell>
              <table:table-cell office:value-type="float" office:value="101.6">
                <text:p>101.6</text:p>
              </table:table-cell>
              <table:table-cell office:value-type="float" office:value="105.4">
                <text:p>105.4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">
                <text:p>57.2</text:p>
              </table:table-cell>
              <table:table-cell office:value-type="float" office:value="56.6">
                <text:p>56.6</text:p>
              </table:table-cell>
              <table:table-cell office:value-type="float" office:value="57.5">
                <text:p>57.5</text:p>
              </table:table-cell>
              <table:table-cell office:value-type="float" office:value="63.8">
                <text:p>63.8</text:p>
              </table:table-cell>
              <table:table-cell office:value-type="float" office:value="71.6">
                <text:p>71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7">
                <text:p>147.7</text:p>
              </table:table-cell>
              <table:table-cell office:value-type="float" office:value="143.7">
                <text:p>143.7</text:p>
              </table:table-cell>
              <table:table-cell office:value-type="float" office:value="140">
                <text:p>140</text:p>
              </table:table-cell>
              <table:table-cell office:value-type="float" office:value="248.9">
                <text:p>248.9</text:p>
              </table:table-cell>
              <table:table-cell office:value-type="float" office:value="249.2">
                <text:p>249.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2">
                <text:p>73.2</text:p>
              </table:table-cell>
              <table:table-cell office:value-type="float" office:value="76.4">
                <text:p>76.4</text:p>
              </table:table-cell>
              <table:table-cell office:value-type="float" office:value="69">
                <text:p>69</text:p>
              </table:table-cell>
              <table:table-cell office:value-type="float" office:value="87.8">
                <text:p>87.8</text:p>
              </table:table-cell>
              <table:table-cell office:value-type="float" office:value="91.9">
                <text:p>91.9</text:p>
              </table:table-cell>
              <table:table-cell office:value-type="float" office:value="91.5">
                <text:p>9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9cm" svg:height="7.62cm" xlink:href=".." xlink:type="simple" chart:class="chart:bar" chart:style-name="ch1">
        <chart:title svg:x="6.789cm" svg:y="0.287cm" chart:style-name="ch2">
          <text:p>Team 9</text:p>
        </chart:title>
        <chart:legend chart:legend-position="bottom" svg:x="3.773cm" svg:y="6.577cm" style:legend-expansion="wide" chart:style-name="ch3"/>
        <chart:plot-area chart:style-name="ch4" table:cell-range-address="C.C1:C.J1 C.C8:C.J13" chart:data-source-has-labels="row" svg:x="0.313cm" svg:y="1.318cm" svg:width="15.063cm" svg:height="4.923cm">
          <chartooo:coordinate-region svg:x="1.049cm" svg:y="1.504cm" svg:width="14.327cm" svg:height="4.2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8:C.C13" chart:label-cell-address="C.C1:C.C1" chart:class="chart:bar">
            <chart:data-point chart:repeated="6"/>
          </chart:series>
          <chart:series chart:style-name="ch9" chart:values-cell-range-address="C.D8:C.D13" chart:label-cell-address="C.D1:C.D1" chart:class="chart:bar">
            <chart:data-point chart:repeated="6"/>
          </chart:series>
          <chart:series chart:style-name="ch10" chart:values-cell-range-address="C.E8:C.E13" chart:label-cell-address="C.E1:C.E1" chart:class="chart:bar">
            <chart:data-point chart:repeated="6"/>
          </chart:series>
          <chart:series chart:style-name="ch11" chart:values-cell-range-address="C.F8:C.F13" chart:label-cell-address="C.F1:C.F1" chart:class="chart:bar">
            <chart:data-point chart:repeated="6"/>
          </chart:series>
          <chart:series chart:style-name="ch12" chart:values-cell-range-address="C.G8:C.G13" chart:label-cell-address="C.G1:C.G1" chart:class="chart:bar">
            <chart:data-point chart:repeated="6"/>
          </chart:series>
          <chart:series chart:style-name="ch13" chart:values-cell-range-address="C.H8:C.H13" chart:label-cell-address="C.H1:C.H1" chart:class="chart:bar">
            <chart:data-point chart:repeated="6"/>
          </chart:series>
          <chart:series chart:style-name="ch14" chart:values-cell-range-address="C.I8:C.I13" chart:label-cell-address="C.I1:C.I1" chart:class="chart:bar">
            <chart:data-point chart:repeated="6"/>
          </chart:series>
          <chart:series chart:style-name="ch15" chart:values-cell-range-address="C.J8:C.J13" chart:label-cell-address="C.J1:C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>V PR C1 no canc</text:p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>V PB C1 no canc</text:p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1">
                <text:p>113.1</text:p>
                <draw:g>
                  <svg:desc>C.C8:C.C13</svg:desc>
                </draw:g>
              </table:table-cell>
              <table:table-cell office:value-type="float" office:value="117.5">
                <text:p>117.5</text:p>
                <draw:g>
                  <svg:desc>C.D8:C.D13</svg:desc>
                </draw:g>
              </table:table-cell>
              <table:table-cell office:value-type="float" office:value="108.5">
                <text:p>108.5</text:p>
                <draw:g>
                  <svg:desc>C.E8:C.E13</svg:desc>
                </draw:g>
              </table:table-cell>
              <table:table-cell office:value-type="float" office:value="99.5">
                <text:p>99.5</text:p>
                <draw:g>
                  <svg:desc>C.F8:C.F13</svg:desc>
                </draw:g>
              </table:table-cell>
              <table:table-cell office:value-type="float" office:value="118.1">
                <text:p>118.1</text:p>
                <draw:g>
                  <svg:desc>C.G8:C.G13</svg:desc>
                </draw:g>
              </table:table-cell>
              <table:table-cell office:value-type="float" office:value="117.8">
                <text:p>117.8</text:p>
                <draw:g>
                  <svg:desc>C.H8:C.H13</svg:desc>
                </draw:g>
              </table:table-cell>
              <table:table-cell office:value-type="float" office:value="128.5">
                <text:p>128.5</text:p>
                <draw:g>
                  <svg:desc>C.I8:C.I13</svg:desc>
                </draw:g>
              </table:table-cell>
              <table:table-cell office:value-type="float" office:value="122">
                <text:p>122</text:p>
                <draw:g>
                  <svg:desc>C.J8:C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4">
                <text:p>138.4</text:p>
              </table:table-cell>
              <table:table-cell office:value-type="float" office:value="134.6">
                <text:p>134.6</text:p>
              </table:table-cell>
              <table:table-cell office:value-type="float" office:value="153.5">
                <text:p>153.5</text:p>
              </table:table-cell>
              <table:table-cell office:value-type="float" office:value="147">
                <text:p>147</text:p>
              </table:table-cell>
              <table:table-cell office:value-type="float" office:value="136.5">
                <text:p>136.5</text:p>
              </table:table-cell>
              <table:table-cell office:value-type="float" office:value="140.1">
                <text:p>140.1</text:p>
              </table:table-cell>
              <table:table-cell office:value-type="float" office:value="152">
                <text:p>15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72.5">
                <text:p>72.5</text:p>
              </table:table-cell>
              <table:table-cell office:value-type="float" office:value="75">
                <text:p>75</text:p>
              </table:table-cell>
              <table:table-cell office:value-type="float" office:value="81.2">
                <text:p>81.2</text:p>
              </table:table-cell>
              <table:table-cell office:value-type="float" office:value="84.6">
                <text:p>84.6</text:p>
              </table:table-cell>
              <table:table-cell office:value-type="float" office:value="76.5">
                <text:p>76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">
                <text:p>57.4</text:p>
              </table:table-cell>
              <table:table-cell office:value-type="float" office:value="57.3">
                <text:p>57.3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59.2">
                <text:p>59.2</text:p>
              </table:table-cell>
              <table:table-cell office:value-type="float" office:value="57">
                <text:p>57</text:p>
              </table:table-cell>
              <table:table-cell office:value-type="float" office:value="57.5">
                <text:p>57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3">
                <text:p>149.3</text:p>
              </table:table-cell>
              <table:table-cell office:value-type="float" office:value="145.4">
                <text:p>145.4</text:p>
              </table:table-cell>
              <table:table-cell office:value-type="float" office:value="126">
                <text:p>126</text:p>
              </table:table-cell>
              <table:table-cell office:value-type="float" office:value="157">
                <text:p>157</text:p>
              </table:table-cell>
              <table:table-cell office:value-type="float" office:value="161.9">
                <text:p>161.9</text:p>
              </table:table-cell>
              <table:table-cell office:value-type="float" office:value="134.6">
                <text:p>134.6</text:p>
              </table:table-cell>
              <table:table-cell office:value-type="float" office:value="163.5">
                <text:p>163.5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9">
                <text:p>72.9</text:p>
              </table:table-cell>
              <table:table-cell office:value-type="float" office:value="72.5">
                <text:p>72.5</text:p>
              </table:table-cell>
              <table:table-cell office:value-type="float" office:value="71">
                <text:p>71</text:p>
              </table:table-cell>
              <table:table-cell office:value-type="float" office:value="72.5">
                <text:p>72.5</text:p>
              </table:table-cell>
              <table:table-cell office:value-type="float" office:value="74">
                <text:p>74</text:p>
              </table:table-cell>
              <table:table-cell office:value-type="float" office:value="73.5">
                <text:p>73.5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8cm" svg:height="7.621cm" xlink:href=".." xlink:type="simple" chart:class="chart:bar" chart:style-name="ch1">
        <chart:title svg:x="6.63cm" svg:y="0.287cm" chart:style-name="ch2">
          <text:p>Team 10</text:p>
        </chart:title>
        <chart:legend chart:legend-position="bottom" svg:x="3.773cm" svg:y="6.578cm" style:legend-expansion="wide" chart:style-name="ch3"/>
        <chart:plot-area chart:style-name="ch4" table:cell-range-address="C.C1:C.J1 C.C14:C.J19" chart:data-source-has-labels="row" svg:x="0.313cm" svg:y="1.318cm" svg:width="15.062cm" svg:height="4.924cm">
          <chartooo:coordinate-region svg:x="1.049cm" svg:y="1.504cm" svg:width="14.326cm" svg:height="4.26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14:C.C19" chart:label-cell-address="C.C1:C.C1" chart:class="chart:bar">
            <chart:data-point chart:repeated="6"/>
          </chart:series>
          <chart:series chart:style-name="ch9" chart:values-cell-range-address="C.D14:C.D19" chart:label-cell-address="C.D1:C.D1" chart:class="chart:bar">
            <chart:data-point chart:repeated="6"/>
          </chart:series>
          <chart:series chart:style-name="ch10" chart:values-cell-range-address="C.E14:C.E19" chart:label-cell-address="C.E1:C.E1" chart:class="chart:bar">
            <chart:data-point chart:repeated="6"/>
          </chart:series>
          <chart:series chart:style-name="ch11" chart:values-cell-range-address="C.F14:C.F19" chart:label-cell-address="C.F1:C.F1" chart:class="chart:bar">
            <chart:data-point chart:repeated="6"/>
          </chart:series>
          <chart:series chart:style-name="ch12" chart:values-cell-range-address="C.G14:C.G19" chart:label-cell-address="C.G1:C.G1" chart:class="chart:bar">
            <chart:data-point chart:repeated="6"/>
          </chart:series>
          <chart:series chart:style-name="ch13" chart:values-cell-range-address="C.H14:C.H19" chart:label-cell-address="C.H1:C.H1" chart:class="chart:bar">
            <chart:data-point chart:repeated="6"/>
          </chart:series>
          <chart:series chart:style-name="ch14" chart:values-cell-range-address="C.I14:C.I19" chart:label-cell-address="C.I1:C.I1" chart:class="chart:bar">
            <chart:data-point chart:repeated="6"/>
          </chart:series>
          <chart:series chart:style-name="ch15" chart:values-cell-range-address="C.J14:C.J19" chart:label-cell-address="C.J1:C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>V PR C1 no canc</text:p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>V PB C1 no canc</text:p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">
                <text:p>123.4</text:p>
                <draw:g>
                  <svg:desc>C.C14:C.C19</svg:desc>
                </draw:g>
              </table:table-cell>
              <table:table-cell office:value-type="float" office:value="123.9">
                <text:p>123.9</text:p>
                <draw:g>
                  <svg:desc>C.D14:C.D19</svg:desc>
                </draw:g>
              </table:table-cell>
              <table:table-cell office:value-type="float" office:value="114">
                <text:p>114</text:p>
                <draw:g>
                  <svg:desc>C.E14:C.E19</svg:desc>
                </draw:g>
              </table:table-cell>
              <table:table-cell office:value-type="float" office:value="127">
                <text:p>127</text:p>
                <draw:g>
                  <svg:desc>C.F14:C.F19</svg:desc>
                </draw:g>
              </table:table-cell>
              <table:table-cell office:value-type="float" office:value="123.7">
                <text:p>123.7</text:p>
                <draw:g>
                  <svg:desc>C.G14:C.G19</svg:desc>
                </draw:g>
              </table:table-cell>
              <table:table-cell office:value-type="float" office:value="115.8">
                <text:p>115.8</text:p>
                <draw:g>
                  <svg:desc>C.H14:C.H19</svg:desc>
                </draw:g>
              </table:table-cell>
              <table:table-cell office:value-type="float" office:value="128.5">
                <text:p>128.5</text:p>
                <draw:g>
                  <svg:desc>C.I14:C.I19</svg:desc>
                </draw:g>
              </table:table-cell>
              <table:table-cell office:value-type="float" office:value="128.5">
                <text:p>128.5</text:p>
                <draw:g>
                  <svg:desc>C.J14:C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">
                <text:p>174</text:p>
              </table:table-cell>
              <table:table-cell office:value-type="float" office:value="155">
                <text:p>155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1.1">
                <text:p>141.1</text:p>
              </table:table-cell>
              <table:table-cell office:value-type="float" office:value="138.8">
                <text:p>138.8</text:p>
              </table:table-cell>
              <table:table-cell office:value-type="float" office:value="134.5">
                <text:p>134.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">
                <text:p>76.6</text:p>
              </table:table-cell>
              <table:table-cell office:value-type="float" office:value="74.8">
                <text:p>74.8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86.3">
                <text:p>86.3</text:p>
              </table:table-cell>
              <table:table-cell office:value-type="float" office:value="85.9">
                <text:p>85.9</text:p>
              </table:table-cell>
              <table:table-cell office:value-type="float" office:value="95.5">
                <text:p>95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6">
                <text:p>52.6</text:p>
              </table:table-cell>
              <table:table-cell office:value-type="float" office:value="57.7">
                <text:p>57.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1.4">
                <text:p>61.4</text:p>
              </table:table-cell>
              <table:table-cell office:value-type="float" office:value="52.3">
                <text:p>52.3</text:p>
              </table:table-cell>
              <table:table-cell office:value-type="float" office:value="56.5">
                <text:p>56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1">
                <text:p>134.1</text:p>
              </table:table-cell>
              <table:table-cell office:value-type="float" office:value="138.8">
                <text:p>138.8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71.1">
                <text:p>171.1</text:p>
              </table:table-cell>
              <table:table-cell office:value-type="float" office:value="168.2">
                <text:p>168.2</text:p>
              </table:table-cell>
              <table:table-cell office:value-type="float" office:value="161">
                <text:p>161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1">
                <text:p>72.1</text:p>
              </table:table-cell>
              <table:table-cell office:value-type="float" office:value="71.1">
                <text:p>71.1</text:p>
              </table:table-cell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78.3">
                <text:p>78.3</text:p>
              </table:table-cell>
              <table:table-cell office:value-type="float" office:value="74.8">
                <text:p>74.8</text:p>
              </table:table-cell>
              <table:table-cell office:value-type="float" office:value="78.5">
                <text:p>78.5</text:p>
              </table:table-cell>
              <table:table-cell office:value-type="float" office:value="74.5">
                <text:p>74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9cm" svg:height="7.621cm" xlink:href=".." xlink:type="simple" chart:class="chart:bar" chart:style-name="ch1">
        <chart:title svg:x="6.63cm" svg:y="0.287cm" chart:style-name="ch2">
          <text:p>Team 11</text:p>
        </chart:title>
        <chart:legend chart:legend-position="bottom" svg:x="3.773cm" svg:y="6.578cm" style:legend-expansion="wide" chart:style-name="ch3"/>
        <chart:plot-area chart:style-name="ch4" table:cell-range-address="C.C1:C.J1 C.C20:C.J25" chart:data-source-has-labels="row" svg:x="0.313cm" svg:y="1.318cm" svg:width="15.063cm" svg:height="4.924cm">
          <chartooo:coordinate-region svg:x="1.049cm" svg:y="1.504cm" svg:width="14.327cm" svg:height="4.26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20:C.C25" chart:label-cell-address="C.C1:C.C1" chart:class="chart:bar">
            <chart:data-point chart:repeated="6"/>
          </chart:series>
          <chart:series chart:style-name="ch9" chart:values-cell-range-address="C.D20:C.D25" chart:label-cell-address="C.D1:C.D1" chart:class="chart:bar">
            <chart:data-point chart:repeated="6"/>
          </chart:series>
          <chart:series chart:style-name="ch10" chart:values-cell-range-address="C.E20:C.E25" chart:label-cell-address="C.E1:C.E1" chart:class="chart:bar">
            <chart:data-point chart:repeated="6"/>
          </chart:series>
          <chart:series chart:style-name="ch11" chart:values-cell-range-address="C.F20:C.F25" chart:label-cell-address="C.F1:C.F1" chart:class="chart:bar">
            <chart:data-point chart:repeated="6"/>
          </chart:series>
          <chart:series chart:style-name="ch12" chart:values-cell-range-address="C.G20:C.G25" chart:label-cell-address="C.G1:C.G1" chart:class="chart:bar">
            <chart:data-point chart:repeated="6"/>
          </chart:series>
          <chart:series chart:style-name="ch13" chart:values-cell-range-address="C.H20:C.H25" chart:label-cell-address="C.H1:C.H1" chart:class="chart:bar">
            <chart:data-point chart:repeated="6"/>
          </chart:series>
          <chart:series chart:style-name="ch14" chart:values-cell-range-address="C.I20:C.I25" chart:label-cell-address="C.I1:C.I1" chart:class="chart:bar">
            <chart:data-point chart:repeated="6"/>
          </chart:series>
          <chart:series chart:style-name="ch15" chart:values-cell-range-address="C.J20:C.J25" chart:label-cell-address="C.J1:C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>V PR C1 no canc</text:p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>V PB C1 no canc</text:p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.9">
                <text:p>115.9</text:p>
                <draw:g>
                  <svg:desc>C.C20:C.C25</svg:desc>
                </draw:g>
              </table:table-cell>
              <table:table-cell office:value-type="float" office:value="115.9">
                <text:p>115.9</text:p>
                <draw:g>
                  <svg:desc>C.D20:C.D25</svg:desc>
                </draw:g>
              </table:table-cell>
              <table:table-cell office:value-type="float" office:value="127.5">
                <text:p>127.5</text:p>
                <draw:g>
                  <svg:desc>C.E20:C.E25</svg:desc>
                </draw:g>
              </table:table-cell>
              <table:table-cell office:value-type="float" office:value="119">
                <text:p>119</text:p>
                <draw:g>
                  <svg:desc>C.F20:C.F25</svg:desc>
                </draw:g>
              </table:table-cell>
              <table:table-cell office:value-type="float" office:value="104.5">
                <text:p>104.5</text:p>
                <draw:g>
                  <svg:desc>C.G20:C.G25</svg:desc>
                </draw:g>
              </table:table-cell>
              <table:table-cell office:value-type="float" office:value="106.5">
                <text:p>106.5</text:p>
                <draw:g>
                  <svg:desc>C.H20:C.H25</svg:desc>
                </draw:g>
              </table:table-cell>
              <table:table-cell office:value-type="float" office:value="111">
                <text:p>111</text:p>
                <draw:g>
                  <svg:desc>C.I20:C.I25</svg:desc>
                </draw:g>
              </table:table-cell>
              <table:table-cell office:value-type="float" office:value="123">
                <text:p>123</text:p>
                <draw:g>
                  <svg:desc>C.J20:C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139.7">
                <text:p>139.7</text:p>
              </table:table-cell>
              <table:table-cell office:value-type="float" office:value="137">
                <text:p>137</text:p>
              </table:table-cell>
              <table:table-cell office:value-type="float" office:value="146.5">
                <text:p>146.5</text:p>
              </table:table-cell>
              <table:table-cell office:value-type="float" office:value="133.6">
                <text:p>133.6</text:p>
              </table:table-cell>
              <table:table-cell office:value-type="float" office:value="132.1">
                <text:p>132.1</text:p>
              </table:table-cell>
              <table:table-cell office:value-type="float" office:value="143.5">
                <text:p>143.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">
                <text:p>70.1</text:p>
              </table:table-cell>
              <table:table-cell office:value-type="float" office:value="77.1">
                <text:p>77.1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84.7">
                <text:p>84.7</text:p>
              </table:table-cell>
              <table:table-cell office:value-type="float" office:value="78.6">
                <text:p>78.6</text:p>
              </table:table-cell>
              <table:table-cell office:value-type="float" office:value="80.5">
                <text:p>80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">
                <text:p>51.6</text:p>
              </table:table-cell>
              <table:table-cell office:value-type="float" office:value="57.6">
                <text:p>57.6</text:p>
              </table:table-cell>
              <table:table-cell office:value-type="float" office:value="56">
                <text:p>56</text:p>
              </table:table-cell>
              <table:table-cell office:value-type="float" office:value="56.5">
                <text:p>56.5</text:p>
              </table:table-cell>
              <table:table-cell office:value-type="float" office:value="64.8">
                <text:p>64.8</text:p>
              </table:table-cell>
              <table:table-cell office:value-type="float" office:value="73.3">
                <text:p>73.3</text:p>
              </table:table-cell>
              <table:table-cell office:value-type="float" office:value="62">
                <text:p>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131.9">
                <text:p>131.9</text:p>
              </table:table-cell>
              <table:table-cell office:value-type="float" office:value="133.5">
                <text:p>133.5</text:p>
              </table:table-cell>
              <table:table-cell office:value-type="float" office:value="137">
                <text:p>137</text:p>
              </table:table-cell>
              <table:table-cell office:value-type="float" office:value="136.9">
                <text:p>136.9</text:p>
              </table:table-cell>
              <table:table-cell office:value-type="float" office:value="139.2">
                <text:p>139.2</text:p>
              </table:table-cell>
              <table:table-cell office:value-type="float" office:value="137">
                <text:p>13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5.3">
                <text:p>75.3</text:p>
              </table:table-cell>
              <table:table-cell office:value-type="float" office:value="79.5">
                <text:p>79.5</text:p>
              </table:table-cell>
              <table:table-cell office:value-type="float" office:value="78.5">
                <text:p>78.5</text:p>
              </table:table-cell>
              <table:table-cell office:value-type="float" office:value="74.7">
                <text:p>74.7</text:p>
              </table:table-cell>
              <table:table-cell office:value-type="float" office:value="70.2">
                <text:p>70.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bar" chart:style-name="ch1">
        <chart:title svg:x="6.746cm" svg:y="0.287cm" chart:style-name="ch2">
          <text:p>Team 8</text:p>
        </chart:title>
        <chart:legend chart:legend-position="bottom" svg:x="4.457cm" svg:y="6.577cm" style:legend-expansion="wide" chart:style-name="ch3"/>
        <chart:plot-area chart:style-name="ch4" table:cell-range-address="'C delta'.C1:'C delta'.H7" chart:data-source-has-labels="row" svg:x="0.312cm" svg:y="1.318cm" svg:width="14.978cm" svg:height="4.923cm">
          <chartooo:coordinate-region svg:x="0.942cm" svg:y="1.504cm" svg:width="14.348cm" svg:height="4.5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2:'C delta'.C7" chart:label-cell-address="'C delta'.C1:'C delta'.C1" chart:class="chart:bar">
            <chart:data-point chart:repeated="6"/>
          </chart:series>
          <chart:series chart:style-name="ch9" chart:values-cell-range-address="'C delta'.D2:'C delta'.D7" chart:label-cell-address="'C delta'.D1:'C delta'.D1" chart:class="chart:bar">
            <chart:data-point chart:repeated="6"/>
          </chart:series>
          <chart:series chart:style-name="ch10" chart:values-cell-range-address="'C delta'.E2:'C delta'.E7" chart:label-cell-address="'C delta'.E1:'C delta'.E1" chart:class="chart:bar">
            <chart:data-point chart:repeated="6"/>
          </chart:series>
          <chart:series chart:style-name="ch11" chart:values-cell-range-address="'C delta'.F2:'C delta'.F7" chart:label-cell-address="'C delta'.F1:'C delta'.F1" chart:class="chart:bar">
            <chart:data-point chart:repeated="6"/>
          </chart:series>
          <chart:series chart:style-name="ch12" chart:values-cell-range-address="'C delta'.G2:'C delta'.G7" chart:label-cell-address="'C delta'.G1:'C delta'.G1" chart:class="chart:bar">
            <chart:data-point chart:repeated="6"/>
          </chart:series>
          <chart:series chart:style-name="ch13" chart:values-cell-range-address="'C delta'.H2:'C delta'.H7" chart:label-cell-address="'C delta'.H1:'C delta'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>V PR C1 no canc</text:p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>V PB C1 no canc</text:p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">
                <text:p>10.9</text:p>
                <draw:g>
                  <svg:desc>'C delta'.C2:'C delta'.C7</svg:desc>
                </draw:g>
              </table:table-cell>
              <table:table-cell office:value-type="float" office:value="0.0999999999999943">
                <text:p>0.0999999999999943</text:p>
                <draw:g>
                  <svg:desc>'C delta'.D2:'C delta'.D7</svg:desc>
                </draw:g>
              </table:table-cell>
              <table:table-cell office:value-type="float" office:value="6.59999999999999">
                <text:p>6.59999999999999</text:p>
                <draw:g>
                  <svg:desc>'C delta'.E2:'C delta'.E7</svg:desc>
                </draw:g>
              </table:table-cell>
              <table:table-cell office:value-type="float" office:value="11.2">
                <text:p>11.2</text:p>
                <draw:g>
                  <svg:desc>'C delta'.F2:'C delta'.F7</svg:desc>
                </draw:g>
              </table:table-cell>
              <table:table-cell office:value-type="float" office:value="2.59999999999999">
                <text:p>2.59999999999999</text:p>
                <draw:g>
                  <svg:desc>'C delta'.G2:'C delta'.G7</svg:desc>
                </draw:g>
              </table:table-cell>
              <table:table-cell office:value-type="float" office:value="18.6">
                <text:p>18.6</text:p>
                <draw:g>
                  <svg:desc>'C delta'.H2:'C delta'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9999999999943">
                <text:p>0.099999999999994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11.6">
                <text:p>11.6</text:p>
              </table:table-cell>
              <table:table-cell office:value-type="float" office:value="3.10000000000002">
                <text:p>3.10000000000002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-1.19999999999999">
                <text:p>-1.1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10.3">
                <text:p>10.3</text:p>
              </table:table-cell>
              <table:table-cell office:value-type="float" office:value="4.40000000000001">
                <text:p>4.40000000000001</text:p>
              </table:table-cell>
              <table:table-cell office:value-type="float" office:value="-2.59999999999999">
                <text:p>-2.5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9999999999996">
                <text:p>0.699999999999996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2.2">
                <text:p>-2.2</text:p>
              </table:table-cell>
              <table:table-cell office:value-type="float" office:value="10.1">
                <text:p>10.1</text:p>
              </table:table-cell>
              <table:table-cell office:value-type="float" office:value="4.2">
                <text:p>4.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19999999999999">
                <text:p>-9.19999999999999</text:p>
              </table:table-cell>
              <table:table-cell office:value-type="float" office:value="-15.2">
                <text:p>-15.2</text:p>
              </table:table-cell>
              <table:table-cell office:value-type="float" office:value="-1.19999999999999">
                <text:p>-1.19999999999999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35.9">
                <text:p>-35.9</text:p>
              </table:table-cell>
              <table:table-cell office:value-type="float" office:value="-0.900000000000006">
                <text:p>-0.90000000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4.7">
                <text:p>4.7</text:p>
              </table:table-cell>
              <table:table-cell office:value-type="float" office:value="-2.3">
                <text:p>-2.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48cm" svg:height="7.62cm" xlink:href=".." xlink:type="simple" chart:class="chart:bar" chart:style-name="ch1">
        <chart:title svg:x="6.769cm" svg:y="0.287cm" chart:style-name="ch2">
          <text:p>Team 9</text:p>
        </chart:title>
        <chart:legend chart:legend-position="bottom" svg:x="4.48cm" svg:y="6.577cm" style:legend-expansion="wide" chart:style-name="ch3"/>
        <chart:plot-area chart:style-name="ch4" table:cell-range-address="'C delta'.C1:'C delta'.H1 'C delta'.C8:'C delta'.H13" chart:data-source-has-labels="row" svg:x="0.312cm" svg:y="1.318cm" svg:width="15.024cm" svg:height="4.923cm">
          <chartooo:coordinate-region svg:x="0.942cm" svg:y="1.504cm" svg:width="14.394cm" svg:height="4.5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8:'C delta'.C13" chart:label-cell-address="'C delta'.C1:'C delta'.C1" chart:class="chart:bar">
            <chart:data-point chart:repeated="6"/>
          </chart:series>
          <chart:series chart:style-name="ch9" chart:values-cell-range-address="'C delta'.D8:'C delta'.D13" chart:label-cell-address="'C delta'.D1:'C delta'.D1" chart:class="chart:bar">
            <chart:data-point chart:repeated="6"/>
          </chart:series>
          <chart:series chart:style-name="ch10" chart:values-cell-range-address="'C delta'.E8:'C delta'.E13" chart:label-cell-address="'C delta'.E1:'C delta'.E1" chart:class="chart:bar">
            <chart:data-point chart:repeated="6"/>
          </chart:series>
          <chart:series chart:style-name="ch11" chart:values-cell-range-address="'C delta'.F8:'C delta'.F13" chart:label-cell-address="'C delta'.F1:'C delta'.F1" chart:class="chart:bar">
            <chart:data-point chart:repeated="6"/>
          </chart:series>
          <chart:series chart:style-name="ch12" chart:values-cell-range-address="'C delta'.G8:'C delta'.G13" chart:label-cell-address="'C delta'.G1:'C delta'.G1" chart:class="chart:bar">
            <chart:data-point chart:repeated="6"/>
          </chart:series>
          <chart:series chart:style-name="ch13" chart:values-cell-range-address="'C delta'.H8:'C delta'.H13" chart:label-cell-address="'C delta'.H1:'C delta'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>V PR C1 no canc</text:p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>V PB C1 no canc</text:p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0000000000001">
                <text:p>4.40000000000001</text:p>
                <draw:g>
                  <svg:desc>'C delta'.C8:'C delta'.C13</svg:desc>
                </draw:g>
              </table:table-cell>
              <table:table-cell office:value-type="float" office:value="-4.59999999999999">
                <text:p>-4.59999999999999</text:p>
                <draw:g>
                  <svg:desc>'C delta'.D8:'C delta'.D13</svg:desc>
                </draw:g>
              </table:table-cell>
              <table:table-cell office:value-type="float" office:value="-13.6">
                <text:p>-13.6</text:p>
                <draw:g>
                  <svg:desc>'C delta'.E8:'C delta'.E13</svg:desc>
                </draw:g>
              </table:table-cell>
              <table:table-cell office:value-type="float" office:value="-0.299999999999997">
                <text:p>-0.299999999999997</text:p>
                <draw:g>
                  <svg:desc>'C delta'.F8:'C delta'.F13</svg:desc>
                </draw:g>
              </table:table-cell>
              <table:table-cell office:value-type="float" office:value="10.4">
                <text:p>10.4</text:p>
                <draw:g>
                  <svg:desc>'C delta'.G8:'C delta'.G13</svg:desc>
                </draw:g>
              </table:table-cell>
              <table:table-cell office:value-type="float" office:value="3.90000000000001">
                <text:p>3.90000000000001</text:p>
                <draw:g>
                  <svg:desc>'C delta'.H8:'C delta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0000000000001">
                <text:p>-3.80000000000001</text:p>
              </table:table-cell>
              <table:table-cell office:value-type="float" office:value="15.1">
                <text:p>15.1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15.5">
                <text:p>15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-10.5">
                <text:p>-10.5</text:p>
              </table:table-cell>
              <table:table-cell office:value-type="float" office:value="-8">
                <text:p>-8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-4.7">
                <text:p>-4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4.4">
                <text:p>-4.4</text:p>
              </table:table-cell>
              <table:table-cell office:value-type="float" office:value="-2.2">
                <text:p>-2.2</text:p>
              </table:table-cell>
              <table:table-cell office:value-type="float" office:value="-1.7">
                <text:p>-1.7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90000000000001">
                <text:p>-3.90000000000001</text:p>
              </table:table-cell>
              <table:table-cell office:value-type="float" office:value="-23.3">
                <text:p>-23.3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-27.3">
                <text:p>-27.3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-5.40000000000001">
                <text:p>-5.4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00000000000006">
                <text:p>-0.400000000000006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-0.400000000000006">
                <text:p>-0.400000000000006</text:p>
              </table:table-cell>
              <table:table-cell office:value-type="float" office:value="-0.5">
                <text:p>-0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48cm" svg:height="7.408cm" xlink:href=".." xlink:type="simple" chart:class="chart:bar" chart:style-name="ch1">
        <chart:title svg:x="6.61cm" svg:y="0.283cm" chart:style-name="ch2">
          <text:p>Team 10</text:p>
        </chart:title>
        <chart:legend chart:legend-position="bottom" svg:x="4.48cm" svg:y="6.365cm" style:legend-expansion="wide" chart:style-name="ch3"/>
        <chart:plot-area chart:style-name="ch4" table:cell-range-address="'C delta'.C1:'C delta'.H1 'C delta'.C14:'C delta'.H19" chart:data-source-has-labels="row" svg:x="0.312cm" svg:y="1.31cm" svg:width="15.024cm" svg:height="4.723cm">
          <chartooo:coordinate-region svg:x="0.942cm" svg:y="1.496cm" svg:width="14.394cm" svg:height="4.3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14:'C delta'.C19" chart:label-cell-address="'C delta'.C1:'C delta'.C1" chart:class="chart:bar">
            <chart:data-point chart:repeated="6"/>
          </chart:series>
          <chart:series chart:style-name="ch9" chart:values-cell-range-address="'C delta'.D14:'C delta'.D19" chart:label-cell-address="'C delta'.D1:'C delta'.D1" chart:class="chart:bar">
            <chart:data-point chart:repeated="6"/>
          </chart:series>
          <chart:series chart:style-name="ch10" chart:values-cell-range-address="'C delta'.E14:'C delta'.E19" chart:label-cell-address="'C delta'.E1:'C delta'.E1" chart:class="chart:bar">
            <chart:data-point chart:repeated="6"/>
          </chart:series>
          <chart:series chart:style-name="ch11" chart:values-cell-range-address="'C delta'.F14:'C delta'.F19" chart:label-cell-address="'C delta'.F1:'C delta'.F1" chart:class="chart:bar">
            <chart:data-point chart:repeated="6"/>
          </chart:series>
          <chart:series chart:style-name="ch12" chart:values-cell-range-address="'C delta'.G14:'C delta'.G19" chart:label-cell-address="'C delta'.G1:'C delta'.G1" chart:class="chart:bar">
            <chart:data-point chart:repeated="6"/>
          </chart:series>
          <chart:series chart:style-name="ch13" chart:values-cell-range-address="'C delta'.H14:'C delta'.H19" chart:label-cell-address="'C delta'.H1:'C delta'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>V PR C1 no canc</text:p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>V PB C1 no canc</text:p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C delta'.C14:'C delta'.C19</svg:desc>
                </draw:g>
              </table:table-cell>
              <table:table-cell office:value-type="float" office:value="-9.40000000000001">
                <text:p>-9.40000000000001</text:p>
                <draw:g>
                  <svg:desc>'C delta'.D14:'C delta'.D19</svg:desc>
                </draw:g>
              </table:table-cell>
              <table:table-cell office:value-type="float" office:value="3.59999999999999">
                <text:p>3.59999999999999</text:p>
                <draw:g>
                  <svg:desc>'C delta'.E14:'C delta'.E19</svg:desc>
                </draw:g>
              </table:table-cell>
              <table:table-cell office:value-type="float" office:value="-7.90000000000001">
                <text:p>-7.90000000000001</text:p>
                <draw:g>
                  <svg:desc>'C delta'.F14:'C delta'.F19</svg:desc>
                </draw:g>
              </table:table-cell>
              <table:table-cell office:value-type="float" office:value="4.8">
                <text:p>4.8</text:p>
                <draw:g>
                  <svg:desc>'C delta'.G14:'C delta'.G19</svg:desc>
                </draw:g>
              </table:table-cell>
              <table:table-cell office:value-type="float" office:value="4.8">
                <text:p>4.8</text:p>
                <draw:g>
                  <svg:desc>'C delta'.H14:'C delta'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-31">
                <text:p>-31</text:p>
              </table:table-cell>
              <table:table-cell office:value-type="float" office:value="-34">
                <text:p>-34</text:p>
              </table:table-cell>
              <table:table-cell office:value-type="float" office:value="-2.29999999999998">
                <text:p>-2.29999999999998</text:p>
              </table:table-cell>
              <table:table-cell office:value-type="float" office:value="-6.59999999999999">
                <text:p>-6.59999999999999</text:p>
              </table:table-cell>
              <table:table-cell office:value-type="float" office:value="-3.59999999999999">
                <text:p>-3.5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5.40000000000001">
                <text:p>5.40000000000001</text:p>
              </table:table-cell>
              <table:table-cell office:value-type="float" office:value="12.4">
                <text:p>12.4</text:p>
              </table:table-cell>
              <table:table-cell office:value-type="float" office:value="-0.399999999999991">
                <text:p>-0.399999999999991</text:p>
              </table:table-cell>
              <table:table-cell office:value-type="float" office:value="9.2">
                <text:p>9.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">
                <text:p>5.1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-9.1">
                <text:p>-9.1</text:p>
              </table:table-cell>
              <table:table-cell office:value-type="float" office:value="-4.9">
                <text:p>-4.9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000000000002">
                <text:p>4.70000000000002</text:p>
              </table:table-cell>
              <table:table-cell office:value-type="float" office:value="-6.09999999999999">
                <text:p>-6.09999999999999</text:p>
              </table:table-cell>
              <table:table-cell office:value-type="float" office:value="-4.09999999999999">
                <text:p>-4.09999999999999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-10.1">
                <text:p>-10.1</text:p>
              </table:table-cell>
              <table:table-cell office:value-type="float" office:value="-1.59999999999999">
                <text:p>-1.5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7.90000000000001">
                <text:p>7.90000000000001</text:p>
              </table:table-cell>
              <table:table-cell office:value-type="float" office:value="-3.5">
                <text:p>-3.5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-3.8">
                <text:p>-3.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069cm" svg:height="7.408cm" xlink:href=".." xlink:type="simple" chart:class="chart:bar" chart:style-name="ch1">
        <chart:title svg:x="6.82cm" svg:y="0.283cm" chart:style-name="ch2">
          <text:p>Team 11</text:p>
        </chart:title>
        <chart:legend chart:legend-position="bottom" svg:x="4.69cm" svg:y="6.365cm" style:legend-expansion="wide" chart:style-name="ch3"/>
        <chart:plot-area chart:style-name="ch4" table:cell-range-address="'C delta'.C1:'C delta'.H1 'C delta'.C20:'C delta'.H25" chart:data-source-has-labels="row" svg:x="0.321cm" svg:y="1.31cm" svg:width="15.427cm" svg:height="4.723cm">
          <chartooo:coordinate-region svg:x="0.951cm" svg:y="1.496cm" svg:width="14.797cm" svg:height="4.3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20:'C delta'.C25" chart:label-cell-address="'C delta'.C1:'C delta'.C1" chart:class="chart:bar">
            <chart:data-point chart:repeated="6"/>
          </chart:series>
          <chart:series chart:style-name="ch9" chart:values-cell-range-address="'C delta'.D20:'C delta'.D25" chart:label-cell-address="'C delta'.D1:'C delta'.D1" chart:class="chart:bar">
            <chart:data-point chart:repeated="6"/>
          </chart:series>
          <chart:series chart:style-name="ch10" chart:values-cell-range-address="'C delta'.E20:'C delta'.E25" chart:label-cell-address="'C delta'.E1:'C delta'.E1" chart:class="chart:bar">
            <chart:data-point chart:repeated="6"/>
          </chart:series>
          <chart:series chart:style-name="ch11" chart:values-cell-range-address="'C delta'.F20:'C delta'.F25" chart:label-cell-address="'C delta'.F1:'C delta'.F1" chart:class="chart:bar">
            <chart:data-point chart:repeated="6"/>
          </chart:series>
          <chart:series chart:style-name="ch12" chart:values-cell-range-address="'C delta'.G20:'C delta'.G25" chart:label-cell-address="'C delta'.G1:'C delta'.G1" chart:class="chart:bar">
            <chart:data-point chart:repeated="6"/>
          </chart:series>
          <chart:series chart:style-name="ch13" chart:values-cell-range-address="'C delta'.H20:'C delta'.H25" chart:label-cell-address="'C delta'.H1:'C delta'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>V PR C1 no canc</text:p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>V PB C1 no canc</text:p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 delta'.C20:'C delta'.C25</svg:desc>
                </draw:g>
              </table:table-cell>
              <table:table-cell office:value-type="float" office:value="11.6">
                <text:p>11.6</text:p>
                <draw:g>
                  <svg:desc>'C delta'.D20:'C delta'.D25</svg:desc>
                </draw:g>
              </table:table-cell>
              <table:table-cell office:value-type="float" office:value="3.09999999999999">
                <text:p>3.09999999999999</text:p>
                <draw:g>
                  <svg:desc>'C delta'.E20:'C delta'.E25</svg:desc>
                </draw:g>
              </table:table-cell>
              <table:table-cell office:value-type="float" office:value="2">
                <text:p>2</text:p>
                <draw:g>
                  <svg:desc>'C delta'.F20:'C delta'.F25</svg:desc>
                </draw:g>
              </table:table-cell>
              <table:table-cell office:value-type="float" office:value="6.5">
                <text:p>6.5</text:p>
                <draw:g>
                  <svg:desc>'C delta'.G20:'C delta'.G25</svg:desc>
                </draw:g>
              </table:table-cell>
              <table:table-cell office:value-type="float" office:value="18.5">
                <text:p>18.5</text:p>
                <draw:g>
                  <svg:desc>'C delta'.H20:'C delta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9">
                <text:p>-9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-2.09999999999999">
                <text:p>-2.0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90000000000001">
                <text:p>5.90000000000001</text:p>
              </table:table-cell>
              <table:table-cell office:value-type="float" office:value="11.9">
                <text:p>11.9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-4.2">
                <text:p>-4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4">
                <text:p>4.4</text:p>
              </table:table-cell>
              <table:table-cell office:value-type="float" office:value="4.9">
                <text:p>4.9</text:p>
              </table:table-cell>
              <table:table-cell office:value-type="float" office:value="8.5">
                <text:p>8.5</text:p>
              </table:table-cell>
              <table:table-cell office:value-type="float" office:value="-2.8">
                <text:p>-2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09999999999999">
                <text:p>-5.09999999999999</text:p>
              </table:table-cell>
              <table:table-cell office:value-type="float" office:value="-3.5">
                <text:p>-3.5</text:p>
              </table:table-cell>
              <table:table-cell office:value-type="float" office:value="0">
                <text:p>0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0.0999999999999943">
                <text:p>0.0999999999999943</text:p>
              </table:table-cell>
              <table:table-cell office:value-type="float" office:value="9.59999999999999">
                <text:p>9.5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-4.5">
                <text:p>-4.5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-3.7">
                <text:p>-3.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738cm" svg:height="7.62cm" xlink:href=".." xlink:type="simple" chart:class="chart:bar" chart:style-name="ch1">
        <chart:title svg:x="7.314cm" svg:y="0.287cm" chart:style-name="ch2">
          <text:p>Team 9</text:p>
        </chart:title>
        <chart:legend chart:legend-position="bottom" svg:x="4.511cm" svg:y="7.048cm" style:legend-expansion="wide" chart:style-name="ch3"/>
        <chart:plot-area chart:style-name="ch4" table:cell-range-address="B.C1:B.H1 B.C8:B.H13" chart:data-source-has-labels="row" svg:x="0.334cm" svg:y="1.318cm" svg:width="16.07cm" svg:height="5.394cm">
          <chartooo:coordinate-region svg:x="1.07cm" svg:y="1.504cm" svg:width="15.334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8:B.C13" chart:label-cell-address="B.C1:B.C1" chart:class="chart:bar">
            <chart:data-point chart:repeated="6"/>
          </chart:series>
          <chart:series chart:style-name="ch9" chart:values-cell-range-address="B.D8:B.D13" chart:label-cell-address="B.D1:B.D1" chart:class="chart:bar">
            <chart:data-point chart:repeated="6"/>
          </chart:series>
          <chart:series chart:style-name="ch10" chart:values-cell-range-address="B.E8:B.E13" chart:label-cell-address="B.E1:B.E1" chart:class="chart:bar">
            <chart:data-point chart:repeated="6"/>
          </chart:series>
          <chart:series chart:style-name="ch11" chart:values-cell-range-address="B.F8:B.F13" chart:label-cell-address="B.F1:B.F1" chart:class="chart:bar">
            <chart:data-point chart:repeated="6"/>
          </chart:series>
          <chart:series chart:style-name="ch12" chart:values-cell-range-address="B.G8:B.G13" chart:label-cell-address="B.G1:B.G1" chart:class="chart:bar">
            <chart:data-point chart:repeated="6"/>
          </chart:series>
          <chart:series chart:style-name="ch13" chart:values-cell-range-address="B.H8:B.H13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1">
                <text:p>113.1</text:p>
                <draw:g>
                  <svg:desc>B.C8:B.C13</svg:desc>
                </draw:g>
              </table:table-cell>
              <table:table-cell office:value-type="float" office:value="116.8">
                <text:p>116.8</text:p>
                <draw:g>
                  <svg:desc>B.D8:B.D13</svg:desc>
                </draw:g>
              </table:table-cell>
              <table:table-cell office:value-type="float" office:value="108.5">
                <text:p>108.5</text:p>
                <draw:g>
                  <svg:desc>B.E8:B.E13</svg:desc>
                </draw:g>
              </table:table-cell>
              <table:table-cell office:value-type="float" office:value="118.1">
                <text:p>118.1</text:p>
                <draw:g>
                  <svg:desc>B.F8:B.F13</svg:desc>
                </draw:g>
              </table:table-cell>
              <table:table-cell office:value-type="float" office:value="111.6">
                <text:p>111.6</text:p>
                <draw:g>
                  <svg:desc>B.G8:B.G13</svg:desc>
                </draw:g>
              </table:table-cell>
              <table:table-cell office:value-type="float" office:value="123">
                <text:p>123</text:p>
                <draw:g>
                  <svg:desc>B.H8:B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4">
                <text:p>138.4</text:p>
              </table:table-cell>
              <table:table-cell office:value-type="float" office:value="135">
                <text:p>135</text:p>
              </table:table-cell>
              <table:table-cell office:value-type="float" office:value="138.5">
                <text:p>138.5</text:p>
              </table:table-cell>
              <table:table-cell office:value-type="float" office:value="136.5">
                <text:p>136.5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6.1">
                <text:p>86.1</text:p>
              </table:table-cell>
              <table:table-cell office:value-type="float" office:value="71.5">
                <text:p>71.5</text:p>
              </table:table-cell>
              <table:table-cell office:value-type="float" office:value="81.2">
                <text:p>81.2</text:p>
              </table:table-cell>
              <table:table-cell office:value-type="float" office:value="90.4">
                <text:p>90.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">
                <text:p>57.4</text:p>
              </table:table-cell>
              <table:table-cell office:value-type="float" office:value="57.1">
                <text:p>57.1</text:p>
              </table:table-cell>
              <table:table-cell office:value-type="float" office:value="56">
                <text:p>56</text:p>
              </table:table-cell>
              <table:table-cell office:value-type="float" office:value="59.2">
                <text:p>59.2</text:p>
              </table:table-cell>
              <table:table-cell office:value-type="float" office:value="57">
                <text:p>5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3">
                <text:p>149.3</text:p>
              </table:table-cell>
              <table:table-cell office:value-type="float" office:value="142.7">
                <text:p>142.7</text:p>
              </table:table-cell>
              <table:table-cell office:value-type="float" office:value="146.5">
                <text:p>146.5</text:p>
              </table:table-cell>
              <table:table-cell office:value-type="float" office:value="161.9">
                <text:p>161.9</text:p>
              </table:table-cell>
              <table:table-cell office:value-type="float" office:value="140.8">
                <text:p>140.8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9">
                <text:p>72.9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1cm" xlink:href=".." xlink:type="simple" chart:class="chart:bar" chart:style-name="ch1">
        <chart:title svg:x="7.443cm" svg:y="0.287cm" chart:style-name="ch2">
          <text:p>Team 10</text:p>
        </chart:title>
        <chart:legend chart:legend-position="bottom" svg:x="4.799cm" svg:y="7.049cm" style:legend-expansion="wide" chart:style-name="ch3"/>
        <chart:plot-area chart:style-name="ch4" table:cell-range-address="B.C1:B.H1 B.C14:B.H19" chart:data-source-has-labels="row" svg:x="0.346cm" svg:y="1.318cm" svg:width="16.623cm" svg:height="5.395cm">
          <chartooo:coordinate-region svg:x="1.082cm" svg:y="1.504cm" svg:width="15.88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14:B.C19" chart:label-cell-address="B.C1:B.C1" chart:class="chart:bar">
            <chart:data-point chart:repeated="6"/>
          </chart:series>
          <chart:series chart:style-name="ch9" chart:values-cell-range-address="B.D14:B.D19" chart:label-cell-address="B.D1:B.D1" chart:class="chart:bar">
            <chart:data-point chart:repeated="6"/>
          </chart:series>
          <chart:series chart:style-name="ch10" chart:values-cell-range-address="B.E14:B.E19" chart:label-cell-address="B.E1:B.E1" chart:class="chart:bar">
            <chart:data-point chart:repeated="6"/>
          </chart:series>
          <chart:series chart:style-name="ch11" chart:values-cell-range-address="B.F14:B.F19" chart:label-cell-address="B.F1:B.F1" chart:class="chart:bar">
            <chart:data-point chart:repeated="6"/>
          </chart:series>
          <chart:series chart:style-name="ch12" chart:values-cell-range-address="B.G14:B.G19" chart:label-cell-address="B.G1:B.G1" chart:class="chart:bar">
            <chart:data-point chart:repeated="6"/>
          </chart:series>
          <chart:series chart:style-name="ch13" chart:values-cell-range-address="B.H14:B.H19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">
                <text:p>123.4</text:p>
                <draw:g>
                  <svg:desc>B.C14:B.C19</svg:desc>
                </draw:g>
              </table:table-cell>
              <table:table-cell office:value-type="float" office:value="112.5">
                <text:p>112.5</text:p>
                <draw:g>
                  <svg:desc>B.D14:B.D19</svg:desc>
                </draw:g>
              </table:table-cell>
              <table:table-cell office:value-type="float" office:value="123.5">
                <text:p>123.5</text:p>
                <draw:g>
                  <svg:desc>B.E14:B.E19</svg:desc>
                </draw:g>
              </table:table-cell>
              <table:table-cell office:value-type="float" office:value="123.7">
                <text:p>123.7</text:p>
                <draw:g>
                  <svg:desc>B.F14:B.F19</svg:desc>
                </draw:g>
              </table:table-cell>
              <table:table-cell office:value-type="float" office:value="124.9">
                <text:p>124.9</text:p>
                <draw:g>
                  <svg:desc>B.G14:B.G19</svg:desc>
                </draw:g>
              </table:table-cell>
              <table:table-cell office:value-type="float" office:value="133.5">
                <text:p>133.5</text:p>
                <draw:g>
                  <svg:desc>B.H14:B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">
                <text:p>174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1.1">
                <text:p>141.1</text:p>
              </table:table-cell>
              <table:table-cell office:value-type="float" office:value="145.2">
                <text:p>145.2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">
                <text:p>76.6</text:p>
              </table:table-cell>
              <table:table-cell office:value-type="float" office:value="78.7">
                <text:p>78.7</text:p>
              </table:table-cell>
              <table:table-cell office:value-type="float" office:value="77">
                <text:p>77</text:p>
              </table:table-cell>
              <table:table-cell office:value-type="float" office:value="86.3">
                <text:p>86.3</text:p>
              </table:table-cell>
              <table:table-cell office:value-type="float" office:value="85.3">
                <text:p>85.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6">
                <text:p>52.6</text:p>
              </table:table-cell>
              <table:table-cell office:value-type="float" office:value="53.5">
                <text:p>53.5</text:p>
              </table:table-cell>
              <table:table-cell office:value-type="float" office:value="53">
                <text:p>53</text:p>
              </table:table-cell>
              <table:table-cell office:value-type="float" office:value="61.4">
                <text:p>61.4</text:p>
              </table:table-cell>
              <table:table-cell office:value-type="float" office:value="54.4">
                <text:p>54.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1">
                <text:p>134.1</text:p>
              </table:table-cell>
              <table:table-cell office:value-type="float" office:value="133.9">
                <text:p>133.9</text:p>
              </table:table-cell>
              <table:table-cell office:value-type="float" office:value="136">
                <text:p>136</text:p>
              </table:table-cell>
              <table:table-cell office:value-type="float" office:value="171.1">
                <text:p>171.1</text:p>
              </table:table-cell>
              <table:table-cell office:value-type="float" office:value="190.4">
                <text:p>190.4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1">
                <text:p>72.1</text:p>
              </table:table-cell>
              <table:table-cell office:value-type="float" office:value="76.3">
                <text:p>76.3</text:p>
              </table:table-cell>
              <table:table-cell office:value-type="float" office:value="71.5">
                <text:p>71.5</text:p>
              </table:table-cell>
              <table:table-cell office:value-type="float" office:value="78.3">
                <text:p>78.3</text:p>
              </table:table-cell>
              <table:table-cell office:value-type="float" office:value="77.8">
                <text:p>77.8</text:p>
              </table:table-cell>
              <table:table-cell office:value-type="float" office:value="82.5">
                <text:p>8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1cm" xlink:href=".." xlink:type="simple" chart:class="chart:bar" chart:style-name="ch1">
        <chart:title svg:x="7.443cm" svg:y="0.287cm" chart:style-name="ch2">
          <text:p>Team 11</text:p>
        </chart:title>
        <chart:legend chart:legend-position="bottom" svg:x="4.799cm" svg:y="7.049cm" style:legend-expansion="wide" chart:style-name="ch3"/>
        <chart:plot-area chart:style-name="ch4" table:cell-range-address="B.C1:B.H1 B.C20:B.H25" chart:data-source-has-labels="row" svg:x="0.346cm" svg:y="1.318cm" svg:width="16.623cm" svg:height="5.395cm">
          <chartooo:coordinate-region svg:x="1.082cm" svg:y="1.504cm" svg:width="15.88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20:B.C25" chart:label-cell-address="B.C1:B.C1" chart:class="chart:bar">
            <chart:data-point chart:repeated="6"/>
          </chart:series>
          <chart:series chart:style-name="ch9" chart:values-cell-range-address="B.D20:B.D25" chart:label-cell-address="B.D1:B.D1" chart:class="chart:bar">
            <chart:data-point chart:repeated="6"/>
          </chart:series>
          <chart:series chart:style-name="ch10" chart:values-cell-range-address="B.E20:B.E25" chart:label-cell-address="B.E1:B.E1" chart:class="chart:bar">
            <chart:data-point chart:repeated="6"/>
          </chart:series>
          <chart:series chart:style-name="ch11" chart:values-cell-range-address="B.F20:B.F25" chart:label-cell-address="B.F1:B.F1" chart:class="chart:bar">
            <chart:data-point chart:repeated="6"/>
          </chart:series>
          <chart:series chart:style-name="ch12" chart:values-cell-range-address="B.G20:B.G25" chart:label-cell-address="B.G1:B.G1" chart:class="chart:bar">
            <chart:data-point chart:repeated="6"/>
          </chart:series>
          <chart:series chart:style-name="ch13" chart:values-cell-range-address="B.H20:B.H25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.9">
                <text:p>115.9</text:p>
                <draw:g>
                  <svg:desc>B.C20:B.C25</svg:desc>
                </draw:g>
              </table:table-cell>
              <table:table-cell office:value-type="float" office:value="107.3">
                <text:p>107.3</text:p>
                <draw:g>
                  <svg:desc>B.D20:B.D25</svg:desc>
                </draw:g>
              </table:table-cell>
              <table:table-cell office:value-type="float" office:value="118.5">
                <text:p>118.5</text:p>
                <draw:g>
                  <svg:desc>B.E20:B.E25</svg:desc>
                </draw:g>
              </table:table-cell>
              <table:table-cell office:value-type="float" office:value="104.5">
                <text:p>104.5</text:p>
                <draw:g>
                  <svg:desc>B.F20:B.F25</svg:desc>
                </draw:g>
              </table:table-cell>
              <table:table-cell office:value-type="float" office:value="106.3">
                <text:p>106.3</text:p>
                <draw:g>
                  <svg:desc>B.G20:B.G25</svg:desc>
                </draw:g>
              </table:table-cell>
              <table:table-cell office:value-type="float" office:value="109.5">
                <text:p>109.5</text:p>
                <draw:g>
                  <svg:desc>B.H20:B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140.5">
                <text:p>140.5</text:p>
              </table:table-cell>
              <table:table-cell office:value-type="float" office:value="137">
                <text:p>137</text:p>
              </table:table-cell>
              <table:table-cell office:value-type="float" office:value="133.6">
                <text:p>133.6</text:p>
              </table:table-cell>
              <table:table-cell office:value-type="float" office:value="130.2">
                <text:p>130.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">
                <text:p>70.1</text:p>
              </table:table-cell>
              <table:table-cell office:value-type="float" office:value="73.9">
                <text:p>73.9</text:p>
              </table:table-cell>
              <table:table-cell office:value-type="float" office:value="79.5">
                <text:p>79.5</text:p>
              </table:table-cell>
              <table:table-cell office:value-type="float" office:value="84.7">
                <text:p>84.7</text:p>
              </table:table-cell>
              <table:table-cell office:value-type="float" office:value="83.3">
                <text:p>83.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">
                <text:p>51.6</text:p>
              </table:table-cell>
              <table:table-cell office:value-type="float" office:value="47">
                <text:p>47</text:p>
              </table:table-cell>
              <table:table-cell office:value-type="float" office:value="54.5">
                <text:p>54.5</text:p>
              </table:table-cell>
              <table:table-cell office:value-type="float" office:value="64.8">
                <text:p>64.8</text:p>
              </table:table-cell>
              <table:table-cell office:value-type="float" office:value="51.3">
                <text:p>51.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136.5">
                <text:p>136.5</text:p>
              </table:table-cell>
              <table:table-cell office:value-type="float" office:value="128.5">
                <text:p>128.5</text:p>
              </table:table-cell>
              <table:table-cell office:value-type="float" office:value="136.9">
                <text:p>136.9</text:p>
              </table:table-cell>
              <table:table-cell office:value-type="float" office:value="141.8">
                <text:p>141.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4.7">
                <text:p>74.7</text:p>
              </table:table-cell>
              <table:table-cell office:value-type="float" office:value="84.5">
                <text:p>84.5</text:p>
              </table:table-cell>
              <table:table-cell office:value-type="float" office:value="74.7">
                <text:p>74.7</text:p>
              </table:table-cell>
              <table:table-cell office:value-type="float" office:value="73.4">
                <text:p>73.4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bar" chart:style-name="ch1">
        <chart:title svg:x="6.746cm" svg:y="0.287cm" chart:style-name="ch2">
          <text:p>Team 8</text:p>
        </chart:title>
        <chart:legend chart:legend-position="bottom" svg:x="5.397cm" svg:y="7.048cm" style:legend-expansion="wide" chart:style-name="ch3"/>
        <chart:plot-area chart:style-name="ch4" table:cell-range-address="'B delta'.C1:'B delta'.F7" chart:data-source-has-labels="row" svg:x="0.312cm" svg:y="1.318cm" svg:width="14.978cm" svg:height="5.394cm">
          <chartooo:coordinate-region svg:x="0.942cm" svg:y="1.504cm" svg:width="14.348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2:'B delta'.C7" chart:label-cell-address="'B delta'.C1:'B delta'.C1" chart:class="chart:bar">
            <chart:data-point chart:repeated="6"/>
          </chart:series>
          <chart:series chart:style-name="ch9" chart:values-cell-range-address="'B delta'.D2:'B delta'.D7" chart:label-cell-address="'B delta'.D1:'B delta'.D1" chart:class="chart:bar">
            <chart:data-point chart:repeated="6"/>
          </chart:series>
          <chart:series chart:style-name="ch10" chart:values-cell-range-address="'B delta'.E2:'B delta'.E7" chart:label-cell-address="'B delta'.E1:'B delta'.E1" chart:class="chart:bar">
            <chart:data-point chart:repeated="6"/>
          </chart:series>
          <chart:series chart:style-name="ch11" chart:values-cell-range-address="'B delta'.F2:'B delta'.F7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9999999999999">
                <text:p>8.09999999999999</text:p>
                <draw:g>
                  <svg:desc>'B delta'.C2:'B delta'.C7</svg:desc>
                </draw:g>
              </table:table-cell>
              <table:table-cell office:value-type="float" office:value="12.6">
                <text:p>12.6</text:p>
                <draw:g>
                  <svg:desc>'B delta'.D2:'B delta'.D7</svg:desc>
                </draw:g>
              </table:table-cell>
              <table:table-cell office:value-type="float" office:value="3.69999999999999">
                <text:p>3.69999999999999</text:p>
                <draw:g>
                  <svg:desc>'B delta'.E2:'B delta'.E7</svg:desc>
                </draw:g>
              </table:table-cell>
              <table:table-cell office:value-type="float" office:value="2.09999999999999">
                <text:p>2.09999999999999</text:p>
                <draw:g>
                  <svg:desc>'B delta'.F2:'B delta'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10.6">
                <text:p>10.6</text:p>
              </table:table-cell>
              <table:table-cell office:value-type="float" office:value="6">
                <text:p>6</text:p>
              </table:table-cell>
              <table:table-cell office:value-type="float" office:value="4.30000000000001">
                <text:p>4.3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5.90000000000001">
                <text:p>5.9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7.8">
                <text:p>7.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7.69999999999999">
                <text:p>-7.69999999999999</text:p>
              </table:table-cell>
              <table:table-cell office:value-type="float" office:value="0.299999999999983">
                <text:p>0.299999999999983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-4.2">
                <text:p>-4.2</text:p>
              </table:table-cell>
              <table:table-cell office:value-type="float" office:value="4.10000000000001">
                <text:p>4.10000000000001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69cm" svg:height="7.62cm" xlink:href=".." xlink:type="simple" chart:class="chart:bar" chart:style-name="ch1">
        <chart:title svg:x="6.979cm" svg:y="0.287cm" chart:style-name="ch2">
          <text:p>Team 9</text:p>
        </chart:title>
        <chart:legend chart:legend-position="bottom" svg:x="5.63cm" svg:y="7.048cm" style:legend-expansion="wide" chart:style-name="ch3"/>
        <chart:plot-area chart:style-name="ch4" table:cell-range-address="'B delta'.C1:'B delta'.F1 'B delta'.C8:'B delta'.F13" chart:data-source-has-labels="row" svg:x="0.321cm" svg:y="1.318cm" svg:width="15.427cm" svg:height="5.394cm">
          <chartooo:coordinate-region svg:x="0.951cm" svg:y="1.504cm" svg:width="14.797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8:'B delta'.C13" chart:label-cell-address="'B delta'.C1:'B delta'.C1" chart:class="chart:bar">
            <chart:data-point chart:repeated="6"/>
          </chart:series>
          <chart:series chart:style-name="ch9" chart:values-cell-range-address="'B delta'.D8:'B delta'.D13" chart:label-cell-address="'B delta'.D1:'B delta'.D1" chart:class="chart:bar">
            <chart:data-point chart:repeated="6"/>
          </chart:series>
          <chart:series chart:style-name="ch10" chart:values-cell-range-address="'B delta'.E8:'B delta'.E13" chart:label-cell-address="'B delta'.E1:'B delta'.E1" chart:class="chart:bar">
            <chart:data-point chart:repeated="6"/>
          </chart:series>
          <chart:series chart:style-name="ch11" chart:values-cell-range-address="'B delta'.F8:'B delta'.F13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">
                <text:p>3.7</text:p>
                <draw:g>
                  <svg:desc>'B delta'.C8:'B delta'.C13</svg:desc>
                </draw:g>
              </table:table-cell>
              <table:table-cell office:value-type="float" office:value="-4.59999999999999">
                <text:p>-4.59999999999999</text:p>
                <draw:g>
                  <svg:desc>'B delta'.D8:'B delta'.D13</svg:desc>
                </draw:g>
              </table:table-cell>
              <table:table-cell office:value-type="float" office:value="-6.5">
                <text:p>-6.5</text:p>
                <draw:g>
                  <svg:desc>'B delta'.E8:'B delta'.E13</svg:desc>
                </draw:g>
              </table:table-cell>
              <table:table-cell office:value-type="float" office:value="4.90000000000001">
                <text:p>4.90000000000001</text:p>
                <draw:g>
                  <svg:desc>'B delta'.F8:'B delta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99999999999943">
                <text:p>0.0999999999999943</text:p>
              </table:table-cell>
              <table:table-cell office:value-type="float" office:value="0.5">
                <text:p>0.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-11.5">
                <text:p>-11.5</text:p>
              </table:table-cell>
              <table:table-cell office:value-type="float" office:value="9.2">
                <text:p>9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-1.4">
                <text:p>-1.4</text:p>
              </table:table-cell>
              <table:table-cell office:value-type="float" office:value="-2.2">
                <text:p>-2.2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60000000000002">
                <text:p>-6.60000000000002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-21.1">
                <text:p>-21.1</text:p>
              </table:table-cell>
              <table:table-cell office:value-type="float" office:value="-17.4">
                <text:p>-1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7cm" svg:height="7.577cm" xlink:href=".." xlink:type="simple" chart:class="chart:bar" chart:style-name="ch1">
        <chart:title svg:x="6.821cm" svg:y="0.286cm" chart:style-name="ch2">
          <text:p>Team 10</text:p>
        </chart:title>
        <chart:legend chart:legend-position="bottom" svg:x="5.631cm" svg:y="7.005cm" style:legend-expansion="wide" chart:style-name="ch3"/>
        <chart:plot-area chart:style-name="ch4" table:cell-range-address="'B delta'.C1:'B delta'.F1 'B delta'.C14:'B delta'.F19" chart:data-source-has-labels="row" svg:x="0.321cm" svg:y="1.316cm" svg:width="15.428cm" svg:height="5.354cm">
          <chartooo:coordinate-region svg:x="0.951cm" svg:y="1.502cm" svg:width="14.798cm" svg:height="4.9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14:'B delta'.C19" chart:label-cell-address="'B delta'.C1:'B delta'.C1" chart:class="chart:bar">
            <chart:data-point chart:repeated="6"/>
          </chart:series>
          <chart:series chart:style-name="ch9" chart:values-cell-range-address="'B delta'.D14:'B delta'.D19" chart:label-cell-address="'B delta'.D1:'B delta'.D1" chart:class="chart:bar">
            <chart:data-point chart:repeated="6"/>
          </chart:series>
          <chart:series chart:style-name="ch10" chart:values-cell-range-address="'B delta'.E14:'B delta'.E19" chart:label-cell-address="'B delta'.E1:'B delta'.E1" chart:class="chart:bar">
            <chart:data-point chart:repeated="6"/>
          </chart:series>
          <chart:series chart:style-name="ch11" chart:values-cell-range-address="'B delta'.F14:'B delta'.F19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9">
                <text:p>-10.9</text:p>
                <draw:g>
                  <svg:desc>'B delta'.C14:'B delta'.C19</svg:desc>
                </draw:g>
              </table:table-cell>
              <table:table-cell office:value-type="float" office:value="0.0999999999999943">
                <text:p>0.0999999999999943</text:p>
                <draw:g>
                  <svg:desc>'B delta'.D14:'B delta'.D19</svg:desc>
                </draw:g>
              </table:table-cell>
              <table:table-cell office:value-type="float" office:value="1.2">
                <text:p>1.2</text:p>
                <draw:g>
                  <svg:desc>'B delta'.E14:'B delta'.E19</svg:desc>
                </draw:g>
              </table:table-cell>
              <table:table-cell office:value-type="float" office:value="9.8">
                <text:p>9.8</text:p>
                <draw:g>
                  <svg:desc>'B delta'.F14:'B delta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3">
                <text:p>-33</text:p>
              </table:table-cell>
              <table:table-cell office:value-type="float" office:value="-31">
                <text:p>-31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-3.59999999999999">
                <text:p>-3.5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0000000000001">
                <text:p>2.10000000000001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-1">
                <text:p>-1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-7">
                <text:p>-7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9999999999989">
                <text:p>-0.199999999999989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19.3">
                <text:p>19.3</text:p>
              </table:table-cell>
              <table:table-cell office:value-type="float" office:value="-1.59999999999999">
                <text:p>-1.5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-0.599999999999994">
                <text:p>-0.599999999999994</text:p>
              </table:table-cell>
              <table:table-cell office:value-type="float" office:value="-0.5">
                <text:p>-0.5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48cm" svg:height="7.621cm" xlink:href=".." xlink:type="simple" chart:class="chart:bar" chart:style-name="ch1">
        <chart:title svg:x="6.61cm" svg:y="0.287cm" chart:style-name="ch2">
          <text:p>Team 11</text:p>
        </chart:title>
        <chart:legend chart:legend-position="bottom" svg:x="5.42cm" svg:y="7.049cm" style:legend-expansion="wide" chart:style-name="ch3"/>
        <chart:plot-area chart:style-name="ch4" table:cell-range-address="'B delta'.C1:'B delta'.F1 'B delta'.C20:'B delta'.F25" chart:data-source-has-labels="row" svg:x="0.312cm" svg:y="1.318cm" svg:width="15.024cm" svg:height="5.395cm">
          <chartooo:coordinate-region svg:x="0.942cm" svg:y="1.504cm" svg:width="14.394cm" svg:height="5.0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20:'B delta'.C25" chart:label-cell-address="'B delta'.C1:'B delta'.C1" chart:class="chart:bar">
            <chart:data-point chart:repeated="6"/>
          </chart:series>
          <chart:series chart:style-name="ch9" chart:values-cell-range-address="'B delta'.D20:'B delta'.D25" chart:label-cell-address="'B delta'.D1:'B delta'.D1" chart:class="chart:bar">
            <chart:data-point chart:repeated="6"/>
          </chart:series>
          <chart:series chart:style-name="ch10" chart:values-cell-range-address="'B delta'.E20:'B delta'.E25" chart:label-cell-address="'B delta'.E1:'B delta'.E1" chart:class="chart:bar">
            <chart:data-point chart:repeated="6"/>
          </chart:series>
          <chart:series chart:style-name="ch11" chart:values-cell-range-address="'B delta'.F20:'B delta'.F25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60000000000001">
                <text:p>-8.60000000000001</text:p>
                <draw:g>
                  <svg:desc>'B delta'.C20:'B delta'.C25</svg:desc>
                </draw:g>
              </table:table-cell>
              <table:table-cell office:value-type="float" office:value="2.59999999999999">
                <text:p>2.59999999999999</text:p>
                <draw:g>
                  <svg:desc>'B delta'.D20:'B delta'.D25</svg:desc>
                </draw:g>
              </table:table-cell>
              <table:table-cell office:value-type="float" office:value="1.8">
                <text:p>1.8</text:p>
                <draw:g>
                  <svg:desc>'B delta'.E20:'B delta'.E25</svg:desc>
                </draw:g>
              </table:table-cell>
              <table:table-cell office:value-type="float" office:value="5">
                <text:p>5</text:p>
                <draw:g>
                  <svg:desc>'B delta'.F20:'B delta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5">
                <text:p>-5.5</text:p>
              </table:table-cell>
              <table:table-cell office:value-type="float" office:value="-9">
                <text:p>-9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400000000000006">
                <text:p>0.40000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9.40000000000001">
                <text:p>9.40000000000001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">
                <text:p>-4.6</text:p>
              </table:table-cell>
              <table:table-cell office:value-type="float" office:value="2.9">
                <text:p>2.9</text:p>
              </table:table-cell>
              <table:table-cell office:value-type="float" office:value="-13.5">
                <text:p>-13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-8.5">
                <text:p>-8.5</text:p>
              </table:table-cell>
              <table:table-cell office:value-type="float" office:value="4.90000000000001">
                <text:p>4.90000000000001</text:p>
              </table:table-cell>
              <table:table-cell office:value-type="float" office:value="6.09999999999999">
                <text:p>6.0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11.5">
                <text:p>11.5</text:p>
              </table:table-cell>
              <table:table-cell office:value-type="float" office:value="-1.3">
                <text:p>-1.3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6.015cm" svg:height="7.62cm" xlink:href=".." xlink:type="simple" chart:class="chart:bar" chart:style-name="ch1">
        <chart:title svg:x="6.873cm" svg:y="0.287cm" chart:style-name="ch2">
          <text:p>Team 8 </text:p>
        </chart:title>
        <chart:legend chart:legend-position="bottom" svg:x="3.936cm" svg:y="6.577cm" style:legend-expansion="wide" chart:style-name="ch3"/>
        <chart:plot-area chart:style-name="ch4" table:cell-range-address="C.C1:C.J7" chart:data-source-has-labels="row" svg:x="0.32cm" svg:y="1.318cm" svg:width="15.375cm" svg:height="4.923cm">
          <chartooo:coordinate-region svg:x="1.056cm" svg:y="1.504cm" svg:width="14.639cm" svg:height="4.2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2:C.C7" chart:label-cell-address="C.C1:C.C1" chart:class="chart:bar">
            <chart:data-point chart:repeated="6"/>
          </chart:series>
          <chart:series chart:style-name="ch9" chart:values-cell-range-address="C.D2:C.D7" chart:label-cell-address="C.D1:C.D1" chart:class="chart:bar">
            <chart:data-point chart:repeated="6"/>
          </chart:series>
          <chart:series chart:style-name="ch10" chart:values-cell-range-address="C.E2:C.E7" chart:label-cell-address="C.E1:C.E1" chart:class="chart:bar">
            <chart:data-point chart:repeated="6"/>
          </chart:series>
          <chart:series chart:style-name="ch11" chart:values-cell-range-address="C.F2:C.F7" chart:label-cell-address="C.F1:C.F1" chart:class="chart:bar">
            <chart:data-point chart:repeated="6"/>
          </chart:series>
          <chart:series chart:style-name="ch12" chart:values-cell-range-address="C.G2:C.G7" chart:label-cell-address="C.G1:C.G1" chart:class="chart:bar">
            <chart:data-point chart:repeated="6"/>
          </chart:series>
          <chart:series chart:style-name="ch13" chart:values-cell-range-address="C.H2:C.H7" chart:label-cell-address="C.H1:C.H1" chart:class="chart:bar">
            <chart:data-point chart:repeated="6"/>
          </chart:series>
          <chart:series chart:style-name="ch14" chart:values-cell-range-address="C.I2:C.I7" chart:label-cell-address="C.I1:C.I1" chart:class="chart:bar">
            <chart:data-point chart:repeated="6"/>
          </chart:series>
          <chart:series chart:style-name="ch15" chart:values-cell-range-address="C.J2:C.J7" chart:label-cell-address="C.J1:C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>V PR C1 no canc</text:p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>V PB C1 no canc</text:p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4">
                <text:p>113.4</text:p>
                <draw:g>
                  <svg:desc>C.C2:C.C7</svg:desc>
                </draw:g>
              </table:table-cell>
              <table:table-cell office:value-type="float" office:value="124.3">
                <text:p>124.3</text:p>
                <draw:g>
                  <svg:desc>C.D2:C.D7</svg:desc>
                </draw:g>
              </table:table-cell>
              <table:table-cell office:value-type="float" office:value="113.5">
                <text:p>113.5</text:p>
                <draw:g>
                  <svg:desc>C.E2:C.E7</svg:desc>
                </draw:g>
              </table:table-cell>
              <table:table-cell office:value-type="float" office:value="120">
                <text:p>120</text:p>
                <draw:g>
                  <svg:desc>C.F2:C.F7</svg:desc>
                </draw:g>
              </table:table-cell>
              <table:table-cell office:value-type="float" office:value="115.9">
                <text:p>115.9</text:p>
                <draw:g>
                  <svg:desc>C.G2:C.G7</svg:desc>
                </draw:g>
              </table:table-cell>
              <table:table-cell office:value-type="float" office:value="127.1">
                <text:p>127.1</text:p>
                <draw:g>
                  <svg:desc>C.H2:C.H7</svg:desc>
                </draw:g>
              </table:table-cell>
              <table:table-cell office:value-type="float" office:value="118.5">
                <text:p>118.5</text:p>
                <draw:g>
                  <svg:desc>C.I2:C.I7</svg:desc>
                </draw:g>
              </table:table-cell>
              <table:table-cell office:value-type="float" office:value="134.5">
                <text:p>134.5</text:p>
                <draw:g>
                  <svg:desc>C.J2:C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9">
                <text:p>133.9</text:p>
              </table:table-cell>
              <table:table-cell office:value-type="float" office:value="134">
                <text:p>134</text:p>
              </table:table-cell>
              <table:table-cell office:value-type="float" office:value="138.5">
                <text:p>138.5</text:p>
              </table:table-cell>
              <table:table-cell office:value-type="float" office:value="145.5">
                <text:p>145.5</text:p>
              </table:table-cell>
              <table:table-cell office:value-type="float" office:value="137.7">
                <text:p>137.7</text:p>
              </table:table-cell>
              <table:table-cell office:value-type="float" office:value="140.8">
                <text:p>140.8</text:p>
              </table:table-cell>
              <table:table-cell office:value-type="float" office:value="142.5">
                <text:p>142.5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4">
                <text:p>85.4</text:p>
              </table:table-cell>
              <table:table-cell office:value-type="float" office:value="87.5">
                <text:p>87.5</text:p>
              </table:table-cell>
              <table:table-cell office:value-type="float" office:value="92">
                <text:p>92</text:p>
              </table:table-cell>
              <table:table-cell office:value-type="float" office:value="77.5">
                <text:p>77.5</text:p>
              </table:table-cell>
              <table:table-cell office:value-type="float" office:value="101.6">
                <text:p>101.6</text:p>
              </table:table-cell>
              <table:table-cell office:value-type="float" office:value="111.9">
                <text:p>111.9</text:p>
              </table:table-cell>
              <table:table-cell office:value-type="float" office:value="106">
                <text:p>1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">
                <text:p>57.2</text:p>
              </table:table-cell>
              <table:table-cell office:value-type="float" office:value="57.9">
                <text:p>57.9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63.8">
                <text:p>63.8</text:p>
              </table:table-cell>
              <table:table-cell office:value-type="float" office:value="73.9">
                <text:p>73.9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7">
                <text:p>147.7</text:p>
              </table:table-cell>
              <table:table-cell office:value-type="float" office:value="138.5">
                <text:p>138.5</text:p>
              </table:table-cell>
              <table:table-cell office:value-type="float" office:value="132.5">
                <text:p>132.5</text:p>
              </table:table-cell>
              <table:table-cell office:value-type="float" office:value="146.5">
                <text:p>146.5</text:p>
              </table:table-cell>
              <table:table-cell office:value-type="float" office:value="248.9">
                <text:p>248.9</text:p>
              </table:table-cell>
              <table:table-cell office:value-type="float" office:value="239.7">
                <text:p>239.7</text:p>
              </table:table-cell>
              <table:table-cell office:value-type="float" office:value="213">
                <text:p>21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2">
                <text:p>73.2</text:p>
              </table:table-cell>
              <table:table-cell office:value-type="float" office:value="74.7">
                <text:p>74.7</text:p>
              </table:table-cell>
              <table:table-cell office:value-type="float" office:value="73.5">
                <text:p>73.5</text:p>
              </table:table-cell>
              <table:table-cell office:value-type="float" office:value="72.5">
                <text:p>72.5</text:p>
              </table:table-cell>
              <table:table-cell office:value-type="float" office:value="87.8">
                <text:p>87.8</text:p>
              </table:table-cell>
              <table:table-cell office:value-type="float" office:value="90.2">
                <text:p>90.2</text:p>
              </table:table-cell>
              <table:table-cell office:value-type="float" office:value="92.5">
                <text:p>92.5</text:p>
              </table:table-cell>
              <table:table-cell office:value-type="float" office:value="85.5">
                <text:p>85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